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Ubuntu Mono&quot;" svg:font-family="'&quot;Ubuntu Mono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6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32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Mass_20_budget">
      <style:table-properties table:display="true" style:writing-mode="lr-tb"/>
    </style:style>
    <style:style style:name="ta2" style:family="table" style:master-page-name="PageStyle_5f_Vacuum_20_Thrust_20_curve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13262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a8afbe" style:text-outline="false" style:text-line-through-style="none" style:text-line-through-type="none" style:font-name="&quot;Ubuntu Mono&quot;" fo:font-size="11pt" fo:font-style="normal" fo:text-shadow="none" style:text-underline-style="none" fo:font-weight="normal" style:font-size-asian="11pt" style:font-style-asian="normal" style:font-weight-asian="normal" style:font-name-complex="&quot;Ubuntu Mono&quot;" style:font-size-complex="11pt" style:font-style-complex="normal" style:font-weight-complex="normal"/>
    </style:style>
    <style:style style:name="ce6" style:family="table-cell" style:parent-style-name="Default" style:data-style-name="N81">
      <style:table-cell-properties fo:background-color="#13262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a8afbe" style:text-outline="false" style:text-line-through-style="none" style:text-line-through-type="none" style:font-name="&quot;Ubuntu Mono&quot;" fo:font-size="11pt" fo:font-style="normal" fo:text-shadow="none" style:text-underline-style="none" fo:font-weight="normal" style:font-size-asian="11pt" style:font-style-asian="normal" style:font-weight-asian="normal" style:font-name-complex="&quot;Ubuntu Mono&quot;" style:font-size-complex="11pt" style:font-style-complex="normal" style:font-weight-complex="normal"/>
    </style:style>
    <style:style style:name="ce7" style:family="table-cell" style:parent-style-name="Default">
      <style:table-cell-properties fo:background-color="#13262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b8f73" style:text-outline="false" style:text-line-through-style="none" style:text-line-through-type="none" style:font-name="&quot;Ubuntu Mono&quot;" fo:font-size="11pt" fo:font-style="normal" fo:text-shadow="none" style:text-underline-style="none" fo:font-weight="normal" style:font-size-asian="11pt" style:font-style-asian="normal" style:font-weight-asian="normal" style:font-name-complex="&quot;Ubuntu Mono&quot;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s budge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Level 0</text:p>
          </table:table-cell>
          <table:table-cell table:style-name="ce1"/>
          <table:table-cell table:style-name="ce1" office:value-type="string" calcext:value-type="string">
            <text:p>Level 1</text:p>
          </table:table-cell>
          <table:table-cell/>
          <table:table-cell table:style-name="ce1" office:value-type="string" calcext:value-type="string">
            <text:p>Level 2</text:p>
          </table:table-cell>
          <table:table-cell/>
          <table:table-cell table:style-name="ce1" office:value-type="string" calcext:value-type="string">
            <text:p>Level 3</text:p>
          </table:table-cell>
          <table:table-cell table:style-name="ce1" office:value-type="string" calcext:value-type="string">
            <text:p>From NTRS 19720007150 - Potential of 120" SR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aded weight</text:p>
          </table:table-cell>
          <table:table-cell table:style-name="ce2" table:formula="of:=SUM([.D3:.D46])" office:value-type="float" office:value="230371" calcext:value-type="float">
            <text:p>230,371</text:p>
          </table:table-cell>
          <table:table-cell table:number-columns-repeated="5"/>
          <table:table-cell table:style-name="ce4" office:value-type="string" calcext:value-type="string">
            <text:p>We will take the burnout weight as the dry weight, and figure specific impulse by integrating total impulse and dividing by expended weight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Case</text:p>
          </table:table-cell>
          <table:table-cell table:style-name="ce2" table:formula="of:=SUM([.F4:.F7])" office:value-type="float" office:value="16254" calcext:value-type="float">
            <text:p>16,254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" office:value-type="string" calcext:value-type="string">
            <text:p>Forward Closure</text:p>
          </table:table-cell>
          <table:table-cell table:style-name="ce4" office:value-type="float" office:value="1876" calcext:value-type="float">
            <text:p>1,87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Segments, total</text:p>
          </table:table-cell>
          <table:table-cell table:style-name="ce4" office:value-type="float" office:value="12810" calcext:value-type="float">
            <text:p>12,81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Aft Closure</text:p>
          </table:table-cell>
          <table:table-cell table:style-name="ce4" office:value-type="float" office:value="1448" calcext:value-type="float">
            <text:p>1,44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Attach Provisions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Insulation and Liner</text:p>
          </table:table-cell>
          <table:table-cell table:style-name="ce2" table:formula="of:=SUM([.F9:.F11])" office:value-type="float" office:value="4176" calcext:value-type="float">
            <text:p>4,176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" office:value-type="string" calcext:value-type="string">
            <text:p>Forward Closure</text:p>
          </table:table-cell>
          <table:table-cell table:style-name="ce4" office:value-type="float" office:value="413" calcext:value-type="float">
            <text:p>41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Segments, total</text:p>
          </table:table-cell>
          <table:table-cell table:style-name="ce4" office:value-type="float" office:value="2681" calcext:value-type="float">
            <text:p>2,68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Aft closure</text:p>
          </table:table-cell>
          <table:table-cell table:style-name="ce4" office:value-type="float" office:value="1082" calcext:value-type="float">
            <text:p>1,082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ropellant</text:p>
          </table:table-cell>
          <table:table-cell table:style-name="ce2" table:formula="of:=SUM([.F13:.F15])" office:value-type="float" office:value="192465" calcext:value-type="float">
            <text:p>192,465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" office:value-type="string" calcext:value-type="string">
            <text:p>Forward Closure</text:p>
          </table:table-cell>
          <table:table-cell table:style-name="ce4" office:value-type="float" office:value="17304" calcext:value-type="float">
            <text:p>17,30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Segments, total</text:p>
          </table:table-cell>
          <table:table-cell table:style-name="ce4" office:value-type="float" office:value="166127" calcext:value-type="float">
            <text:p>166,12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Aft Closure</text:p>
          </table:table-cell>
          <table:table-cell table:style-name="ce4" office:value-type="float" office:value="9034" calcext:value-type="float">
            <text:p>9,034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zzle</text:p>
          </table:table-cell>
          <table:table-cell table:style-name="ce2" table:formula="of:=SUM([.F17:.F20])" office:value-type="float" office:value="3534" calcext:value-type="float">
            <text:p>3,534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Throat assembly</text:p>
          </table:table-cell>
          <table:table-cell table:style-name="ce4" office:value-type="float" office:value="1062" calcext:value-type="float">
            <text:p>1,06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Exit Cone</text:p>
          </table:table-cell>
          <table:table-cell table:style-name="ce4" office:value-type="float" office:value="673" calcext:value-type="float">
            <text:p>67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Exit cone support</text:p>
          </table:table-cell>
          <table:table-cell table:style-name="ce4" office:value-type="float" office:value="876" calcext:value-type="float">
            <text:p>87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Extension nozzle</text:p>
          </table:table-cell>
          <table:table-cell table:style-name="ce4" office:value-type="float" office:value="923" calcext:value-type="float">
            <text:p>923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VC System</text:p>
          </table:table-cell>
          <table:table-cell table:style-name="ce2" table:formula="of:=SUM([.F22:.F28])" office:value-type="float" office:value="7075" calcext:value-type="float">
            <text:p>7,075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Inerts</text:p>
          </table:table-cell>
          <table:table-cell table:style-name="ce2" table:formula="of:=SUM([.H23:.H26])" office:value-type="float" office:value="2966" calcext:value-type="float">
            <text:p>2,966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ankange</text:p>
          </table:table-cell>
          <table:table-cell table:style-name="ce4" office:value-type="float" office:value="1731" calcext:value-type="float">
            <text:p>1,73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Distribution System</text:p>
          </table:table-cell>
          <table:table-cell table:style-name="ce4" office:value-type="float" office:value="795" calcext:value-type="float">
            <text:p>79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Miscellaneous Structure</text:p>
          </table:table-cell>
          <table:table-cell table:style-name="ce4" office:value-type="float" office:value="395" calcext:value-type="float">
            <text:p>39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Destruct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Pressurant</text:p>
          </table:table-cell>
          <table:table-cell table:style-name="ce4" office:value-type="float" office:value="288" calcext:value-type="float">
            <text:p>28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Injectant</text:p>
          </table:table-cell>
          <table:table-cell table:style-name="ce2" table:formula="of:=SUM([.H29:.H30])" office:value-type="float" office:value="3821" calcext:value-type="float">
            <text:p>3,821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Usable</text:p>
          </table:table-cell>
          <table:table-cell table:style-name="ce4" office:value-type="float" office:value="3402" calcext:value-type="float">
            <text:p>3,40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Residual</text:p>
          </table:table-cell>
          <table:table-cell table:style-name="ce4" office:value-type="float" office:value="419" calcext:value-type="float">
            <text:p>419</text:p>
          </table:table-cell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Destruct System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Igniter</text:p>
          </table:table-cell>
          <table:table-cell table:style-name="ce2" table:formula="of:=SUM([.F33:.F34])"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style-name="ce1" office:value-type="string" calcext:value-type="string">
            <text:p>Inerts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style-name="ce1" office:value-type="string" calcext:value-type="string">
            <text:p>Charg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Electrical System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Instrumentation</text:p>
          </table:table-cell>
          <table:table-cell table:style-name="ce4" office:value-type="float" office:value="379" calcext:value-type="float">
            <text:p>379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eparation System</text:p>
          </table:table-cell>
          <table:table-cell table:style-name="ce2" table:formula="of:=SUM([.F38:.F40])" office:value-type="float" office:value="562" calcext:value-type="float">
            <text:p>56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style-name="ce1" office:value-type="string" calcext:value-type="string">
            <text:p>Motors</text:p>
          </table:table-cell>
          <table:table-cell table:style-name="ce1" office:value-type="float" office:value="303" calcext:value-type="float">
            <text:p>30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style-name="ce1" office:value-type="string" calcext:value-type="string">
            <text:p>Circuitry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style-name="ce1" office:value-type="string" calcext:value-type="string">
            <text:p>Support Hardware</text:p>
          </table:table-cell>
          <table:table-cell table:style-name="ce1"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External insulation</text:p>
          </table:table-cell>
          <table:table-cell table:style-name="ce4" office:value-type="float" office:value="281" calcext:value-type="float">
            <text:p>281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ttach structure and fairing srm</text:p>
          </table:table-cell>
          <table:table-cell table:style-name="ce2" table:formula="of:=SUM([.F43:.F44])" office:value-type="float" office:value="5132" calcext:value-type="float">
            <text:p>5,1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style-name="ce1" office:value-type="string" calcext:value-type="string">
            <text:p>Nose fairing</text:p>
          </table:table-cell>
          <table:table-cell table:style-name="ce1" office:value-type="float" office:value="539" calcext:value-type="float">
            <text:p>53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style-name="ce1" office:value-type="string" calcext:value-type="string">
            <text:p>Motor attachments</text:p>
          </table:table-cell>
          <table:table-cell table:style-name="ce3" table:formula="of:=SUM([.H45:.H46])" office:value-type="float" office:value="4593" calcext:value-type="float">
            <text:p>459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office:value-type="string" calcext:value-type="string">
            <text:p>Forward Ring</text:p>
          </table:table-cell>
          <table:table-cell table:style-name="ce1" office:value-type="float" office:value="602" calcext:value-type="float">
            <text:p>60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office:value-type="string" calcext:value-type="string">
            <text:p>Aft skirt/heat shield</text:p>
          </table:table-cell>
          <table:table-cell table:style-name="ce1" office:value-type="float" office:value="3991" calcext:value-type="float">
            <text:p>399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style-name="ce1" office:value-type="string" calcext:value-type="string">
            <text:p>Expended weight</text:p>
          </table:table-cell>
          <table:table-cell table:style-name="ce2" table:formula="of:=SUM([.D49:.D53])" office:value-type="float" office:value="-197924" calcext:value-type="float">
            <text:p>-197,924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style-name="ce1" office:value-type="string" calcext:value-type="string">
            <text:p>Nozzle and internal insulation</text:p>
          </table:table-cell>
          <table:table-cell table:style-name="ce1" office:value-type="float" office:value="-2008" calcext:value-type="float">
            <text:p>-2008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1" office:value-type="string" calcext:value-type="string">
            <text:p>Propellant</text:p>
          </table:table-cell>
          <table:table-cell table:style-name="ce1" office:value-type="float" office:value="-192466" calcext:value-type="float">
            <text:p>-192466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1" office:value-type="string" calcext:value-type="string">
            <text:p>Igniter</text:p>
          </table:table-cell>
          <table:table-cell table:style-name="ce1" office:value-type="float" office:value="-40" calcext:value-type="float">
            <text:p>-4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1" office:value-type="string" calcext:value-type="string">
            <text:p>TVC fluid</text:p>
          </table:table-cell>
          <table:table-cell table:style-name="ce1" office:value-type="float" office:value="-3402" calcext:value-type="float">
            <text:p>-340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1" office:value-type="string" calcext:value-type="string">
            <text:p>External insulation</text:p>
          </table:table-cell>
          <table:table-cell table:style-name="ce1" office:value-type="float" office:value="-8" calcext:value-type="float">
            <text:p>-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nout weight</text:p>
          </table:table-cell>
          <table:table-cell table:style-name="ce2" table:formula="of:=[.B2]+[.B48]" office:value-type="float" office:value="32447" calcext:value-type="float">
            <text:p>32,447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style-name="ce1" office:value-type="string" calcext:value-type="string">
            <text:p>Specific impulse N*s/kg</text:p>
          </table:table-cell>
          <table:table-cell table:style-name="ce3" table:formula="of:=-[$'Vacuum Thrust curve'.I1]/[.B48]" office:value-type="float" office:value="2508.318211" calcext:value-type="float">
            <text:p>2508.318211</text:p>
          </table:table-cell>
          <table:table-cell table:style-name="ce3" table:formula="of:=[.B56]/[$'Vacuum Thrust curve'.K2]" office:value-type="float" office:value="255.7772747" calcext:value-type="float">
            <text:p>255.7772747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This is quite a bit less than spec, because it is mixing in over 5 tons of expended inert with 192 tons of propellant.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The model has expended inert as being propellant, expended at exactly the same rate as propellant, and making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the propellant less efficient.</text:p>
          </table:table-cell>
          <table:table-cell/>
          <table:table-cell table:style-name="ce2"/>
          <table:table-cell table:number-columns-repeated="1020"/>
        </table:table-row>
        <table:table-row table:style-name="ro1" table:number-rows-repeated="941">
          <table:table-cell table:number-columns-repeated="3"/>
          <table:table-cell table:style-name="ce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cuum Thrust curve" table:style-name="ta2">
        <table:table-column table:style-name="co2" table:number-columns-repeated="1024" table:default-cell-style-name="Default"/>
        <table:table-row table:style-name="ro1">
          <table:table-cell table:style-name="ce5" office:value-type="string" calcext:value-type="string">
            <text:p>simt</text:p>
          </table:table-cell>
          <table:table-cell table:style-name="ce5" office:value-type="string" calcext:value-type="string">
            <text:p>UA1205_F_lb</text:p>
          </table:table-cell>
          <table:table-cell table:style-name="ce4" office:value-type="string" calcext:value-type="string">
            <text:p>F N</text:p>
          </table:table-cell>
          <table:table-cell table:style-name="ce4" office:value-type="string" calcext:value-type="string">
            <text:p>Impulse n*s</text:p>
          </table:table-cell>
          <table:table-cell table:style-name="ce1" office:value-type="string" calcext:value-type="string">
            <text:p>mdot kg/s</text:p>
          </table:table-cell>
          <table:table-cell table:style-name="ce1" office:value-type="string" calcext:value-type="string">
            <text:p>prop used kg</text:p>
          </table:table-cell>
          <table:table-cell table:style-name="ce1" office:value-type="string" calcext:value-type="string">
            <text:p>Prop left kg</text:p>
          </table:table-cell>
          <table:table-cell table:style-name="ce1" office:value-type="string" calcext:value-type="string">
            <text:p>Total impulse N*s</text:p>
          </table:table-cell>
          <table:table-cell table:style-name="ce4" table:formula="of:=[.D74]" office:value-type="float" office:value="496456373.6" calcext:value-type="float">
            <text:p>496,456,374</text:p>
          </table:table-cell>
          <table:table-cell table:style-name="ce1" office:value-type="string" calcext:value-type="string">
            <text:p>kg_per_lbm</text:p>
          </table:table-cell>
          <table:table-cell table:style-name="ce7" office:value-type="float" office:value="0.45359237" calcext:value-type="float">
            <text:p>0.45359237</text:p>
          </table:table-cell>
          <table:table-cell table:number-columns-repeated="1013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style-name="ce2" table:formula="of:=[.B2]*[.$K$3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formula="of:=[.C2]/[$'Mass budget'.$B$56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-[$'Mass budget'.$B$48]-[.F2]" office:value-type="float" office:value="197924" calcext:value-type="float">
            <text:p>197,924</text:p>
          </table:table-cell>
          <table:table-cell table:style-name="ce1" table:number-columns-repeated="2"/>
          <table:table-cell table:style-name="ce1" office:value-type="string" calcext:value-type="string">
            <text:p>g0</text:p>
          </table:table-cell>
          <table:table-cell table:style-name="ce1" office:value-type="float" office:value="9.80665" calcext:value-type="float">
            <text:p>9.80665</text:p>
          </table:table-cell>
          <table:table-cell table:number-columns-repeated="1013"/>
        </table:table-row>
        <table:table-row table:style-name="ro1">
          <table:table-cell table:style-name="ce5" office:value-type="float" office:value="0.25" calcext:value-type="float">
            <text:p>0.25</text:p>
          </table:table-cell>
          <table:table-cell table:style-name="ce6" office:value-type="float" office:value="1286490" calcext:value-type="float">
            <text:p>1.29E+06</text:p>
          </table:table-cell>
          <table:table-cell table:style-name="ce2" table:formula="of:=[.B3]*[.$K$3]" office:value-type="float" office:value="5722592.62548135" calcext:value-type="float">
            <text:p>5,722,593</text:p>
          </table:table-cell>
          <table:table-cell table:style-name="ce2" table:formula="of:=[.D2]+([.A3]-[.A2])*([.C3]+[.C2])/2" office:value-type="float" office:value="715324.078185169" calcext:value-type="float">
            <text:p>715,324</text:p>
          </table:table-cell>
          <table:table-cell table:style-name="ce1" table:formula="of:=[.C3]/[$'Mass budget'.$B$56]" office:value-type="float" office:value="2281.44603" calcext:value-type="float">
            <text:p>2281.44603</text:p>
          </table:table-cell>
          <table:table-cell table:style-name="ce1" table:formula="of:=[.F2]+([.A3]-[.A2])*([.E3]+[.E2])/2" office:value-type="float" office:value="285.18075375" calcext:value-type="float">
            <text:p>285.18075375</text:p>
          </table:table-cell>
          <table:table-cell table:style-name="ce4" table:formula="of:=-[$'Mass budget'.$B$48]-[.F3]" office:value-type="float" office:value="197638.8192" calcext:value-type="float">
            <text:p>197,639</text:p>
          </table:table-cell>
          <table:table-cell table:style-name="ce1" table:number-columns-repeated="2"/>
          <table:table-cell table:style-name="ce1" office:value-type="string" calcext:value-type="string">
            <text:p>N_per_lbf</text:p>
          </table:table-cell>
          <table:table-cell table:style-name="ce3" table:formula="of:=[.K2]*[.K1]" office:value-type="float" office:value="4.448221615" calcext:value-type="float">
            <text:p>4.448221615</text:p>
          </table:table-cell>
          <table:table-cell table:number-columns-repeated="1013"/>
        </table:table-row>
        <table:table-row table:style-name="ro1">
          <table:table-cell table:style-name="ce5" office:value-type="float" office:value="0.626" calcext:value-type="float">
            <text:p>0.626</text:p>
          </table:table-cell>
          <table:table-cell table:style-name="ce6" office:value-type="float" office:value="1292980" calcext:value-type="float">
            <text:p>1.29E+06</text:p>
          </table:table-cell>
          <table:table-cell table:style-name="ce2" table:formula="of:=[.B4]*[.$K$3]" office:value-type="float" office:value="5751461.5837627" calcext:value-type="float">
            <text:p>5,751,462</text:p>
          </table:table-cell>
          <table:table-cell table:style-name="ce2" table:formula="of:=[.D3]+([.A4]-[.A3])*([.C4]+[.C3])/2" office:value-type="float" office:value="2872446.26952305" calcext:value-type="float">
            <text:p>2,872,446</text:p>
          </table:table-cell>
          <table:table-cell table:style-name="ce1" table:formula="of:=[.C4]/[$'Mass budget'.$B$56]" office:value-type="float" office:value="2292.955319" calcext:value-type="float">
            <text:p>2292.955319</text:p>
          </table:table-cell>
          <table:table-cell table:style-name="ce1" table:formula="of:=[.F3]+([.A4]-[.A3])*([.E4]+[.E3])/2" office:value-type="float" office:value="1145.168207362" calcext:value-type="float">
            <text:p>1145.168207362</text:p>
          </table:table-cell>
          <table:table-cell table:style-name="ce4" table:formula="of:=-[$'Mass budget'.$B$48]-[.F4]" office:value-type="float" office:value="196778.8318" calcext:value-type="float">
            <text:p>196,779</text:p>
          </table:table-cell>
          <table:table-cell>
            <draw:frame table:end-cell-address="'Vacuum Thrust curve'.N22" table:end-x="0.602in" table:end-y="0.1035in" draw:z-index="0" draw:name="Chart 1" draw:style-name="gr1" draw:text-style-name="P1" svg:width="6.25in" svg:height="3.3764in" svg:x="0.198in" svg:y="0.1772in">
              <draw:object draw:notify-on-update-of-ranges="'Vacuum Thrust curve'.A2:'Vacuum Thrust curve'.A74 'Vacuum Thrust curve'.C1:'Vacuum Thrust curve'.C1 'Vacuum Thrust curve'.C2:'Vacuum Thrust curve'.C74 'Vacuum Thrust curve'.D1:'Vacuum Thrust curve'.D1 'Vacuum Thrust curve'.D2:'Vacuum Thrust curve'.D7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5" office:value-type="float" office:value="0.789" calcext:value-type="float">
            <text:p>0.789</text:p>
          </table:table-cell>
          <table:table-cell table:style-name="ce6" office:value-type="float" office:value="1293520" calcext:value-type="float">
            <text:p>1.29E+06</text:p>
          </table:table-cell>
          <table:table-cell table:style-name="ce2" table:formula="of:=[.B5]*[.$K$3]" office:value-type="float" office:value="5753863.6234348" calcext:value-type="float">
            <text:p>5,753,864</text:p>
          </table:table-cell>
          <table:table-cell table:style-name="ce2" table:formula="of:=[.D4]+([.A5]-[.A4])*([.C5]+[.C4])/2" office:value-type="float" office:value="3810130.27390965" calcext:value-type="float">
            <text:p>3,810,130</text:p>
          </table:table-cell>
          <table:table-cell table:style-name="ce1" table:formula="of:=[.C5]/[$'Mass budget'.$B$56]" office:value-type="float" office:value="2293.912949" calcext:value-type="float">
            <text:p>2293.912949</text:p>
          </table:table-cell>
          <table:table-cell table:style-name="ce1" table:formula="of:=[.F4]+([.A5]-[.A4])*([.E5]+[.E4])/2" office:value-type="float" office:value="1518.997971204" calcext:value-type="float">
            <text:p>1518.997971204</text:p>
          </table:table-cell>
          <table:table-cell table:style-name="ce4" table:formula="of:=-[$'Mass budget'.$B$48]-[.F5]" office:value-type="float" office:value="196405.002" calcext:value-type="float">
            <text:p>196,405</text:p>
          </table:table-cell>
          <table:table-cell table:number-columns-repeated="1017"/>
        </table:table-row>
        <table:table-row table:style-name="ro1">
          <table:table-cell table:style-name="ce5" office:value-type="float" office:value="1.141" calcext:value-type="float">
            <text:p>1.141</text:p>
          </table:table-cell>
          <table:table-cell table:style-name="ce6" office:value-type="float" office:value="1280520" calcext:value-type="float">
            <text:p>1.28E+06</text:p>
          </table:table-cell>
          <table:table-cell table:style-name="ce2" table:formula="of:=[.B6]*[.$K$3]" office:value-type="float" office:value="5696036.7424398" calcext:value-type="float">
            <text:p>5,696,037</text:p>
          </table:table-cell>
          <table:table-cell table:style-name="ce2" table:formula="of:=[.D5]+([.A6]-[.A5])*([.C6]+[.C5])/2" office:value-type="float" office:value="5825312.73830358" calcext:value-type="float">
            <text:p>5,825,313</text:p>
          </table:table-cell>
          <table:table-cell table:style-name="ce1" table:formula="of:=[.C6]/[$'Mass budget'.$B$56]" office:value-type="float" office:value="2270.858904" calcext:value-type="float">
            <text:p>2270.858904</text:p>
          </table:table-cell>
          <table:table-cell table:style-name="ce1" table:formula="of:=[.F5]+([.A6]-[.A5])*([.E6]+[.E5])/2" office:value-type="float" office:value="2322.397817332" calcext:value-type="float">
            <text:p>2322.397817332</text:p>
          </table:table-cell>
          <table:table-cell table:style-name="ce4" table:formula="of:=-[$'Mass budget'.$B$48]-[.F6]" office:value-type="float" office:value="195601.6022" calcext:value-type="float">
            <text:p>195,602</text:p>
          </table:table-cell>
          <table:table-cell table:number-columns-repeated="1017"/>
        </table:table-row>
        <table:table-row table:style-name="ro1">
          <table:table-cell table:style-name="ce5" office:value-type="float" office:value="1.357" calcext:value-type="float">
            <text:p>1.357</text:p>
          </table:table-cell>
          <table:table-cell table:style-name="ce6" office:value-type="float" office:value="1272400" calcext:value-type="float">
            <text:p>1.27E+06</text:p>
          </table:table-cell>
          <table:table-cell table:style-name="ce2" table:formula="of:=[.B7]*[.$K$3]" office:value-type="float" office:value="5659917.182926" calcext:value-type="float">
            <text:p>5,659,917</text:p>
          </table:table-cell>
          <table:table-cell table:style-name="ce2" table:formula="of:=[.D6]+([.A7]-[.A6])*([.C7]+[.C6])/2" office:value-type="float" office:value="7051755.76224308" calcext:value-type="float">
            <text:p>7,051,756</text:p>
          </table:table-cell>
          <table:table-cell table:style-name="ce1" table:formula="of:=[.C7]/[$'Mass budget'.$B$56]" office:value-type="float" office:value="2256.458992" calcext:value-type="float">
            <text:p>2256.458992</text:p>
          </table:table-cell>
          <table:table-cell table:style-name="ce1" table:formula="of:=[.F6]+([.A7]-[.A6])*([.E7]+[.E6])/2" office:value-type="float" office:value="2811.3481501" calcext:value-type="float">
            <text:p>2811.3481501</text:p>
          </table:table-cell>
          <table:table-cell table:style-name="ce4" table:formula="of:=-[$'Mass budget'.$B$48]-[.F7]" office:value-type="float" office:value="195112.6518" calcext:value-type="float">
            <text:p>195,113</text:p>
          </table:table-cell>
          <table:table-cell table:number-columns-repeated="1017"/>
        </table:table-row>
        <table:table-row table:style-name="ro1">
          <table:table-cell table:style-name="ce5" office:value-type="float" office:value="1.792" calcext:value-type="float">
            <text:p>1.792</text:p>
          </table:table-cell>
          <table:table-cell table:style-name="ce6" office:value-type="float" office:value="1268060" calcext:value-type="float">
            <text:p>1.27E+06</text:p>
          </table:table-cell>
          <table:table-cell table:style-name="ce2" table:formula="of:=[.B8]*[.$K$3]" office:value-type="float" office:value="5640611.9011169" calcext:value-type="float">
            <text:p>5,640,612</text:p>
          </table:table-cell>
          <table:table-cell table:style-name="ce2" table:formula="of:=[.D7]+([.A8]-[.A7])*([.C8]+[.C7])/2" office:value-type="float" office:value="9509620.83802241" calcext:value-type="float">
            <text:p>9,509,621</text:p>
          </table:table-cell>
          <table:table-cell table:style-name="ce1" table:formula="of:=[.C8]/[$'Mass budget'.$B$56]" office:value-type="float" office:value="2248.762488" calcext:value-type="float">
            <text:p>2248.762488</text:p>
          </table:table-cell>
          <table:table-cell table:style-name="ce1" table:formula="of:=[.F7]+([.A8]-[.A7])*([.E8]+[.E7])/2" office:value-type="float" office:value="3791.233822" calcext:value-type="float">
            <text:p>3791.233822</text:p>
          </table:table-cell>
          <table:table-cell table:style-name="ce4" table:formula="of:=-[$'Mass budget'.$B$48]-[.F8]" office:value-type="float" office:value="194132.7662" calcext:value-type="float">
            <text:p>194,133</text:p>
          </table:table-cell>
          <table:table-cell table:number-columns-repeated="1017"/>
        </table:table-row>
        <table:table-row table:style-name="ro1">
          <table:table-cell table:style-name="ce5" office:value-type="float" office:value="2.389" calcext:value-type="float">
            <text:p>2.389</text:p>
          </table:table-cell>
          <table:table-cell table:style-name="ce6" office:value-type="float" office:value="1266970" calcext:value-type="float">
            <text:p>1.27E+06</text:p>
          </table:table-cell>
          <table:table-cell table:style-name="ce2" table:formula="of:=[.B9]*[.$K$3]" office:value-type="float" office:value="5635763.33955655" calcext:value-type="float">
            <text:p>5,635,763</text:p>
          </table:table-cell>
          <table:table-cell table:style-name="ce2" table:formula="of:=[.D8]+([.A9]-[.A8])*([.C9]+[.C8])/2" office:value-type="float" office:value="12875618.8473634" calcext:value-type="float">
            <text:p>12,875,619</text:p>
          </table:table-cell>
          <table:table-cell table:style-name="ce1" table:formula="of:=[.C9]/[$'Mass budget'.$B$56]" office:value-type="float" office:value="2246.829495" calcext:value-type="float">
            <text:p>2246.829495</text:p>
          </table:table-cell>
          <table:table-cell table:style-name="ce1" table:formula="of:=[.F8]+([.A9]-[.A8])*([.E9]+[.E8])/2" office:value-type="float" office:value="5133.1680289255" calcext:value-type="float">
            <text:p>5133.1680289255</text:p>
          </table:table-cell>
          <table:table-cell table:style-name="ce4" table:formula="of:=-[$'Mass budget'.$B$48]-[.F9]" office:value-type="float" office:value="192790.832" calcext:value-type="float">
            <text:p>192,791</text:p>
          </table:table-cell>
          <table:table-cell table:number-columns-repeated="1017"/>
        </table:table-row>
        <table:table-row table:style-name="ro1">
          <table:table-cell table:style-name="ce5" office:value-type="float" office:value="3.639" calcext:value-type="float">
            <text:p>3.639</text:p>
          </table:table-cell>
          <table:table-cell table:style-name="ce6" office:value-type="float" office:value="1269650" calcext:value-type="float">
            <text:p>1.27E+06</text:p>
          </table:table-cell>
          <table:table-cell table:style-name="ce2" table:formula="of:=[.B10]*[.$K$3]" office:value-type="float" office:value="5647684.57348475" calcext:value-type="float">
            <text:p>5,647,685</text:p>
          </table:table-cell>
          <table:table-cell table:style-name="ce2" table:formula="of:=[.D9]+([.A10]-[.A9])*([.C10]+[.C9])/2" office:value-type="float" office:value="19927773.7930143" calcext:value-type="float">
            <text:p>19,927,774</text:p>
          </table:table-cell>
          <table:table-cell table:style-name="ce1" table:formula="of:=[.C10]/[$'Mass budget'.$B$56]" office:value-type="float" office:value="2251.582175" calcext:value-type="float">
            <text:p>2251.582175</text:p>
          </table:table-cell>
          <table:table-cell table:style-name="ce1" table:formula="of:=[.F9]+([.A10]-[.A9])*([.E10]+[.E9])/2" office:value-type="float" office:value="7944.6753226755" calcext:value-type="float">
            <text:p>7944.6753226755</text:p>
          </table:table-cell>
          <table:table-cell table:style-name="ce4" table:formula="of:=-[$'Mass budget'.$B$48]-[.F10]" office:value-type="float" office:value="189979.3247" calcext:value-type="float">
            <text:p>189,979</text:p>
          </table:table-cell>
          <table:table-cell table:number-columns-repeated="1017"/>
        </table:table-row>
        <table:table-row table:style-name="ro1">
          <table:table-cell table:style-name="ce5" office:value-type="float" office:value="5.54" calcext:value-type="float">
            <text:p>5.54</text:p>
          </table:table-cell>
          <table:table-cell table:style-name="ce6" office:value-type="float" office:value="1270700" calcext:value-type="float">
            <text:p>1.27E+06</text:p>
          </table:table-cell>
          <table:table-cell table:style-name="ce2" table:formula="of:=[.B11]*[.$K$3]" office:value-type="float" office:value="5652355.2061805" calcext:value-type="float">
            <text:p>5,652,355</text:p>
          </table:table-cell>
          <table:table-cell table:style-name="ce2" table:formula="of:=[.D10]+([.A11]-[.A10])*([.C11]+[.C10])/2" office:value-type="float" office:value="30668461.6035861" calcext:value-type="float">
            <text:p>30,668,462</text:p>
          </table:table-cell>
          <table:table-cell table:style-name="ce1" table:formula="of:=[.C11]/[$'Mass budget'.$B$56]" office:value-type="float" office:value="2253.444233" calcext:value-type="float">
            <text:p>2253.444233</text:p>
          </table:table-cell>
          <table:table-cell table:style-name="ce1" table:formula="of:=[.F10]+([.A11]-[.A10])*([.E11]+[.E10])/2" office:value-type="float" office:value="12226.7029234795" calcext:value-type="float">
            <text:p>12226.7029234795</text:p>
          </table:table-cell>
          <table:table-cell table:style-name="ce4" table:formula="of:=-[$'Mass budget'.$B$48]-[.F11]" office:value-type="float" office:value="185697.2971" calcext:value-type="float">
            <text:p>185,697</text:p>
          </table:table-cell>
          <table:table-cell table:number-columns-repeated="1017"/>
        </table:table-row>
        <table:table-row table:style-name="ro1">
          <table:table-cell table:style-name="ce5" office:value-type="float" office:value="7.578" calcext:value-type="float">
            <text:p>7.578</text:p>
          </table:table-cell>
          <table:table-cell table:style-name="ce6" office:value-type="float" office:value="1270130" calcext:value-type="float">
            <text:p>1.27E+06</text:p>
          </table:table-cell>
          <table:table-cell table:style-name="ce2" table:formula="of:=[.B12]*[.$K$3]" office:value-type="float" office:value="5649819.71985995" calcext:value-type="float">
            <text:p>5,649,820</text:p>
          </table:table-cell>
          <table:table-cell table:style-name="ce2" table:formula="of:=[.D11]+([.A12]-[.A11])*([.C12]+[.C11])/2" office:value-type="float" office:value="42185377.8532213" calcext:value-type="float">
            <text:p>42,185,378</text:p>
          </table:table-cell>
          <table:table-cell table:style-name="ce1" table:formula="of:=[.C12]/[$'Mass budget'.$B$56]" office:value-type="float" office:value="2252.433402" calcext:value-type="float">
            <text:p>2252.433402</text:p>
          </table:table-cell>
          <table:table-cell table:style-name="ce1" table:formula="of:=[.F11]+([.A12]-[.A11])*([.E12]+[.E11])/2" office:value-type="float" office:value="16818.1922335445" calcext:value-type="float">
            <text:p>16818.1922335445</text:p>
          </table:table-cell>
          <table:table-cell table:style-name="ce4" table:formula="of:=-[$'Mass budget'.$B$48]-[.F12]" office:value-type="float" office:value="181105.8078" calcext:value-type="float">
            <text:p>181,106</text:p>
          </table:table-cell>
          <table:table-cell table:number-columns-repeated="1017"/>
        </table:table-row>
        <table:table-row table:style-name="ro1">
          <table:table-cell table:style-name="ce5" office:value-type="float" office:value="9.18" calcext:value-type="float">
            <text:p>9.18</text:p>
          </table:table-cell>
          <table:table-cell table:style-name="ce6" office:value-type="float" office:value="1267940" calcext:value-type="float">
            <text:p>1.27E+06</text:p>
          </table:table-cell>
          <table:table-cell table:style-name="ce2" table:formula="of:=[.B13]*[.$K$3]" office:value-type="float" office:value="5640078.1145231" calcext:value-type="float">
            <text:p>5,640,078</text:p>
          </table:table-cell>
          <table:table-cell table:style-name="ce2" table:formula="of:=[.D12]+([.A13]-[.A12])*([.C13]+[.C12])/2" office:value-type="float" office:value="51228586.0185621" calcext:value-type="float">
            <text:p>51,228,586</text:p>
          </table:table-cell>
          <table:table-cell table:style-name="ce1" table:formula="of:=[.C13]/[$'Mass budget'.$B$56]" office:value-type="float" office:value="2248.549682" calcext:value-type="float">
            <text:p>2248.549682</text:p>
          </table:table-cell>
          <table:table-cell table:style-name="ce1" table:formula="of:=[.F12]+([.A13]-[.A12])*([.E13]+[.E12])/2" office:value-type="float" office:value="20423.4796838285" calcext:value-type="float">
            <text:p>20423.4796838285</text:p>
          </table:table-cell>
          <table:table-cell table:style-name="ce4" table:formula="of:=-[$'Mass budget'.$B$48]-[.F13]" office:value-type="float" office:value="177500.5203" calcext:value-type="float">
            <text:p>177,501</text:p>
          </table:table-cell>
          <table:table-cell table:number-columns-repeated="1017"/>
        </table:table-row>
        <table:table-row table:style-name="ro1">
          <table:table-cell table:style-name="ce5" office:value-type="float" office:value="10.103" calcext:value-type="float">
            <text:p>10.103</text:p>
          </table:table-cell>
          <table:table-cell table:style-name="ce6" office:value-type="float" office:value="1265210" calcext:value-type="float">
            <text:p>1.27E+06</text:p>
          </table:table-cell>
          <table:table-cell table:style-name="ce2" table:formula="of:=[.B14]*[.$K$3]" office:value-type="float" office:value="5627934.46951415" calcext:value-type="float">
            <text:p>5,627,934</text:p>
          </table:table-cell>
          <table:table-cell table:style-name="ce2" table:formula="of:=[.D13]+([.A14]-[.A13])*([.C14]+[.C13])/2" office:value-type="float" office:value="56428773.8260953" calcext:value-type="float">
            <text:p>56,428,774</text:p>
          </table:table-cell>
          <table:table-cell table:style-name="ce1" table:formula="of:=[.C14]/[$'Mass budget'.$B$56]" office:value-type="float" office:value="2243.708332" calcext:value-type="float">
            <text:p>2243.708332</text:p>
          </table:table-cell>
          <table:table-cell table:style-name="ce1" table:formula="of:=[.F13]+([.A14]-[.A13])*([.E14]+[.E13])/2" office:value-type="float" office:value="22496.6567572895" calcext:value-type="float">
            <text:p>22496.6567572895</text:p>
          </table:table-cell>
          <table:table-cell table:style-name="ce4" table:formula="of:=-[$'Mass budget'.$B$48]-[.F14]" office:value-type="float" office:value="175427.3432" calcext:value-type="float">
            <text:p>175,427</text:p>
          </table:table-cell>
          <table:table-cell table:number-columns-repeated="1017"/>
        </table:table-row>
        <table:table-row table:style-name="ro1">
          <table:table-cell table:style-name="ce5" office:value-type="float" office:value="12.493" calcext:value-type="float">
            <text:p>12.493</text:p>
          </table:table-cell>
          <table:table-cell table:style-name="ce6" office:value-type="float" office:value="1256510" calcext:value-type="float">
            <text:p>1.26E+06</text:p>
          </table:table-cell>
          <table:table-cell table:style-name="ce2" table:formula="of:=[.B15]*[.$K$3]" office:value-type="float" office:value="5589234.94146365" calcext:value-type="float">
            <text:p>5,589,235</text:p>
          </table:table-cell>
          <table:table-cell table:style-name="ce2" table:formula="of:=[.D14]+([.A15]-[.A14])*([.C15]+[.C14])/2" office:value-type="float" office:value="69833291.2722138" calcext:value-type="float">
            <text:p>69,833,291</text:p>
          </table:table-cell>
          <table:table-cell table:style-name="ce1" table:formula="of:=[.C15]/[$'Mass budget'.$B$56]" office:value-type="float" office:value="2228.279856" calcext:value-type="float">
            <text:p>2228.279856</text:p>
          </table:table-cell>
          <table:table-cell table:style-name="ce1" table:formula="of:=[.F14]+([.A15]-[.A14])*([.E15]+[.E14])/2" office:value-type="float" office:value="27840.6826419495" calcext:value-type="float">
            <text:p>27840.6826419495</text:p>
          </table:table-cell>
          <table:table-cell table:style-name="ce4" table:formula="of:=-[$'Mass budget'.$B$48]-[.F15]" office:value-type="float" office:value="170083.3174" calcext:value-type="float">
            <text:p>170,083</text:p>
          </table:table-cell>
          <table:table-cell table:number-columns-repeated="1017"/>
        </table:table-row>
        <table:table-row table:style-name="ro1">
          <table:table-cell table:style-name="ce5" office:value-type="float" office:value="15.262" calcext:value-type="float">
            <text:p>15.262</text:p>
          </table:table-cell>
          <table:table-cell table:style-name="ce6" office:value-type="float" office:value="1245630" calcext:value-type="float">
            <text:p>1.25E+06</text:p>
          </table:table-cell>
          <table:table-cell table:style-name="ce2" table:formula="of:=[.B16]*[.$K$3]" office:value-type="float" office:value="5540838.29029245" calcext:value-type="float">
            <text:p>5,540,838</text:p>
          </table:table-cell>
          <table:table-cell table:style-name="ce2" table:formula="of:=[.D15]+([.A16]-[.A15])*([.C16]+[.C15])/2" office:value-type="float" office:value="85242877.6615801" calcext:value-type="float">
            <text:p>85,242,878</text:p>
          </table:table-cell>
          <table:table-cell table:style-name="ce1" table:formula="of:=[.C16]/[$'Mass budget'.$B$56]" office:value-type="float" office:value="2208.985394" calcext:value-type="float">
            <text:p>2208.985394</text:p>
          </table:table-cell>
          <table:table-cell table:style-name="ce1" table:formula="of:=[.F15]+([.A16]-[.A15])*([.E16]+[.E15])/2" office:value-type="float" office:value="33984.0763805745" calcext:value-type="float">
            <text:p>33984.0763805745</text:p>
          </table:table-cell>
          <table:table-cell table:style-name="ce4" table:formula="of:=-[$'Mass budget'.$B$48]-[.F16]" office:value-type="float" office:value="163939.9236" calcext:value-type="float">
            <text:p>163,940</text:p>
          </table:table-cell>
          <table:table-cell table:number-columns-repeated="1017"/>
        </table:table-row>
        <table:table-row table:style-name="ro1">
          <table:table-cell table:style-name="ce5" office:value-type="float" office:value="17.272" calcext:value-type="float">
            <text:p>17.272</text:p>
          </table:table-cell>
          <table:table-cell table:style-name="ce6" office:value-type="float" office:value="1235850" calcext:value-type="float">
            <text:p>1.24E+06</text:p>
          </table:table-cell>
          <table:table-cell table:style-name="ce2" table:formula="of:=[.B17]*[.$K$3]" office:value-type="float" office:value="5497334.68289775" calcext:value-type="float">
            <text:p>5,497,335</text:p>
          </table:table-cell>
          <table:table-cell table:style-name="ce2" table:formula="of:=[.D16]+([.A17]-[.A16])*([.C17]+[.C16])/2" office:value-type="float" office:value="96336241.4996362" calcext:value-type="float">
            <text:p>96,336,241</text:p>
          </table:table-cell>
          <table:table-cell table:style-name="ce1" table:formula="of:=[.C17]/[$'Mass budget'.$B$56]" office:value-type="float" office:value="2191.641658" calcext:value-type="float">
            <text:p>2191.641658</text:p>
          </table:table-cell>
          <table:table-cell table:style-name="ce1" table:formula="of:=[.F16]+([.A17]-[.A16])*([.E17]+[.E16])/2" office:value-type="float" office:value="38406.7065678345" calcext:value-type="float">
            <text:p>38406.7065678345</text:p>
          </table:table-cell>
          <table:table-cell table:style-name="ce4" table:formula="of:=-[$'Mass budget'.$B$48]-[.F17]" office:value-type="float" office:value="159517.2934" calcext:value-type="float">
            <text:p>159,517</text:p>
          </table:table-cell>
          <table:table-cell table:number-columns-repeated="1017"/>
        </table:table-row>
        <table:table-row table:style-name="ro1">
          <table:table-cell table:style-name="ce5" office:value-type="float" office:value="18.901" calcext:value-type="float">
            <text:p>18.901</text:p>
          </table:table-cell>
          <table:table-cell table:style-name="ce6" office:value-type="float" office:value="1225540" calcext:value-type="float">
            <text:p>1.23E+06</text:p>
          </table:table-cell>
          <table:table-cell table:style-name="ce2" table:formula="of:=[.B18]*[.$K$3]" office:value-type="float" office:value="5451473.5180471" calcext:value-type="float">
            <text:p>5,451,474</text:p>
          </table:table-cell>
          <table:table-cell table:style-name="ce2" table:formula="of:=[.D17]+([.A18]-[.A17])*([.C18]+[.C17])/2" office:value-type="float" office:value="105254045.779306" calcext:value-type="float">
            <text:p>105,254,046</text:p>
          </table:table-cell>
          <table:table-cell table:style-name="ce1" table:formula="of:=[.C18]/[$'Mass budget'.$B$56]" office:value-type="float" office:value="2173.358027" calcext:value-type="float">
            <text:p>2173.358027</text:p>
          </table:table-cell>
          <table:table-cell table:style-name="ce1" table:formula="of:=[.F17]+([.A18]-[.A17])*([.E18]+[.E17])/2" office:value-type="float" office:value="41961.998811267" calcext:value-type="float">
            <text:p>41961.998811267</text:p>
          </table:table-cell>
          <table:table-cell table:style-name="ce4" table:formula="of:=-[$'Mass budget'.$B$48]-[.F18]" office:value-type="float" office:value="155962.0012" calcext:value-type="float">
            <text:p>155,962</text:p>
          </table:table-cell>
          <table:table-cell table:number-columns-repeated="1017"/>
        </table:table-row>
        <table:table-row table:style-name="ro1">
          <table:table-cell table:style-name="ce5" office:value-type="float" office:value="20.014" calcext:value-type="float">
            <text:p>20.014</text:p>
          </table:table-cell>
          <table:table-cell table:style-name="ce6" office:value-type="float" office:value="1219020" calcext:value-type="float">
            <text:p>1.22E+06</text:p>
          </table:table-cell>
          <table:table-cell table:style-name="ce2" table:formula="of:=[.B19]*[.$K$3]" office:value-type="float" office:value="5422471.1131173" calcext:value-type="float">
            <text:p>5,422,471</text:p>
          </table:table-cell>
          <table:table-cell table:style-name="ce2" table:formula="of:=[.D18]+([.A19]-[.A18])*([.C19]+[.C18])/2" office:value-type="float" office:value="111305395.966549" calcext:value-type="float">
            <text:p>111,305,396</text:p>
          </table:table-cell>
          <table:table-cell table:style-name="ce1" table:formula="of:=[.C19]/[$'Mass budget'.$B$56]" office:value-type="float" office:value="2161.795537" calcext:value-type="float">
            <text:p>2161.795537</text:p>
          </table:table-cell>
          <table:table-cell table:style-name="ce1" table:formula="of:=[.F18]+([.A19]-[.A18])*([.E19]+[.E18])/2" office:value-type="float" office:value="44374.511769633" calcext:value-type="float">
            <text:p>44374.511769633</text:p>
          </table:table-cell>
          <table:table-cell table:style-name="ce4" table:formula="of:=-[$'Mass budget'.$B$48]-[.F19]" office:value-type="float" office:value="153549.4882" calcext:value-type="float">
            <text:p>153,549</text:p>
          </table:table-cell>
          <table:table-cell table:number-columns-repeated="1017"/>
        </table:table-row>
        <table:table-row table:style-name="ro1">
          <table:table-cell table:style-name="ce5" office:value-type="float" office:value="22.294" calcext:value-type="float">
            <text:p>22.294</text:p>
          </table:table-cell>
          <table:table-cell table:style-name="ce6" office:value-type="float" office:value="1201120" calcext:value-type="float">
            <text:p>1.20E+06</text:p>
          </table:table-cell>
          <table:table-cell table:style-name="ce2" table:formula="of:=[.B20]*[.$K$3]" office:value-type="float" office:value="5342847.9462088" calcext:value-type="float">
            <text:p>5,342,848</text:p>
          </table:table-cell>
          <table:table-cell table:style-name="ce2" table:formula="of:=[.D19]+([.A20]-[.A19])*([.C20]+[.C19])/2" office:value-type="float" office:value="123577859.694181" calcext:value-type="float">
            <text:p>123,577,860</text:p>
          </table:table-cell>
          <table:table-cell table:style-name="ce1" table:formula="of:=[.C20]/[$'Mass budget'.$B$56]" office:value-type="float" office:value="2130.05189" calcext:value-type="float">
            <text:p>2130.05189</text:p>
          </table:table-cell>
          <table:table-cell table:style-name="ce1" table:formula="of:=[.F19]+([.A20]-[.A19])*([.E20]+[.E19])/2" office:value-type="float" office:value="49267.217836413" calcext:value-type="float">
            <text:p>49267.217836413</text:p>
          </table:table-cell>
          <table:table-cell table:style-name="ce4" table:formula="of:=-[$'Mass budget'.$B$48]-[.F20]" office:value-type="float" office:value="148656.7822" calcext:value-type="float">
            <text:p>148,657</text:p>
          </table:table-cell>
          <table:table-cell table:number-columns-repeated="1017"/>
        </table:table-row>
        <table:table-row table:style-name="ro1">
          <table:table-cell table:style-name="ce5" office:value-type="float" office:value="25.062" calcext:value-type="float">
            <text:p>25.062</text:p>
          </table:table-cell>
          <table:table-cell table:style-name="ce6" office:value-type="float" office:value="1178870" calcext:value-type="float">
            <text:p>1.18E+06</text:p>
          </table:table-cell>
          <table:table-cell table:style-name="ce2" table:formula="of:=[.B21]*[.$K$3]" office:value-type="float" office:value="5243875.01527505" calcext:value-type="float">
            <text:p>5,243,875</text:p>
          </table:table-cell>
          <table:table-cell table:style-name="ce2" table:formula="of:=[.D20]+([.A21]-[.A20])*([.C21]+[.C20])/2" office:value-type="float" office:value="138229884.272874" calcext:value-type="float">
            <text:p>138,229,884</text:p>
          </table:table-cell>
          <table:table-cell table:style-name="ce1" table:formula="of:=[.C21]/[$'Mass budget'.$B$56]" office:value-type="float" office:value="2090.594005" calcext:value-type="float">
            <text:p>2090.594005</text:p>
          </table:table-cell>
          <table:table-cell table:style-name="ce1" table:formula="of:=[.F20]+([.A21]-[.A20])*([.E21]+[.E20])/2" office:value-type="float" office:value="55108.591755093" calcext:value-type="float">
            <text:p>55108.591755093</text:p>
          </table:table-cell>
          <table:table-cell table:style-name="ce4" table:formula="of:=-[$'Mass budget'.$B$48]-[.F21]" office:value-type="float" office:value="142815.4082" calcext:value-type="float">
            <text:p>142,815</text:p>
          </table:table-cell>
          <table:table-cell>
            <draw:frame table:end-cell-address="'Vacuum Thrust curve'.N39" table:end-x="0.602in" table:end-y="0.0205in" draw:z-index="1" draw:name="Chart 2" draw:style-name="gr1" draw:text-style-name="P1" svg:width="6.25in" svg:height="3.3768in" svg:x="0.198in" svg:y="0.0937in">
              <draw:object draw:notify-on-update-of-ranges="'Vacuum Thrust curve'.A2:'Vacuum Thrust curve'.A1000 'Vacuum Thrust curve'.F1:'Vacuum Thrust curve'.F1 'Vacuum Thrust curve'.F2:'Vacuum Thrust curve'.F1000 'Vacuum Thrust curve'.G1:'Vacuum Thrust curve'.G1 'Vacuum Thrust curve'.G2:'Vacuum Thrust curve'.G10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5" office:value-type="float" office:value="27.587" calcext:value-type="float">
            <text:p>27.587</text:p>
          </table:table-cell>
          <table:table-cell table:style-name="ce6" office:value-type="float" office:value="1156630" calcext:value-type="float">
            <text:p>1.16E+06</text:p>
          </table:table-cell>
          <table:table-cell table:style-name="ce2" table:formula="of:=[.B22]*[.$K$3]" office:value-type="float" office:value="5144946.56655745" calcext:value-type="float">
            <text:p>5,144,947</text:p>
          </table:table-cell>
          <table:table-cell table:style-name="ce2" table:formula="of:=[.D21]+([.A22]-[.A21])*([.C22]+[.C21])/2" office:value-type="float" office:value="151345771.519938" calcext:value-type="float">
            <text:p>151,345,772</text:p>
          </table:table-cell>
          <table:table-cell table:style-name="ce1" table:formula="of:=[.C22]/[$'Mass budget'.$B$56]" office:value-type="float" office:value="2051.153854" calcext:value-type="float">
            <text:p>2051.153854</text:p>
          </table:table-cell>
          <table:table-cell table:style-name="ce1" table:formula="of:=[.F21]+([.A22]-[.A21])*([.E22]+[.E21])/2" office:value-type="float" office:value="60337.5484270805" calcext:value-type="float">
            <text:p>60337.5484270805</text:p>
          </table:table-cell>
          <table:table-cell table:style-name="ce4" table:formula="of:=-[$'Mass budget'.$B$48]-[.F22]" office:value-type="float" office:value="137586.4516" calcext:value-type="float">
            <text:p>137,586</text:p>
          </table:table-cell>
          <table:table-cell table:number-columns-repeated="1017"/>
        </table:table-row>
        <table:table-row table:style-name="ro1">
          <table:table-cell table:style-name="ce5" office:value-type="float" office:value="30.029" calcext:value-type="float">
            <text:p>30.029</text:p>
          </table:table-cell>
          <table:table-cell table:style-name="ce6" office:value-type="float" office:value="1132770" calcext:value-type="float">
            <text:p>1.13E+06</text:p>
          </table:table-cell>
          <table:table-cell table:style-name="ce2" table:formula="of:=[.B23]*[.$K$3]" office:value-type="float" office:value="5038811.99882355" calcext:value-type="float">
            <text:p>5,038,812</text:p>
          </table:table-cell>
          <table:table-cell table:style-name="ce2" table:formula="of:=[.D22]+([.A23]-[.A22])*([.C23]+[.C22])/2" office:value-type="float" office:value="163780140.728268" calcext:value-type="float">
            <text:p>163,780,141</text:p>
          </table:table-cell>
          <table:table-cell table:style-name="ce1" table:formula="of:=[.C23]/[$'Mass budget'.$B$56]" office:value-type="float" office:value="2008.840815" calcext:value-type="float">
            <text:p>2008.840815</text:p>
          </table:table-cell>
          <table:table-cell table:style-name="ce1" table:formula="of:=[.F22]+([.A23]-[.A22])*([.E23]+[.E22])/2" office:value-type="float" office:value="65294.8019179295" calcext:value-type="float">
            <text:p>65294.8019179295</text:p>
          </table:table-cell>
          <table:table-cell table:style-name="ce4" table:formula="of:=-[$'Mass budget'.$B$48]-[.F23]" office:value-type="float" office:value="132629.1981" calcext:value-type="float">
            <text:p>132,629</text:p>
          </table:table-cell>
          <table:table-cell table:number-columns-repeated="1017"/>
        </table:table-row>
        <table:table-row table:style-name="ro1">
          <table:table-cell table:style-name="ce5" office:value-type="float" office:value="32.96" calcext:value-type="float">
            <text:p>32.96</text:p>
          </table:table-cell>
          <table:table-cell table:style-name="ce6" office:value-type="float" office:value="1104560" calcext:value-type="float">
            <text:p>1.10E+06</text:p>
          </table:table-cell>
          <table:table-cell table:style-name="ce2" table:formula="of:=[.B24]*[.$K$3]" office:value-type="float" office:value="4913327.6670644" calcext:value-type="float">
            <text:p>4,913,328</text:p>
          </table:table-cell>
          <table:table-cell table:style-name="ce2" table:formula="of:=[.D23]+([.A24]-[.A23])*([.C24]+[.C23])/2" office:value-type="float" office:value="178365001.408627" calcext:value-type="float">
            <text:p>178,365,001</text:p>
          </table:table-cell>
          <table:table-cell table:style-name="ce1" table:formula="of:=[.C24]/[$'Mass budget'.$B$56]" office:value-type="float" office:value="1958.813537" calcext:value-type="float">
            <text:p>1958.813537</text:p>
          </table:table-cell>
          <table:table-cell table:style-name="ce1" table:formula="of:=[.F23]+([.A24]-[.A23])*([.E24]+[.E23])/2" office:value-type="float" office:value="71109.3993707855" calcext:value-type="float">
            <text:p>71109.3993707855</text:p>
          </table:table-cell>
          <table:table-cell table:style-name="ce4" table:formula="of:=-[$'Mass budget'.$B$48]-[.F24]" office:value-type="float" office:value="126814.6006" calcext:value-type="float">
            <text:p>126,815</text:p>
          </table:table-cell>
          <table:table-cell table:number-columns-repeated="1017"/>
        </table:table-row>
        <table:table-row table:style-name="ro1">
          <table:table-cell table:style-name="ce5" office:value-type="float" office:value="36.136" calcext:value-type="float">
            <text:p>36.136</text:p>
          </table:table-cell>
          <table:table-cell table:style-name="ce6" office:value-type="float" office:value="1075270" calcext:value-type="float">
            <text:p>1.08E+06</text:p>
          </table:table-cell>
          <table:table-cell table:style-name="ce2" table:formula="of:=[.B25]*[.$K$3]" office:value-type="float" office:value="4783039.25596105" calcext:value-type="float">
            <text:p>4,783,039</text:p>
          </table:table-cell>
          <table:table-cell table:style-name="ce2" table:formula="of:=[.D24]+([.A25]-[.A24])*([.C25]+[.C24])/2" office:value-type="float" office:value="193762832.082391" calcext:value-type="float">
            <text:p>193,762,832</text:p>
          </table:table-cell>
          <table:table-cell table:style-name="ce1" table:formula="of:=[.C25]/[$'Mass budget'.$B$56]" office:value-type="float" office:value="1906.871" calcext:value-type="float">
            <text:p>1906.871</text:p>
          </table:table-cell>
          <table:table-cell table:style-name="ce1" table:formula="of:=[.F24]+([.A25]-[.A24])*([.E25]+[.E24])/2" office:value-type="float" office:value="77248.1064155415" calcext:value-type="float">
            <text:p>77248.1064155415</text:p>
          </table:table-cell>
          <table:table-cell table:style-name="ce4" table:formula="of:=-[$'Mass budget'.$B$48]-[.F25]" office:value-type="float" office:value="120675.8936" calcext:value-type="float">
            <text:p>120,676</text:p>
          </table:table-cell>
          <table:table-cell table:number-columns-repeated="1017"/>
        </table:table-row>
        <table:table-row table:style-name="ro1">
          <table:table-cell table:style-name="ce5" office:value-type="float" office:value="39.963" calcext:value-type="float">
            <text:p>39.963</text:p>
          </table:table-cell>
          <table:table-cell table:style-name="ce6" office:value-type="float" office:value="1043800" calcext:value-type="float">
            <text:p>1.04E+06</text:p>
          </table:table-cell>
          <table:table-cell table:style-name="ce2" table:formula="of:=[.B26]*[.$K$3]" office:value-type="float" office:value="4643053.721737" calcext:value-type="float">
            <text:p>4,643,054</text:p>
          </table:table-cell>
          <table:table-cell table:style-name="ce2" table:formula="of:=[.D25]+([.A26]-[.A25])*([.C26]+[.C25])/2" office:value-type="float" office:value="211799660.995216" calcext:value-type="float">
            <text:p>211,799,661</text:p>
          </table:table-cell>
          <table:table-cell table:style-name="ce1" table:formula="of:=[.C26]/[$'Mass budget'.$B$56]" office:value-type="float" office:value="1851.062477" calcext:value-type="float">
            <text:p>1851.062477</text:p>
          </table:table-cell>
          <table:table-cell table:style-name="ce1" table:formula="of:=[.F25]+([.A26]-[.A25])*([.E26]+[.E25])/2" office:value-type="float" office:value="84438.912123781" calcext:value-type="float">
            <text:p>84438.912123781</text:p>
          </table:table-cell>
          <table:table-cell table:style-name="ce4" table:formula="of:=-[$'Mass budget'.$B$48]-[.F26]" office:value-type="float" office:value="113485.0879" calcext:value-type="float">
            <text:p>113,485</text:p>
          </table:table-cell>
          <table:table-cell table:number-columns-repeated="1017"/>
        </table:table-row>
        <table:table-row table:style-name="ro1">
          <table:table-cell table:style-name="ce5" office:value-type="float" office:value="42.542" calcext:value-type="float">
            <text:p>42.542</text:p>
          </table:table-cell>
          <table:table-cell table:style-name="ce6" office:value-type="float" office:value="1024270" calcext:value-type="float">
            <text:p>1.02E+06</text:p>
          </table:table-cell>
          <table:table-cell table:style-name="ce2" table:formula="of:=[.B27]*[.$K$3]" office:value-type="float" office:value="4556179.95359605" calcext:value-type="float">
            <text:p>4,556,180</text:p>
          </table:table-cell>
          <table:table-cell table:style-name="ce2" table:formula="of:=[.D26]+([.A27]-[.A26])*([.C27]+[.C26])/2" office:value-type="float" office:value="223662072.819558" calcext:value-type="float">
            <text:p>223,662,073</text:p>
          </table:table-cell>
          <table:table-cell table:style-name="ce1" table:formula="of:=[.C27]/[$'Mass budget'.$B$56]" office:value-type="float" office:value="1816.428208" calcext:value-type="float">
            <text:p>1816.428208</text:p>
          </table:table-cell>
          <table:table-cell table:style-name="ce1" table:formula="of:=[.F26]+([.A27]-[.A26])*([.E27]+[.E26])/2" office:value-type="float" office:value="89168.1413620885" calcext:value-type="float">
            <text:p>89168.1413620885</text:p>
          </table:table-cell>
          <table:table-cell table:style-name="ce4" table:formula="of:=-[$'Mass budget'.$B$48]-[.F27]" office:value-type="float" office:value="108755.8586" calcext:value-type="float">
            <text:p>108,756</text:p>
          </table:table-cell>
          <table:table-cell table:number-columns-repeated="1017"/>
        </table:table-row>
        <table:table-row table:style-name="ro1">
          <table:table-cell table:style-name="ce5" office:value-type="float" office:value="45.881" calcext:value-type="float">
            <text:p>45.881</text:p>
          </table:table-cell>
          <table:table-cell table:style-name="ce6" office:value-type="float" office:value="1002010" calcext:value-type="float">
            <text:p>1.00E+06</text:p>
          </table:table-cell>
          <table:table-cell table:style-name="ce2" table:formula="of:=[.B28]*[.$K$3]" office:value-type="float" office:value="4457162.54044615" calcext:value-type="float">
            <text:p>4,457,163</text:p>
          </table:table-cell>
          <table:table-cell table:style-name="ce2" table:formula="of:=[.D27]+([.A28]-[.A27])*([.C28]+[.C27])/2" office:value-type="float" office:value="238709848.113362" calcext:value-type="float">
            <text:p>238,709,848</text:p>
          </table:table-cell>
          <table:table-cell table:style-name="ce1" table:formula="of:=[.C28]/[$'Mass budget'.$B$56]" office:value-type="float" office:value="1776.95259" calcext:value-type="float">
            <text:p>1776.95259</text:p>
          </table:table-cell>
          <table:table-cell table:style-name="ce1" table:formula="of:=[.F27]+([.A28]-[.A27])*([.E28]+[.E27])/2" office:value-type="float" office:value="95167.2906043495" calcext:value-type="float">
            <text:p>95167.2906043495</text:p>
          </table:table-cell>
          <table:table-cell table:style-name="ce4" table:formula="of:=-[$'Mass budget'.$B$48]-[.F28]" office:value-type="float" office:value="102756.7094" calcext:value-type="float">
            <text:p>102,757</text:p>
          </table:table-cell>
          <table:table-cell table:number-columns-repeated="1017"/>
        </table:table-row>
        <table:table-row table:style-name="ro1">
          <table:table-cell table:style-name="ce5" office:value-type="float" office:value="50.008" calcext:value-type="float">
            <text:p>50.008</text:p>
          </table:table-cell>
          <table:table-cell table:style-name="ce6" office:value-type="float" office:value="980280" calcext:value-type="float">
            <text:p>9.80E+05</text:p>
          </table:table-cell>
          <table:table-cell table:style-name="ce2" table:formula="of:=[.B29]*[.$K$3]" office:value-type="float" office:value="4360502.6847522" calcext:value-type="float">
            <text:p>4,360,503</text:p>
          </table:table-cell>
          <table:table-cell table:style-name="ce2" table:formula="of:=[.D28]+([.A29]-[.A28])*([.C29]+[.C28])/2" office:value-type="float" office:value="256905100.305559" calcext:value-type="float">
            <text:p>256,905,100</text:p>
          </table:table-cell>
          <table:table-cell table:style-name="ce1" table:formula="of:=[.C29]/[$'Mass budget'.$B$56]" office:value-type="float" office:value="1738.416867" calcext:value-type="float">
            <text:p>1738.416867</text:p>
          </table:table-cell>
          <table:table-cell table:style-name="ce1" table:formula="of:=[.F28]+([.A29]-[.A28])*([.E29]+[.E28])/2" office:value-type="float" office:value="102421.255478869" calcext:value-type="float">
            <text:p>102421.255478869</text:p>
          </table:table-cell>
          <table:table-cell table:style-name="ce4" table:formula="of:=-[$'Mass budget'.$B$48]-[.F29]" office:value-type="float" office:value="95502.74452" calcext:value-type="float">
            <text:p>95,503</text:p>
          </table:table-cell>
          <table:table-cell table:number-columns-repeated="1017"/>
        </table:table-row>
        <table:table-row table:style-name="ro1">
          <table:table-cell table:style-name="ce5" office:value-type="float" office:value="53.348" calcext:value-type="float">
            <text:p>53.348</text:p>
          </table:table-cell>
          <table:table-cell table:style-name="ce6" office:value-type="float" office:value="962900" calcext:value-type="float">
            <text:p>9.63E+05</text:p>
          </table:table-cell>
          <table:table-cell table:style-name="ce2" table:formula="of:=[.B30]*[.$K$3]" office:value-type="float" office:value="4283192.5930835" calcext:value-type="float">
            <text:p>4,283,193</text:p>
          </table:table-cell>
          <table:table-cell table:style-name="ce2" table:formula="of:=[.D29]+([.A30]-[.A29])*([.C30]+[.C29])/2" office:value-type="float" office:value="271340071.419544" calcext:value-type="float">
            <text:p>271,340,071</text:p>
          </table:table-cell>
          <table:table-cell table:style-name="ce1" table:formula="of:=[.C30]/[$'Mass budget'.$B$56]" office:value-type="float" office:value="1707.595382" calcext:value-type="float">
            <text:p>1707.595382</text:p>
          </table:table-cell>
          <table:table-cell table:style-name="ce1" table:formula="of:=[.F29]+([.A30]-[.A29])*([.E30]+[.E29])/2" office:value-type="float" office:value="108176.095934699" calcext:value-type="float">
            <text:p>108176.095934699</text:p>
          </table:table-cell>
          <table:table-cell table:style-name="ce4" table:formula="of:=-[$'Mass budget'.$B$48]-[.F30]" office:value-type="float" office:value="89747.90406" calcext:value-type="float">
            <text:p>89,748</text:p>
          </table:table-cell>
          <table:table-cell table:number-columns-repeated="1017"/>
        </table:table-row>
        <table:table-row table:style-name="ro1">
          <table:table-cell table:style-name="ce5" office:value-type="float" office:value="57.013" calcext:value-type="float">
            <text:p>57.013</text:p>
          </table:table-cell>
          <table:table-cell table:style-name="ce6" office:value-type="float" office:value="947680" calcext:value-type="float">
            <text:p>9.48E+05</text:p>
          </table:table-cell>
          <table:table-cell table:style-name="ce2" table:formula="of:=[.B31]*[.$K$3]" office:value-type="float" office:value="4215490.6601032" calcext:value-type="float">
            <text:p>4,215,491</text:p>
          </table:table-cell>
          <table:table-cell table:style-name="ce2" table:formula="of:=[.D30]+([.A31]-[.A30])*([.C31]+[.C30])/2" office:value-type="float" office:value="286913908.481009" calcext:value-type="float">
            <text:p>286,913,908</text:p>
          </table:table-cell>
          <table:table-cell table:style-name="ce1" table:formula="of:=[.C31]/[$'Mass budget'.$B$56]" office:value-type="float" office:value="1680.604415" calcext:value-type="float">
            <text:p>1680.604415</text:p>
          </table:table-cell>
          <table:table-cell table:style-name="ce1" table:formula="of:=[.F30]+([.A31]-[.A30])*([.E31]+[.E30])/2" office:value-type="float" office:value="114384.972062701" calcext:value-type="float">
            <text:p>114384.972062701</text:p>
          </table:table-cell>
          <table:table-cell table:style-name="ce4" table:formula="of:=-[$'Mass budget'.$B$48]-[.F31]" office:value-type="float" office:value="83539.02794" calcext:value-type="float">
            <text:p>83,539</text:p>
          </table:table-cell>
          <table:table-cell table:number-columns-repeated="1017"/>
        </table:table-row>
        <table:table-row table:style-name="ro1">
          <table:table-cell table:style-name="ce5" office:value-type="float" office:value="59.973" calcext:value-type="float">
            <text:p>59.973</text:p>
          </table:table-cell>
          <table:table-cell table:style-name="ce6" office:value-type="float" office:value="938430" calcext:value-type="float">
            <text:p>9.38E+05</text:p>
          </table:table-cell>
          <table:table-cell table:style-name="ce2" table:formula="of:=[.B32]*[.$K$3]" office:value-type="float" office:value="4174344.61016445" calcext:value-type="float">
            <text:p>4,174,345</text:p>
          </table:table-cell>
          <table:table-cell table:style-name="ce2" table:formula="of:=[.D31]+([.A32]-[.A31])*([.C32]+[.C31])/2" office:value-type="float" office:value="299330864.681005" calcext:value-type="float">
            <text:p>299,330,865</text:p>
          </table:table-cell>
          <table:table-cell table:style-name="ce1" table:formula="of:=[.C32]/[$'Mass budget'.$B$56]" office:value-type="float" office:value="1664.200576" calcext:value-type="float">
            <text:p>1664.200576</text:p>
          </table:table-cell>
          <table:table-cell table:style-name="ce1" table:formula="of:=[.F31]+([.A32]-[.A31])*([.E32]+[.E31])/2" office:value-type="float" office:value="119335.283449381" calcext:value-type="float">
            <text:p>119335.283449381</text:p>
          </table:table-cell>
          <table:table-cell table:style-name="ce4" table:formula="of:=-[$'Mass budget'.$B$48]-[.F32]" office:value-type="float" office:value="78588.71655" calcext:value-type="float">
            <text:p>78,589</text:p>
          </table:table-cell>
          <table:table-cell table:number-columns-repeated="1017"/>
        </table:table-row>
        <table:table-row table:style-name="ro1">
          <table:table-cell table:style-name="ce5" office:value-type="float" office:value="64.699" calcext:value-type="float">
            <text:p>64.699</text:p>
          </table:table-cell>
          <table:table-cell table:style-name="ce6" office:value-type="float" office:value="931850" calcext:value-type="float">
            <text:p>9.32E+05</text:p>
          </table:table-cell>
          <table:table-cell table:style-name="ce2" table:formula="of:=[.B33]*[.$K$3]" office:value-type="float" office:value="4145075.31193775" calcext:value-type="float">
            <text:p>4,145,075</text:p>
          </table:table-cell>
          <table:table-cell table:style-name="ce2" table:formula="of:=[.D32]+([.A33]-[.A32])*([.C33]+[.C32])/2" office:value-type="float" office:value="318989653.956932" calcext:value-type="float">
            <text:p>318,989,654</text:p>
          </table:table-cell>
          <table:table-cell table:style-name="ce1" table:formula="of:=[.C33]/[$'Mass budget'.$B$56]" office:value-type="float" office:value="1652.531682" calcext:value-type="float">
            <text:p>1652.531682</text:p>
          </table:table-cell>
          <table:table-cell table:style-name="ce1" table:formula="of:=[.F32]+([.A33]-[.A32])*([.E33]+[.E32])/2" office:value-type="float" office:value="127172.721775035" calcext:value-type="float">
            <text:p>127172.721775035</text:p>
          </table:table-cell>
          <table:table-cell table:style-name="ce4" table:formula="of:=-[$'Mass budget'.$B$48]-[.F33]" office:value-type="float" office:value="70751.27823" calcext:value-type="float">
            <text:p>70,751</text:p>
          </table:table-cell>
          <table:table-cell table:number-columns-repeated="1017"/>
        </table:table-row>
        <table:table-row table:style-name="ro1">
          <table:table-cell table:style-name="ce5" office:value-type="float" office:value="67.768" calcext:value-type="float">
            <text:p>67.768</text:p>
          </table:table-cell>
          <table:table-cell table:style-name="ce6" office:value-type="float" office:value="928010" calcext:value-type="float">
            <text:p>9.28E+05</text:p>
          </table:table-cell>
          <table:table-cell table:style-name="ce2" table:formula="of:=[.B34]*[.$K$3]" office:value-type="float" office:value="4127994.14093615" calcext:value-type="float">
            <text:p>4,127,994</text:p>
          </table:table-cell>
          <table:table-cell table:style-name="ce2" table:formula="of:=[.D33]+([.A34]-[.A33])*([.C34]+[.C33])/2" office:value-type="float" office:value="331684679.032367" calcext:value-type="float">
            <text:p>331,684,679</text:p>
          </table:table-cell>
          <table:table-cell table:style-name="ce1" table:formula="of:=[.C34]/[$'Mass budget'.$B$56]" office:value-type="float" office:value="1645.721872" calcext:value-type="float">
            <text:p>1645.721872</text:p>
          </table:table-cell>
          <table:table-cell table:style-name="ce1" table:formula="of:=[.F33]+([.A34]-[.A33])*([.E34]+[.E33])/2" office:value-type="float" office:value="132233.891853648" calcext:value-type="float">
            <text:p>132233.891853648</text:p>
          </table:table-cell>
          <table:table-cell table:style-name="ce4" table:formula="of:=-[$'Mass budget'.$B$48]-[.F34]" office:value-type="float" office:value="65690.10815" calcext:value-type="float">
            <text:p>65,690</text:p>
          </table:table-cell>
          <table:table-cell table:number-columns-repeated="1017"/>
        </table:table-row>
        <table:table-row table:style-name="ro1">
          <table:table-cell table:style-name="ce5" office:value-type="float" office:value="69.859" calcext:value-type="float">
            <text:p>69.859</text:p>
          </table:table-cell>
          <table:table-cell table:style-name="ce6" office:value-type="float" office:value="922560" calcext:value-type="float">
            <text:p>9.23E+05</text:p>
          </table:table-cell>
          <table:table-cell table:style-name="ce2" table:formula="of:=[.B35]*[.$K$3]" office:value-type="float" office:value="4103751.3331344" calcext:value-type="float">
            <text:p>4,103,751</text:p>
          </table:table-cell>
          <table:table-cell table:style-name="ce2" table:formula="of:=[.D34]+([.A35]-[.A34])*([.C35]+[.C34])/2" office:value-type="float" office:value="340290968.925508" calcext:value-type="float">
            <text:p>340,290,969</text:p>
          </table:table-cell>
          <table:table-cell table:style-name="ce1" table:formula="of:=[.C35]/[$'Mass budget'.$B$56]" office:value-type="float" office:value="1636.056907" calcext:value-type="float">
            <text:p>1636.056907</text:p>
          </table:table-cell>
          <table:table-cell table:style-name="ce1" table:formula="of:=[.F34]+([.A35]-[.A34])*([.E35]+[.E34])/2" office:value-type="float" office:value="135664.991567093" calcext:value-type="float">
            <text:p>135664.991567093</text:p>
          </table:table-cell>
          <table:table-cell table:style-name="ce4" table:formula="of:=-[$'Mass budget'.$B$48]-[.F35]" office:value-type="float" office:value="62259.00843" calcext:value-type="float">
            <text:p>62,259</text:p>
          </table:table-cell>
          <table:table-cell table:number-columns-repeated="1017"/>
        </table:table-row>
        <table:table-row table:style-name="ro1">
          <table:table-cell table:style-name="ce5" office:value-type="float" office:value="73.416" calcext:value-type="float">
            <text:p>73.416</text:p>
          </table:table-cell>
          <table:table-cell table:style-name="ce6" office:value-type="float" office:value="911670" calcext:value-type="float">
            <text:p>9.12E+05</text:p>
          </table:table-cell>
          <table:table-cell table:style-name="ce2" table:formula="of:=[.B36]*[.$K$3]" office:value-type="float" office:value="4055310.19974705" calcext:value-type="float">
            <text:p>4,055,310</text:p>
          </table:table-cell>
          <table:table-cell table:style-name="ce2" table:formula="of:=[.D35]+([.A36]-[.A35])*([.C36]+[.C35])/2" office:value-type="float" office:value="354801859.861738" calcext:value-type="float">
            <text:p>354,801,860</text:p>
          </table:table-cell>
          <table:table-cell table:style-name="ce1" table:formula="of:=[.C36]/[$'Mass budget'.$B$56]" office:value-type="float" office:value="1616.744711" calcext:value-type="float">
            <text:p>1616.744711</text:p>
          </table:table-cell>
          <table:table-cell table:style-name="ce1" table:formula="of:=[.F35]+([.A36]-[.A35])*([.E36]+[.E35])/2" office:value-type="float" office:value="141450.099244706" calcext:value-type="float">
            <text:p>141450.099244706</text:p>
          </table:table-cell>
          <table:table-cell table:style-name="ce4" table:formula="of:=-[$'Mass budget'.$B$48]-[.F36]" office:value-type="float" office:value="56473.90076" calcext:value-type="float">
            <text:p>56,474</text:p>
          </table:table-cell>
          <table:table-cell table:number-columns-repeated="1017"/>
        </table:table-row>
        <table:table-row table:style-name="ro1">
          <table:table-cell table:style-name="ce5" office:value-type="float" office:value="75.045" calcext:value-type="float">
            <text:p>75.045</text:p>
          </table:table-cell>
          <table:table-cell table:style-name="ce6" office:value-type="float" office:value="902980" calcext:value-type="float">
            <text:p>9.03E+05</text:p>
          </table:table-cell>
          <table:table-cell table:style-name="ce2" table:formula="of:=[.B37]*[.$K$3]" office:value-type="float" office:value="4016655.1539127" calcext:value-type="float">
            <text:p>4,016,655</text:p>
          </table:table-cell>
          <table:table-cell table:style-name="ce2" table:formula="of:=[.D36]+([.A37]-[.A36])*([.C37]+[.C36])/2" office:value-type="float" office:value="361376475.642294" calcext:value-type="float">
            <text:p>361,376,476</text:p>
          </table:table-cell>
          <table:table-cell table:style-name="ce1" table:formula="of:=[.C37]/[$'Mass budget'.$B$56]" office:value-type="float" office:value="1601.333968" calcext:value-type="float">
            <text:p>1601.333968</text:p>
          </table:table-cell>
          <table:table-cell table:style-name="ce1" table:formula="of:=[.F36]+([.A37]-[.A36])*([.E37]+[.E36])/2" office:value-type="float" office:value="144071.224328751" calcext:value-type="float">
            <text:p>144071.224328751</text:p>
          </table:table-cell>
          <table:table-cell table:style-name="ce4" table:formula="of:=-[$'Mass budget'.$B$48]-[.F37]" office:value-type="float" office:value="53852.77567" calcext:value-type="float">
            <text:p>53,853</text:p>
          </table:table-cell>
          <table:table-cell table:number-columns-repeated="1017"/>
        </table:table-row>
        <table:table-row table:style-name="ro1">
          <table:table-cell table:style-name="ce5" office:value-type="float" office:value="77.625" calcext:value-type="float">
            <text:p>77.625</text:p>
          </table:table-cell>
          <table:table-cell table:style-name="ce6" office:value-type="float" office:value="894270" calcext:value-type="float">
            <text:p>8.94E+05</text:p>
          </table:table-cell>
          <table:table-cell table:style-name="ce2" table:formula="of:=[.B38]*[.$K$3]" office:value-type="float" office:value="3977911.14364605" calcext:value-type="float">
            <text:p>3,977,911</text:p>
          </table:table-cell>
          <table:table-cell table:style-name="ce2" table:formula="of:=[.D37]+([.A38]-[.A37])*([.C38]+[.C37])/2" office:value-type="float" office:value="371689466.166144" calcext:value-type="float">
            <text:p>371,689,466</text:p>
          </table:table-cell>
          <table:table-cell table:style-name="ce1" table:formula="of:=[.C38]/[$'Mass budget'.$B$56]" office:value-type="float" office:value="1585.887758" calcext:value-type="float">
            <text:p>1585.887758</text:p>
          </table:table-cell>
          <table:table-cell table:style-name="ce1" table:formula="of:=[.F37]+([.A38]-[.A37])*([.E38]+[.E37])/2" office:value-type="float" office:value="148182.740355291" calcext:value-type="float">
            <text:p>148182.740355291</text:p>
          </table:table-cell>
          <table:table-cell table:style-name="ce4" table:formula="of:=-[$'Mass budget'.$B$48]-[.F38]" office:value-type="float" office:value="49741.25965" calcext:value-type="float">
            <text:p>49,741</text:p>
          </table:table-cell>
          <table:table-cell table:number-columns-repeated="1017"/>
        </table:table-row>
        <table:table-row table:style-name="ro1">
          <table:table-cell table:style-name="ce5" office:value-type="float" office:value="79.906" calcext:value-type="float">
            <text:p>79.906</text:p>
          </table:table-cell>
          <table:table-cell table:style-name="ce6" office:value-type="float" office:value="886110" calcext:value-type="float">
            <text:p>8.86E+05</text:p>
          </table:table-cell>
          <table:table-cell table:style-name="ce2" table:formula="of:=[.B39]*[.$K$3]" office:value-type="float" office:value="3941613.65526765" calcext:value-type="float">
            <text:p>3,941,614</text:p>
          </table:table-cell>
          <table:table-cell table:style-name="ce2" table:formula="of:=[.D38]+([.A39]-[.A38])*([.C39]+[.C38])/2" office:value-type="float" office:value="380721684.199306" calcext:value-type="float">
            <text:p>380,721,684</text:p>
          </table:table-cell>
          <table:table-cell table:style-name="ce1" table:formula="of:=[.C39]/[$'Mass budget'.$B$56]" office:value-type="float" office:value="1571.416911" calcext:value-type="float">
            <text:p>1571.416911</text:p>
          </table:table-cell>
          <table:table-cell table:style-name="ce1" table:formula="of:=[.F38]+([.A39]-[.A38])*([.E39]+[.E38])/2" office:value-type="float" office:value="151783.646330286" calcext:value-type="float">
            <text:p>151783.646330286</text:p>
          </table:table-cell>
          <table:table-cell table:style-name="ce4" table:formula="of:=-[$'Mass budget'.$B$48]-[.F39]" office:value-type="float" office:value="46140.35367" calcext:value-type="float">
            <text:p>46,140</text:p>
          </table:table-cell>
          <table:table-cell table:number-columns-repeated="1017"/>
        </table:table-row>
        <table:table-row table:style-name="ro1">
          <table:table-cell table:style-name="ce5" office:value-type="float" office:value="83.029" calcext:value-type="float">
            <text:p>83.029</text:p>
          </table:table-cell>
          <table:table-cell table:style-name="ce6" office:value-type="float" office:value="876860" calcext:value-type="float">
            <text:p>8.77E+05</text:p>
          </table:table-cell>
          <table:table-cell table:style-name="ce2" table:formula="of:=[.B40]*[.$K$3]" office:value-type="float" office:value="3900467.6053289" calcext:value-type="float">
            <text:p>3,900,468</text:p>
          </table:table-cell>
          <table:table-cell table:style-name="ce2" table:formula="of:=[.D39]+([.A40]-[.A39])*([.C40]+[.C39])/2" office:value-type="float" office:value="392967094.087727" calcext:value-type="float">
            <text:p>392,967,094</text:p>
          </table:table-cell>
          <table:table-cell table:style-name="ce1" table:formula="of:=[.C40]/[$'Mass budget'.$B$56]" office:value-type="float" office:value="1555.013071" calcext:value-type="float">
            <text:p>1555.013071</text:p>
          </table:table-cell>
          <table:table-cell table:style-name="ce1" table:formula="of:=[.F39]+([.A40]-[.A39])*([.E40]+[.E39])/2" office:value-type="float" office:value="156665.566747179" calcext:value-type="float">
            <text:p>156665.566747179</text:p>
          </table:table-cell>
          <table:table-cell table:style-name="ce4" table:formula="of:=-[$'Mass budget'.$B$48]-[.F40]" office:value-type="float" office:value="41258.43326" calcext:value-type="float">
            <text:p>41,258</text:p>
          </table:table-cell>
          <table:table-cell table:number-columns-repeated="1017"/>
        </table:table-row>
        <table:table-row table:style-name="ro1">
          <table:table-cell table:style-name="ce5" office:value-type="float" office:value="84.713" calcext:value-type="float">
            <text:p>84.713</text:p>
          </table:table-cell>
          <table:table-cell table:style-name="ce6" office:value-type="float" office:value="873040" calcext:value-type="float">
            <text:p>8.73E+05</text:p>
          </table:table-cell>
          <table:table-cell table:style-name="ce2" table:formula="of:=[.B41]*[.$K$3]" office:value-type="float" office:value="3883475.3987596" calcext:value-type="float">
            <text:p>3,883,475</text:p>
          </table:table-cell>
          <table:table-cell table:style-name="ce2" table:formula="of:=[.D40]+([.A41]-[.A40])*([.C41]+[.C40])/2" office:value-type="float" office:value="399521174.09717" calcext:value-type="float">
            <text:p>399,521,174</text:p>
          </table:table-cell>
          <table:table-cell table:style-name="ce1" table:formula="of:=[.C41]/[$'Mass budget'.$B$56]" office:value-type="float" office:value="1548.238729" calcext:value-type="float">
            <text:p>1548.238729</text:p>
          </table:table-cell>
          <table:table-cell table:style-name="ce1" table:formula="of:=[.F40]+([.A41]-[.A40])*([.E41]+[.E40])/2" office:value-type="float" office:value="159278.504762779" calcext:value-type="float">
            <text:p>159278.504762779</text:p>
          </table:table-cell>
          <table:table-cell table:style-name="ce4" table:formula="of:=-[$'Mass budget'.$B$48]-[.F41]" office:value-type="float" office:value="38645.49524" calcext:value-type="float">
            <text:p>38,645</text:p>
          </table:table-cell>
          <table:table-cell table:number-columns-repeated="1017"/>
        </table:table-row>
        <table:table-row table:style-name="ro1">
          <table:table-cell table:style-name="ce5" office:value-type="float" office:value="87.727" calcext:value-type="float">
            <text:p>87.727</text:p>
          </table:table-cell>
          <table:table-cell table:style-name="ce6" office:value-type="float" office:value="865950" calcext:value-type="float">
            <text:p>8.66E+05</text:p>
          </table:table-cell>
          <table:table-cell table:style-name="ce2" table:formula="of:=[.B42]*[.$K$3]" office:value-type="float" office:value="3851937.50750925" calcext:value-type="float">
            <text:p>3,851,938</text:p>
          </table:table-cell>
          <table:table-cell table:style-name="ce2" table:formula="of:=[.D41]+([.A42]-[.A41])*([.C42]+[.C41])/2" office:value-type="float" office:value="411178441.346917" calcext:value-type="float">
            <text:p>411,178,441</text:p>
          </table:table-cell>
          <table:table-cell table:style-name="ce1" table:formula="of:=[.C42]/[$'Mass budget'.$B$56]" office:value-type="float" office:value="1535.665408" calcext:value-type="float">
            <text:p>1535.665408</text:p>
          </table:table-cell>
          <table:table-cell table:style-name="ce1" table:formula="of:=[.F41]+([.A42]-[.A41])*([.E42]+[.E41])/2" office:value-type="float" office:value="163925.948297238" calcext:value-type="float">
            <text:p>163925.948297238</text:p>
          </table:table-cell>
          <table:table-cell table:style-name="ce4" table:formula="of:=-[$'Mass budget'.$B$48]-[.F42]" office:value-type="float" office:value="33998.05171" calcext:value-type="float">
            <text:p>33,998</text:p>
          </table:table-cell>
          <table:table-cell table:number-columns-repeated="1017"/>
        </table:table-row>
        <table:table-row table:style-name="ro1">
          <table:table-cell table:style-name="ce5" office:value-type="float" office:value="89.9" calcext:value-type="float">
            <text:p>89.9</text:p>
          </table:table-cell>
          <table:table-cell table:style-name="ce6" office:value-type="float" office:value="861040" calcext:value-type="float">
            <text:p>8.61E+05</text:p>
          </table:table-cell>
          <table:table-cell table:style-name="ce2" table:formula="of:=[.B43]*[.$K$3]" office:value-type="float" office:value="3830096.7393796" calcext:value-type="float">
            <text:p>3,830,097</text:p>
          </table:table-cell>
          <table:table-cell table:style-name="ce2" table:formula="of:=[.D42]+([.A43]-[.A42])*([.C43]+[.C42])/2" office:value-type="float" office:value="419524971.556162" calcext:value-type="float">
            <text:p>419,524,972</text:p>
          </table:table-cell>
          <table:table-cell table:style-name="ce1" table:formula="of:=[.C43]/[$'Mass budget'.$B$56]" office:value-type="float" office:value="1526.958072" calcext:value-type="float">
            <text:p>1526.958072</text:p>
          </table:table-cell>
          <table:table-cell table:style-name="ce1" table:formula="of:=[.F42]+([.A43]-[.A42])*([.E43]+[.E42])/2" office:value-type="float" office:value="167253.488708258" calcext:value-type="float">
            <text:p>167253.488708258</text:p>
          </table:table-cell>
          <table:table-cell table:style-name="ce4" table:formula="of:=-[$'Mass budget'.$B$48]-[.F43]" office:value-type="float" office:value="30670.51129" calcext:value-type="float">
            <text:p>30,671</text:p>
          </table:table-cell>
          <table:table-cell table:number-columns-repeated="1017"/>
        </table:table-row>
        <table:table-row table:style-name="ro1">
          <table:table-cell table:style-name="ce5" office:value-type="float" office:value="93.213" calcext:value-type="float">
            <text:p>93.213</text:p>
          </table:table-cell>
          <table:table-cell table:style-name="ce6" office:value-type="float" office:value="855030" calcext:value-type="float">
            <text:p>8.55E+05</text:p>
          </table:table-cell>
          <table:table-cell table:style-name="ce2" table:formula="of:=[.B44]*[.$K$3]" office:value-type="float" office:value="3803362.92747345" calcext:value-type="float">
            <text:p>3,803,363</text:p>
          </table:table-cell>
          <table:table-cell table:style-name="ce2" table:formula="of:=[.D43]+([.A44]-[.A43])*([.C44]+[.C43])/2" office:value-type="float" office:value="432169797.494304" calcext:value-type="float">
            <text:p>432,169,797</text:p>
          </table:table-cell>
          <table:table-cell table:style-name="ce1" table:formula="of:=[.C44]/[$'Mass budget'.$B$56]" office:value-type="float" office:value="1516.30001" calcext:value-type="float">
            <text:p>1516.30001</text:p>
          </table:table-cell>
          <table:table-cell table:style-name="ce1" table:formula="of:=[.F43]+([.A44]-[.A43])*([.E44]+[.E43])/2" office:value-type="float" office:value="172294.645721091" calcext:value-type="float">
            <text:p>172294.645721091</text:p>
          </table:table-cell>
          <table:table-cell table:style-name="ce4" table:formula="of:=-[$'Mass budget'.$B$48]-[.F44]" office:value-type="float" office:value="25629.35428" calcext:value-type="float">
            <text:p>25,629</text:p>
          </table:table-cell>
          <table:table-cell table:number-columns-repeated="1017"/>
        </table:table-row>
        <table:table-row table:style-name="ro1">
          <table:table-cell table:style-name="ce5" office:value-type="float" office:value="95.983" calcext:value-type="float">
            <text:p>95.983</text:p>
          </table:table-cell>
          <table:table-cell table:style-name="ce6" office:value-type="float" office:value="849030" calcext:value-type="float">
            <text:p>8.49E+05</text:p>
          </table:table-cell>
          <table:table-cell table:style-name="ce2" table:formula="of:=[.B45]*[.$K$3]" office:value-type="float" office:value="3776673.59778345" calcext:value-type="float">
            <text:p>3,776,674</text:p>
          </table:table-cell>
          <table:table-cell table:style-name="ce2" table:formula="of:=[.D44]+([.A45]-[.A44])*([.C45]+[.C44])/2" office:value-type="float" office:value="442668148.081784" calcext:value-type="float">
            <text:p>442,668,148</text:p>
          </table:table-cell>
          <table:table-cell table:style-name="ce1" table:formula="of:=[.C45]/[$'Mass budget'.$B$56]" office:value-type="float" office:value="1505.659681" calcext:value-type="float">
            <text:p>1505.659681</text:p>
          </table:table-cell>
          <table:table-cell table:style-name="ce1" table:formula="of:=[.F44]+([.A45]-[.A44])*([.E45]+[.E44])/2" office:value-type="float" office:value="176480.059893126" calcext:value-type="float">
            <text:p>176480.059893126</text:p>
          </table:table-cell>
          <table:table-cell table:style-name="ce4" table:formula="of:=-[$'Mass budget'.$B$48]-[.F45]" office:value-type="float" office:value="21443.94011" calcext:value-type="float">
            <text:p>21,444</text:p>
          </table:table-cell>
          <table:table-cell table:number-columns-repeated="1017"/>
        </table:table-row>
        <table:table-row table:style-name="ro1">
          <table:table-cell table:style-name="ce5" office:value-type="float" office:value="99.812" calcext:value-type="float">
            <text:p>99.812</text:p>
          </table:table-cell>
          <table:table-cell table:style-name="ce6" office:value-type="float" office:value="841380" calcext:value-type="float">
            <text:p>8.41E+05</text:p>
          </table:table-cell>
          <table:table-cell table:style-name="ce2" table:formula="of:=[.B46]*[.$K$3]" office:value-type="float" office:value="3742644.7024287" calcext:value-type="float">
            <text:p>3,742,645</text:p>
          </table:table-cell>
          <table:table-cell table:style-name="ce2" table:formula="of:=[.D45]+([.A46]-[.A45])*([.C46]+[.C45])/2" office:value-type="float" office:value="457063882.96754" calcext:value-type="float">
            <text:p>457,063,883</text:p>
          </table:table-cell>
          <table:table-cell table:style-name="ce1" table:formula="of:=[.C46]/[$'Mass budget'.$B$56]" office:value-type="float" office:value="1492.093262" calcext:value-type="float">
            <text:p>1492.093262</text:p>
          </table:table-cell>
          <table:table-cell table:style-name="ce1" table:formula="of:=[.F45]+([.A46]-[.A45])*([.E46]+[.E45])/2" office:value-type="float" office:value="182219.257902499" calcext:value-type="float">
            <text:p>182219.257902499</text:p>
          </table:table-cell>
          <table:table-cell table:style-name="ce4" table:formula="of:=-[$'Mass budget'.$B$48]-[.F46]" office:value-type="float" office:value="15704.7421" calcext:value-type="float">
            <text:p>15,705</text:p>
          </table:table-cell>
          <table:table-cell table:number-columns-repeated="1017"/>
        </table:table-row>
        <table:table-row table:style-name="ro1">
          <table:table-cell table:style-name="ce5" office:value-type="float" office:value="101.795" calcext:value-type="float">
            <text:p>101.795</text:p>
          </table:table-cell>
          <table:table-cell table:style-name="ce6" office:value-type="float" office:value="837560" calcext:value-type="float">
            <text:p>8.38E+05</text:p>
          </table:table-cell>
          <table:table-cell table:style-name="ce2" table:formula="of:=[.B47]*[.$K$3]" office:value-type="float" office:value="3725652.4958594" calcext:value-type="float">
            <text:p>3,725,652</text:p>
          </table:table-cell>
          <table:table-cell table:style-name="ce2" table:formula="of:=[.D46]+([.A47]-[.A46])*([.C47]+[.C46])/2" office:value-type="float" office:value="464468699.639643" calcext:value-type="float">
            <text:p>464,468,700</text:p>
          </table:table-cell>
          <table:table-cell table:style-name="ce1" table:formula="of:=[.C47]/[$'Mass budget'.$B$56]" office:value-type="float" office:value="1485.31892" calcext:value-type="float">
            <text:p>1485.31892</text:p>
          </table:table-cell>
          <table:table-cell table:style-name="ce1" table:formula="of:=[.F46]+([.A47]-[.A46])*([.E47]+[.E46])/2" office:value-type="float" office:value="185171.362080952" calcext:value-type="float">
            <text:p>185171.362080952</text:p>
          </table:table-cell>
          <table:table-cell table:style-name="ce4" table:formula="of:=-[$'Mass budget'.$B$48]-[.F47]" office:value-type="float" office:value="12752.63792" calcext:value-type="float">
            <text:p>12,753</text:p>
          </table:table-cell>
          <table:table-cell table:number-columns-repeated="1017"/>
        </table:table-row>
        <table:table-row table:style-name="ro1">
          <table:table-cell table:style-name="ce5" office:value-type="float" office:value="103.18" calcext:value-type="float">
            <text:p>103.18</text:p>
          </table:table-cell>
          <table:table-cell table:style-name="ce6" office:value-type="float" office:value="832660" calcext:value-type="float">
            <text:p>8.33E+05</text:p>
          </table:table-cell>
          <table:table-cell table:style-name="ce2" table:formula="of:=[.B48]*[.$K$3]" office:value-type="float" office:value="3703856.2099459" calcext:value-type="float">
            <text:p>3,703,856</text:p>
          </table:table-cell>
          <table:table-cell table:style-name="ce2" table:formula="of:=[.D47]+([.A48]-[.A47])*([.C48]+[.C47])/2" office:value-type="float" office:value="469613634.418413" calcext:value-type="float">
            <text:p>469,613,634</text:p>
          </table:table-cell>
          <table:table-cell table:style-name="ce1" table:formula="of:=[.C48]/[$'Mass budget'.$B$56]" office:value-type="float" office:value="1476.629318" calcext:value-type="float">
            <text:p>1476.629318</text:p>
          </table:table-cell>
          <table:table-cell table:style-name="ce1" table:formula="of:=[.F47]+([.A48]-[.A47])*([.E48]+[.E47])/2" office:value-type="float" office:value="187222.511235767" calcext:value-type="float">
            <text:p>187222.511235767</text:p>
          </table:table-cell>
          <table:table-cell table:style-name="ce4" table:formula="of:=-[$'Mass budget'.$B$48]-[.F48]" office:value-type="float" office:value="10701.48877" calcext:value-type="float">
            <text:p>10,701</text:p>
          </table:table-cell>
          <table:table-cell table:number-columns-repeated="1017"/>
        </table:table-row>
        <table:table-row table:style-name="ro1">
          <table:table-cell table:style-name="ce5" office:value-type="float" office:value="104.049" calcext:value-type="float">
            <text:p>104.049</text:p>
          </table:table-cell>
          <table:table-cell table:style-name="ce6" office:value-type="float" office:value="827780" calcext:value-type="float">
            <text:p>8.28E+05</text:p>
          </table:table-cell>
          <table:table-cell table:style-name="ce2" table:formula="of:=[.B49]*[.$K$3]" office:value-type="float" office:value="3682148.8884647" calcext:value-type="float">
            <text:p>3,682,149</text:p>
          </table:table-cell>
          <table:table-cell table:style-name="ce2" table:formula="of:=[.D48]+([.A49]-[.A48])*([.C49]+[.C48])/2" office:value-type="float" office:value="472822853.633673" calcext:value-type="float">
            <text:p>472,822,854</text:p>
          </table:table-cell>
          <table:table-cell table:style-name="ce1" table:formula="of:=[.C49]/[$'Mass budget'.$B$56]" office:value-type="float" office:value="1467.975185" calcext:value-type="float">
            <text:p>1467.975185</text:p>
          </table:table-cell>
          <table:table-cell table:style-name="ce1" table:formula="of:=[.F48]+([.A49]-[.A48])*([.E49]+[.E48])/2" office:value-type="float" office:value="188501.941892321" calcext:value-type="float">
            <text:p>188501.941892321</text:p>
          </table:table-cell>
          <table:table-cell table:style-name="ce4" table:formula="of:=-[$'Mass budget'.$B$48]-[.F49]" office:value-type="float" office:value="9422.05811" calcext:value-type="float">
            <text:p>9,422</text:p>
          </table:table-cell>
          <table:table-cell table:number-columns-repeated="1017"/>
        </table:table-row>
        <table:table-row table:style-name="ro1">
          <table:table-cell table:style-name="ce5" office:value-type="float" office:value="104.645" calcext:value-type="float">
            <text:p>104.645</text:p>
          </table:table-cell>
          <table:table-cell table:style-name="ce6" office:value-type="float" office:value="819640" calcext:value-type="float">
            <text:p>8.20E+05</text:p>
          </table:table-cell>
          <table:table-cell table:style-name="ce2" table:formula="of:=[.B50]*[.$K$3]" office:value-type="float" office:value="3645940.3645186" calcext:value-type="float">
            <text:p>3,645,940</text:p>
          </table:table-cell>
          <table:table-cell table:style-name="ce2" table:formula="of:=[.D49]+([.A50]-[.A49])*([.C50]+[.C49])/2" office:value-type="float" office:value="475006624.231062" calcext:value-type="float">
            <text:p>475,006,624</text:p>
          </table:table-cell>
          <table:table-cell table:style-name="ce1" table:formula="of:=[.C50]/[$'Mass budget'.$B$56]" office:value-type="float" office:value="1453.539806" calcext:value-type="float">
            <text:p>1453.539806</text:p>
          </table:table-cell>
          <table:table-cell table:style-name="ce1" table:formula="of:=[.F49]+([.A50]-[.A49])*([.E50]+[.E49])/2" office:value-type="float" office:value="189372.553359639" calcext:value-type="float">
            <text:p>189372.553359639</text:p>
          </table:table-cell>
          <table:table-cell table:style-name="ce4" table:formula="of:=-[$'Mass budget'.$B$48]-[.F50]" office:value-type="float" office:value="8551.446643" calcext:value-type="float">
            <text:p>8,551</text:p>
          </table:table-cell>
          <table:table-cell table:number-columns-repeated="1017"/>
        </table:table-row>
        <table:table-row table:style-name="ro1">
          <table:table-cell table:style-name="ce5" office:value-type="float" office:value="105.16" calcext:value-type="float">
            <text:p>105.16</text:p>
          </table:table-cell>
          <table:table-cell table:style-name="ce6" office:value-type="float" office:value="805020" calcext:value-type="float">
            <text:p>8.05E+05</text:p>
          </table:table-cell>
          <table:table-cell table:style-name="ce2" table:formula="of:=[.B51]*[.$K$3]" office:value-type="float" office:value="3580907.3645073" calcext:value-type="float">
            <text:p>3,580,907</text:p>
          </table:table-cell>
          <table:table-cell table:style-name="ce2" table:formula="of:=[.D50]+([.A51]-[.A50])*([.C51]+[.C50])/2" office:value-type="float" office:value="476867537.521286" calcext:value-type="float">
            <text:p>476,867,538</text:p>
          </table:table-cell>
          <table:table-cell table:style-name="ce1" table:formula="of:=[.C51]/[$'Mass budget'.$B$56]" office:value-type="float" office:value="1427.612872" calcext:value-type="float">
            <text:p>1427.612872</text:p>
          </table:table-cell>
          <table:table-cell table:style-name="ce1" table:formula="of:=[.F50]+([.A51]-[.A50])*([.E51]+[.E50])/2" office:value-type="float" office:value="190114.450174224" calcext:value-type="float">
            <text:p>190114.450174224</text:p>
          </table:table-cell>
          <table:table-cell table:style-name="ce4" table:formula="of:=-[$'Mass budget'.$B$48]-[.F51]" office:value-type="float" office:value="7809.549828" calcext:value-type="float">
            <text:p>7,810</text:p>
          </table:table-cell>
          <table:table-cell table:number-columns-repeated="1017"/>
        </table:table-row>
        <table:table-row table:style-name="ro1">
          <table:table-cell table:style-name="ce5" office:value-type="float" office:value="105.539" calcext:value-type="float">
            <text:p>105.539</text:p>
          </table:table-cell>
          <table:table-cell table:style-name="ce6" office:value-type="float" office:value="784980" calcext:value-type="float">
            <text:p>7.85E+05</text:p>
          </table:table-cell>
          <table:table-cell table:style-name="ce2" table:formula="of:=[.B52]*[.$K$3]" office:value-type="float" office:value="3491765.0033427" calcext:value-type="float">
            <text:p>3,491,765</text:p>
          </table:table-cell>
          <table:table-cell table:style-name="ce2" table:formula="of:=[.D51]+([.A52]-[.A51])*([.C52]+[.C51])/2" office:value-type="float" office:value="478207808.934994" calcext:value-type="float">
            <text:p>478,207,809</text:p>
          </table:table-cell>
          <table:table-cell table:style-name="ce1" table:formula="of:=[.C52]/[$'Mass budget'.$B$56]" office:value-type="float" office:value="1392.074175" calcext:value-type="float">
            <text:p>1392.074175</text:p>
          </table:table-cell>
          <table:table-cell table:style-name="ce1" table:formula="of:=[.F51]+([.A52]-[.A51])*([.E52]+[.E51])/2" office:value-type="float" office:value="190648.78086963" calcext:value-type="float">
            <text:p>190648.78086963</text:p>
          </table:table-cell>
          <table:table-cell table:style-name="ce4" table:formula="of:=-[$'Mass budget'.$B$48]-[.F52]" office:value-type="float" office:value="7275.219133" calcext:value-type="float">
            <text:p>7,275</text:p>
          </table:table-cell>
          <table:table-cell table:number-columns-repeated="1017"/>
        </table:table-row>
        <table:table-row table:style-name="ro1">
          <table:table-cell table:style-name="ce5" office:value-type="float" office:value="106.023" calcext:value-type="float">
            <text:p>106.023</text:p>
          </table:table-cell>
          <table:table-cell table:style-name="ce6" office:value-type="float" office:value="724330" calcext:value-type="float">
            <text:p>7.24E+05</text:p>
          </table:table-cell>
          <table:table-cell table:style-name="ce2" table:formula="of:=[.B53]*[.$K$3]" office:value-type="float" office:value="3221980.36239295" calcext:value-type="float">
            <text:p>3,221,980</text:p>
          </table:table-cell>
          <table:table-cell table:style-name="ce2" table:formula="of:=[.D52]+([.A53]-[.A52])*([.C53]+[.C52])/2" office:value-type="float" office:value="479832535.313502" calcext:value-type="float">
            <text:p>479,832,535</text:p>
          </table:table-cell>
          <table:table-cell table:style-name="ce1" table:formula="of:=[.C53]/[$'Mass budget'.$B$56]" office:value-type="float" office:value="1284.518188" calcext:value-type="float">
            <text:p>1284.518188</text:p>
          </table:table-cell>
          <table:table-cell table:style-name="ce1" table:formula="of:=[.F52]+([.A53]-[.A52])*([.E53]+[.E52])/2" office:value-type="float" office:value="191296.516221476" calcext:value-type="float">
            <text:p>191296.516221476</text:p>
          </table:table-cell>
          <table:table-cell table:style-name="ce4" table:formula="of:=-[$'Mass budget'.$B$48]-[.F53]" office:value-type="float" office:value="6627.483781" calcext:value-type="float">
            <text:p>6,627</text:p>
          </table:table-cell>
          <table:table-cell table:number-columns-repeated="1017"/>
        </table:table-row>
        <table:table-row table:style-name="ro1">
          <table:table-cell table:style-name="ce5" office:value-type="float" office:value="106.506" calcext:value-type="float">
            <text:p>106.506</text:p>
          </table:table-cell>
          <table:table-cell table:style-name="ce6" office:value-type="float" office:value="660970" calcext:value-type="float">
            <text:p>6.61E+05</text:p>
          </table:table-cell>
          <table:table-cell table:style-name="ce2" table:formula="of:=[.B54]*[.$K$3]" office:value-type="float" office:value="2940141.04086655" calcext:value-type="float">
            <text:p>2,940,141</text:p>
          </table:table-cell>
          <table:table-cell table:style-name="ce2" table:formula="of:=[.D53]+([.A54]-[.A53])*([.C54]+[.C53])/2" office:value-type="float" office:value="481320687.632389" calcext:value-type="float">
            <text:p>481,320,688</text:p>
          </table:table-cell>
          <table:table-cell table:style-name="ce1" table:formula="of:=[.C54]/[$'Mass budget'.$B$56]" office:value-type="float" office:value="1172.156319" calcext:value-type="float">
            <text:p>1172.156319</text:p>
          </table:table-cell>
          <table:table-cell table:style-name="ce1" table:formula="of:=[.F53]+([.A54]-[.A53])*([.E54]+[.E53])/2" office:value-type="float" office:value="191889.803114917" calcext:value-type="float">
            <text:p>191889.803114917</text:p>
          </table:table-cell>
          <table:table-cell table:style-name="ce4" table:formula="of:=-[$'Mass budget'.$B$48]-[.F54]" office:value-type="float" office:value="6034.196888" calcext:value-type="float">
            <text:p>6,034</text:p>
          </table:table-cell>
          <table:table-cell table:number-columns-repeated="1017"/>
        </table:table-row>
        <table:table-row table:style-name="ro1">
          <table:table-cell table:style-name="ce5" office:value-type="float" office:value="106.883" calcext:value-type="float">
            <text:p>106.883</text:p>
          </table:table-cell>
          <table:table-cell table:style-name="ce6" office:value-type="float" office:value="618190" calcext:value-type="float">
            <text:p>6.18E+05</text:p>
          </table:table-cell>
          <table:table-cell table:style-name="ce2" table:formula="of:=[.B55]*[.$K$3]" office:value-type="float" office:value="2749846.12017685" calcext:value-type="float">
            <text:p>2,749,846</text:p>
          </table:table-cell>
          <table:table-cell table:style-name="ce2" table:formula="of:=[.D54]+([.A55]-[.A54])*([.C55]+[.C54])/2" office:value-type="float" office:value="482393250.212246" calcext:value-type="float">
            <text:p>482,393,250</text:p>
          </table:table-cell>
          <table:table-cell table:style-name="ce1" table:formula="of:=[.C55]/[$'Mass budget'.$B$56]" office:value-type="float" office:value="1096.290777" calcext:value-type="float">
            <text:p>1096.290777</text:p>
          </table:table-cell>
          <table:table-cell table:style-name="ce1" table:formula="of:=[.F54]+([.A55]-[.A54])*([.E55]+[.E54])/2" office:value-type="float" office:value="192317.405392513" calcext:value-type="float">
            <text:p>192317.405392513</text:p>
          </table:table-cell>
          <table:table-cell table:style-name="ce4" table:formula="of:=-[$'Mass budget'.$B$48]-[.F55]" office:value-type="float" office:value="5606.59461" calcext:value-type="float">
            <text:p>5,607</text:p>
          </table:table-cell>
          <table:table-cell table:number-columns-repeated="1017"/>
        </table:table-row>
        <table:table-row table:style-name="ro1">
          <table:table-cell table:style-name="ce5" office:value-type="float" office:value="107.044" calcext:value-type="float">
            <text:p>107.044</text:p>
          </table:table-cell>
          <table:table-cell table:style-name="ce6" office:value-type="float" office:value="598150" calcext:value-type="float">
            <text:p>5.98E+05</text:p>
          </table:table-cell>
          <table:table-cell table:style-name="ce2" table:formula="of:=[.B56]*[.$K$3]" office:value-type="float" office:value="2660703.75901225" calcext:value-type="float">
            <text:p>2,660,704</text:p>
          </table:table-cell>
          <table:table-cell table:style-name="ce2" table:formula="of:=[.D55]+([.A56]-[.A55])*([.C56]+[.C55])/2" office:value-type="float" office:value="482828799.47752" calcext:value-type="float">
            <text:p>482,828,799</text:p>
          </table:table-cell>
          <table:table-cell table:style-name="ce1" table:formula="of:=[.C56]/[$'Mass budget'.$B$56]" office:value-type="float" office:value="1060.75208" calcext:value-type="float">
            <text:p>1060.75208</text:p>
          </table:table-cell>
          <table:table-cell table:style-name="ce1" table:formula="of:=[.F55]+([.A56]-[.A55])*([.E56]+[.E55])/2" office:value-type="float" office:value="192491.047342501" calcext:value-type="float">
            <text:p>192491.047342501</text:p>
          </table:table-cell>
          <table:table-cell table:style-name="ce4" table:formula="of:=-[$'Mass budget'.$B$48]-[.F56]" office:value-type="float" office:value="5432.95266" calcext:value-type="float">
            <text:p>5,433</text:p>
          </table:table-cell>
          <table:table-cell table:number-columns-repeated="1017"/>
        </table:table-row>
        <table:table-row table:style-name="ro1">
          <table:table-cell table:style-name="ce5" office:value-type="float" office:value="107.772" calcext:value-type="float">
            <text:p>107.772</text:p>
          </table:table-cell>
          <table:table-cell table:style-name="ce6" office:value-type="float" office:value="533160" calcext:value-type="float">
            <text:p>5.33E+05</text:p>
          </table:table-cell>
          <table:table-cell table:style-name="ce2" table:formula="of:=[.B57]*[.$K$3]" office:value-type="float" office:value="2371613.8362534" calcext:value-type="float">
            <text:p>2,371,614</text:p>
          </table:table-cell>
          <table:table-cell table:style-name="ce2" table:formula="of:=[.D56]+([.A57]-[.A56])*([.C57]+[.C56])/2" office:value-type="float" office:value="484660563.082197" calcext:value-type="float">
            <text:p>484,660,563</text:p>
          </table:table-cell>
          <table:table-cell table:style-name="ce1" table:formula="of:=[.C57]/[$'Mass budget'.$B$56]" office:value-type="float" office:value="945.4995885" calcext:value-type="float">
            <text:p>945.4995885</text:p>
          </table:table-cell>
          <table:table-cell table:style-name="ce1" table:formula="of:=[.F56]+([.A57]-[.A56])*([.E57]+[.E56])/2" office:value-type="float" office:value="193221.322949835" calcext:value-type="float">
            <text:p>193221.322949835</text:p>
          </table:table-cell>
          <table:table-cell table:style-name="ce4" table:formula="of:=-[$'Mass budget'.$B$48]-[.F57]" office:value-type="float" office:value="4702.677053" calcext:value-type="float">
            <text:p>4,703</text:p>
          </table:table-cell>
          <table:table-cell table:number-columns-repeated="1017"/>
        </table:table-row>
        <table:table-row table:style-name="ro1">
          <table:table-cell table:style-name="ce5" office:value-type="float" office:value="108.501" calcext:value-type="float">
            <text:p>108.501</text:p>
          </table:table-cell>
          <table:table-cell table:style-name="ce6" office:value-type="float" office:value="480630" calcext:value-type="float">
            <text:p>4.81E+05</text:p>
          </table:table-cell>
          <table:table-cell table:style-name="ce2" table:formula="of:=[.B58]*[.$K$3]" office:value-type="float" office:value="2137948.75481745" calcext:value-type="float">
            <text:p>2,137,949</text:p>
          </table:table-cell>
          <table:table-cell table:style-name="ce2" table:formula="of:=[.D57]+([.A58]-[.A57])*([.C58]+[.C57])/2" office:value-type="float" office:value="486304298.646642" calcext:value-type="float">
            <text:p>486,304,299</text:p>
          </table:table-cell>
          <table:table-cell table:style-name="ce1" table:formula="of:=[.C58]/[$'Mass budget'.$B$56]" office:value-type="float" office:value="852.3435127" calcext:value-type="float">
            <text:p>852.3435127</text:p>
          </table:table-cell>
          <table:table-cell table:style-name="ce1" table:formula="of:=[.F57]+([.A58]-[.A57])*([.E58]+[.E57])/2" office:value-type="float" office:value="193876.636760223" calcext:value-type="float">
            <text:p>193876.636760223</text:p>
          </table:table-cell>
          <table:table-cell table:style-name="ce4" table:formula="of:=-[$'Mass budget'.$B$48]-[.F58]" office:value-type="float" office:value="4047.363243" calcext:value-type="float">
            <text:p>4,047</text:p>
          </table:table-cell>
          <table:table-cell table:number-columns-repeated="1017"/>
        </table:table-row>
        <table:table-row table:style-name="ro1">
          <table:table-cell table:style-name="ce5" office:value-type="float" office:value="109.203" calcext:value-type="float">
            <text:p>109.203</text:p>
          </table:table-cell>
          <table:table-cell table:style-name="ce6" office:value-type="float" office:value="436220" calcext:value-type="float">
            <text:p>4.36E+05</text:p>
          </table:table-cell>
          <table:table-cell table:style-name="ce2" table:formula="of:=[.B59]*[.$K$3]" office:value-type="float" office:value="1940403.2328953" calcext:value-type="float">
            <text:p>1,940,403</text:p>
          </table:table-cell>
          <table:table-cell table:style-name="ce2" table:formula="of:=[.D58]+([.A59]-[.A58])*([.C59]+[.C58])/2" office:value-type="float" office:value="487735800.194329" calcext:value-type="float">
            <text:p>487,735,800</text:p>
          </table:table-cell>
          <table:table-cell table:style-name="ce1" table:formula="of:=[.C59]/[$'Mass budget'.$B$56]" office:value-type="float" office:value="773.5873481" calcext:value-type="float">
            <text:p>773.5873481</text:p>
          </table:table-cell>
          <table:table-cell table:style-name="ce1" table:formula="of:=[.F58]+([.A59]-[.A58])*([.E59]+[.E58])/2" office:value-type="float" office:value="194447.338492364" calcext:value-type="float">
            <text:p>194447.338492364</text:p>
          </table:table-cell>
          <table:table-cell table:style-name="ce4" table:formula="of:=-[$'Mass budget'.$B$48]-[.F59]" office:value-type="float" office:value="3476.661511" calcext:value-type="float">
            <text:p>3,477</text:p>
          </table:table-cell>
          <table:table-cell table:number-columns-repeated="1017"/>
        </table:table-row>
        <table:table-row table:style-name="ro1">
          <table:table-cell table:style-name="ce5" office:value-type="float" office:value="109.689" calcext:value-type="float">
            <text:p>109.689</text:p>
          </table:table-cell>
          <table:table-cell table:style-name="ce6" office:value-type="float" office:value="402100" calcext:value-type="float">
            <text:p>4.02E+05</text:p>
          </table:table-cell>
          <table:table-cell table:style-name="ce2" table:formula="of:=[.B60]*[.$K$3]" office:value-type="float" office:value="1788629.9113915" calcext:value-type="float">
            <text:p>1,788,630</text:p>
          </table:table-cell>
          <table:table-cell table:style-name="ce2" table:formula="of:=[.D59]+([.A60]-[.A59])*([.C60]+[.C59])/2" office:value-type="float" office:value="488641955.248391" calcext:value-type="float">
            <text:p>488,641,955</text:p>
          </table:table-cell>
          <table:table-cell table:style-name="ce1" table:formula="of:=[.C60]/[$'Mass budget'.$B$56]" office:value-type="float" office:value="713.0793468" calcext:value-type="float">
            <text:p>713.0793468</text:p>
          </table:table-cell>
          <table:table-cell table:style-name="ce1" table:formula="of:=[.F59]+([.A60]-[.A59])*([.E60]+[.E59])/2" office:value-type="float" office:value="194808.598499224" calcext:value-type="float">
            <text:p>194808.598499224</text:p>
          </table:table-cell>
          <table:table-cell table:style-name="ce4" table:formula="of:=-[$'Mass budget'.$B$48]-[.F60]" office:value-type="float" office:value="3115.401504" calcext:value-type="float">
            <text:p>3,115</text:p>
          </table:table-cell>
          <table:table-cell table:number-columns-repeated="1017"/>
        </table:table-row>
        <table:table-row table:style-name="ro1">
          <table:table-cell table:style-name="ce5" office:value-type="float" office:value="109.987" calcext:value-type="float">
            <text:p>109.987</text:p>
          </table:table-cell>
          <table:table-cell table:style-name="ce6" office:value-type="float" office:value="382600" calcext:value-type="float">
            <text:p>3.83E+05</text:p>
          </table:table-cell>
          <table:table-cell table:style-name="ce2" table:formula="of:=[.B61]*[.$K$3]" office:value-type="float" office:value="1701889.589899" calcext:value-type="float">
            <text:p>1,701,890</text:p>
          </table:table-cell>
          <table:table-cell table:style-name="ce2" table:formula="of:=[.D60]+([.A61]-[.A60])*([.C61]+[.C60])/2" office:value-type="float" office:value="489162042.654083" calcext:value-type="float">
            <text:p>489,162,043</text:p>
          </table:table-cell>
          <table:table-cell table:style-name="ce1" table:formula="of:=[.C61]/[$'Mass budget'.$B$56]" office:value-type="float" office:value="678.4982792" calcext:value-type="float">
            <text:p>678.4982792</text:p>
          </table:table-cell>
          <table:table-cell table:style-name="ce1" table:formula="of:=[.F60]+([.A61]-[.A60])*([.E61]+[.E60])/2" office:value-type="float" office:value="195015.943565498" calcext:value-type="float">
            <text:p>195015.943565498</text:p>
          </table:table-cell>
          <table:table-cell table:style-name="ce4" table:formula="of:=-[$'Mass budget'.$B$48]-[.F61]" office:value-type="float" office:value="2908.056438" calcext:value-type="float">
            <text:p>2,908</text:p>
          </table:table-cell>
          <table:table-cell table:number-columns-repeated="1017"/>
        </table:table-row>
        <table:table-row table:style-name="ro1">
          <table:table-cell table:style-name="ce5" office:value-type="float" office:value="110.932" calcext:value-type="float">
            <text:p>110.932</text:p>
          </table:table-cell>
          <table:table-cell table:style-name="ce6" office:value-type="float" office:value="324110" calcext:value-type="float">
            <text:p>3.24E+05</text:p>
          </table:table-cell>
          <table:table-cell table:style-name="ce2" table:formula="of:=[.B62]*[.$K$3]" office:value-type="float" office:value="1441713.10763765" calcext:value-type="float">
            <text:p>1,441,713</text:p>
          </table:table-cell>
          <table:table-cell table:style-name="ce2" table:formula="of:=[.D61]+([.A62]-[.A61])*([.C62]+[.C61])/2" office:value-type="float" office:value="490647394.928669" calcext:value-type="float">
            <text:p>490,647,395</text:p>
          </table:table-cell>
          <table:table-cell table:style-name="ce1" table:formula="of:=[.C62]/[$'Mass budget'.$B$56]" office:value-type="float" office:value="574.7728105" calcext:value-type="float">
            <text:p>574.7728105</text:p>
          </table:table-cell>
          <table:table-cell table:style-name="ce1" table:formula="of:=[.F61]+([.A62]-[.A61])*([.E62]+[.E61])/2" office:value-type="float" office:value="195608.114155382" calcext:value-type="float">
            <text:p>195608.114155382</text:p>
          </table:table-cell>
          <table:table-cell table:style-name="ce4" table:formula="of:=-[$'Mass budget'.$B$48]-[.F62]" office:value-type="float" office:value="2315.885848" calcext:value-type="float">
            <text:p>2,316</text:p>
          </table:table-cell>
          <table:table-cell table:number-columns-repeated="1017"/>
        </table:table-row>
        <table:table-row table:style-name="ro1">
          <table:table-cell table:style-name="ce5" office:value-type="float" office:value="111.608" calcext:value-type="float">
            <text:p>111.608</text:p>
          </table:table-cell>
          <table:table-cell table:style-name="ce6" office:value-type="float" office:value="281860" calcext:value-type="float">
            <text:p>2.82E+05</text:p>
          </table:table-cell>
          <table:table-cell table:style-name="ce2" table:formula="of:=[.B63]*[.$K$3]" office:value-type="float" office:value="1253775.7444039" calcext:value-type="float">
            <text:p>1,253,776</text:p>
          </table:table-cell>
          <table:table-cell table:style-name="ce2" table:formula="of:=[.D62]+([.A63]-[.A62])*([.C63]+[.C62])/2" office:value-type="float" office:value="491558470.160659" calcext:value-type="float">
            <text:p>491,558,470</text:p>
          </table:table-cell>
          <table:table-cell table:style-name="ce1" table:formula="of:=[.C63]/[$'Mass budget'.$B$56]" office:value-type="float" office:value="499.8471641" calcext:value-type="float">
            <text:p>499.8471641</text:p>
          </table:table-cell>
          <table:table-cell table:style-name="ce1" table:formula="of:=[.F62]+([.A63]-[.A62])*([.E63]+[.E62])/2" office:value-type="float" office:value="195971.335706796" calcext:value-type="float">
            <text:p>195971.335706796</text:p>
          </table:table-cell>
          <table:table-cell table:style-name="ce4" table:formula="of:=-[$'Mass budget'.$B$48]-[.F63]" office:value-type="float" office:value="1952.664296" calcext:value-type="float">
            <text:p>1,953</text:p>
          </table:table-cell>
          <table:table-cell table:number-columns-repeated="1017"/>
        </table:table-row>
        <table:table-row table:style-name="ro1">
          <table:table-cell table:style-name="ce5" office:value-type="float" office:value="112.635" calcext:value-type="float">
            <text:p>112.635</text:p>
          </table:table-cell>
          <table:table-cell table:style-name="ce6" office:value-type="float" office:value="226080" calcext:value-type="float">
            <text:p>2.26E+05</text:p>
          </table:table-cell>
          <table:table-cell table:style-name="ce2" table:formula="of:=[.B64]*[.$K$3]" office:value-type="float" office:value="1005653.9427192" calcext:value-type="float">
            <text:p>1,005,654</text:p>
          </table:table-cell>
          <table:table-cell table:style-name="ce2" table:formula="of:=[.D63]+([.A64]-[.A63])*([.C64]+[.C63])/2" office:value-type="float" office:value="492718687.304997" calcext:value-type="float">
            <text:p>492,718,687</text:p>
          </table:table-cell>
          <table:table-cell table:style-name="ce1" table:formula="of:=[.C64]/[$'Mass budget'.$B$56]" office:value-type="float" office:value="400.927577" calcext:value-type="float">
            <text:p>400.927577</text:p>
          </table:table-cell>
          <table:table-cell table:style-name="ce1" table:formula="of:=[.F63]+([.A64]-[.A63])*([.E64]+[.E63])/2" office:value-type="float" office:value="196433.883536351" calcext:value-type="float">
            <text:p>196433.883536351</text:p>
          </table:table-cell>
          <table:table-cell table:style-name="ce4" table:formula="of:=-[$'Mass budget'.$B$48]-[.F64]" office:value-type="float" office:value="1490.116467" calcext:value-type="float">
            <text:p>1,490</text:p>
          </table:table-cell>
          <table:table-cell table:number-columns-repeated="1017"/>
        </table:table-row>
        <table:table-row table:style-name="ro1">
          <table:table-cell table:style-name="ce5" office:value-type="float" office:value="113.068" calcext:value-type="float">
            <text:p>113.068</text:p>
          </table:table-cell>
          <table:table-cell table:style-name="ce6" office:value-type="float" office:value="202240" calcext:value-type="float">
            <text:p>2.02E+05</text:p>
          </table:table-cell>
          <table:table-cell table:style-name="ce2" table:formula="of:=[.B65]*[.$K$3]" office:value-type="float" office:value="899608.3394176" calcext:value-type="float">
            <text:p>899,608</text:p>
          </table:table-cell>
          <table:table-cell table:style-name="ce2" table:formula="of:=[.D64]+([.A65]-[.A64])*([.C65]+[.C64])/2" office:value-type="float" office:value="493131176.58908" calcext:value-type="float">
            <text:p>493,131,177</text:p>
          </table:table-cell>
          <table:table-cell table:style-name="ce1" table:formula="of:=[.C65]/[$'Mass budget'.$B$56]" office:value-type="float" office:value="358.6500052" calcext:value-type="float">
            <text:p>358.6500052</text:p>
          </table:table-cell>
          <table:table-cell table:style-name="ce1" table:formula="of:=[.F64]+([.A65]-[.A64])*([.E65]+[.E64])/2" office:value-type="float" office:value="196598.332082898" calcext:value-type="float">
            <text:p>196598.332082898</text:p>
          </table:table-cell>
          <table:table-cell table:style-name="ce4" table:formula="of:=-[$'Mass budget'.$B$48]-[.F65]" office:value-type="float" office:value="1325.66792" calcext:value-type="float">
            <text:p>1,326</text:p>
          </table:table-cell>
          <table:table-cell table:number-columns-repeated="1017"/>
        </table:table-row>
        <table:table-row table:style-name="ro1">
          <table:table-cell table:style-name="ce5" office:value-type="float" office:value="114.315" calcext:value-type="float">
            <text:p>114.315</text:p>
          </table:table-cell>
          <table:table-cell table:style-name="ce6" office:value-type="float" office:value="172440" calcext:value-type="float">
            <text:p>1.72E+05</text:p>
          </table:table-cell>
          <table:table-cell table:style-name="ce2" table:formula="of:=[.B66]*[.$K$3]" office:value-type="float" office:value="767051.3352906" calcext:value-type="float">
            <text:p>767,051</text:p>
          </table:table-cell>
          <table:table-cell table:style-name="ce2" table:formula="of:=[.D65]+([.A66]-[.A65])*([.C66]+[.C65])/2" office:value-type="float" office:value="494170338.89626" calcext:value-type="float">
            <text:p>494,170,339</text:p>
          </table:table-cell>
          <table:table-cell table:style-name="ce1" table:formula="of:=[.C66]/[$'Mass budget'.$B$56]" office:value-type="float" office:value="305.8030404" calcext:value-type="float">
            <text:p>305.8030404</text:p>
          </table:table-cell>
          <table:table-cell table:style-name="ce1" table:formula="of:=[.F65]+([.A66]-[.A65])*([.E66]+[.E65])/2" office:value-type="float" office:value="197012.618556829" calcext:value-type="float">
            <text:p>197012.618556829</text:p>
          </table:table-cell>
          <table:table-cell table:style-name="ce4" table:formula="of:=-[$'Mass budget'.$B$48]-[.F66]" office:value-type="float" office:value="911.3814462" calcext:value-type="float">
            <text:p>911</text:p>
          </table:table-cell>
          <table:table-cell table:number-columns-repeated="1017"/>
        </table:table-row>
        <table:table-row table:style-name="ro1">
          <table:table-cell table:style-name="ce5" office:value-type="float" office:value="115.534" calcext:value-type="float">
            <text:p>115.534</text:p>
          </table:table-cell>
          <table:table-cell table:style-name="ce6" office:value-type="float" office:value="139940" calcext:value-type="float">
            <text:p>1.40E+05</text:p>
          </table:table-cell>
          <table:table-cell table:style-name="ce2" table:formula="of:=[.B67]*[.$K$3]" office:value-type="float" office:value="622484.1328031" calcext:value-type="float">
            <text:p>622,484</text:p>
          </table:table-cell>
          <table:table-cell table:style-name="ce2" table:formula="of:=[.D66]+([.A67]-[.A66])*([.C67]+[.C66])/2" office:value-type="float" office:value="495017260.764063" calcext:value-type="float">
            <text:p>495,017,261</text:p>
          </table:table-cell>
          <table:table-cell table:style-name="ce1" table:formula="of:=[.C67]/[$'Mass budget'.$B$56]" office:value-type="float" office:value="248.1679279" calcext:value-type="float">
            <text:p>248.1679279</text:p>
          </table:table-cell>
          <table:table-cell table:style-name="ce1" table:formula="of:=[.F66]+([.A67]-[.A66])*([.E67]+[.E66])/2" office:value-type="float" office:value="197350.263862008" calcext:value-type="float">
            <text:p>197350.263862008</text:p>
          </table:table-cell>
          <table:table-cell table:style-name="ce4" table:formula="of:=-[$'Mass budget'.$B$48]-[.F67]" office:value-type="float" office:value="573.736141" calcext:value-type="float">
            <text:p>574</text:p>
          </table:table-cell>
          <table:table-cell table:number-columns-repeated="1017"/>
        </table:table-row>
        <table:table-row table:style-name="ro1">
          <table:table-cell table:style-name="ce5" office:value-type="float" office:value="116.374" calcext:value-type="float">
            <text:p>116.374</text:p>
          </table:table-cell>
          <table:table-cell table:style-name="ce6" office:value-type="float" office:value="117180" calcext:value-type="float">
            <text:p>1.17E+05</text:p>
          </table:table-cell>
          <table:table-cell table:style-name="ce2" table:formula="of:=[.B68]*[.$K$3]" office:value-type="float" office:value="521242.6088457" calcext:value-type="float">
            <text:p>521,243</text:p>
          </table:table-cell>
          <table:table-cell table:style-name="ce2" table:formula="of:=[.D67]+([.A68]-[.A67])*([.C68]+[.C67])/2" office:value-type="float" office:value="495497625.995556" calcext:value-type="float">
            <text:p>495,497,626</text:p>
          </table:table-cell>
          <table:table-cell table:style-name="ce1" table:formula="of:=[.C68]/[$'Mass budget'.$B$56]" office:value-type="float" office:value="207.8056152" calcext:value-type="float">
            <text:p>207.8056152</text:p>
          </table:table-cell>
          <table:table-cell table:style-name="ce1" table:formula="of:=[.F67]+([.A68]-[.A67])*([.E68]+[.E67])/2" office:value-type="float" office:value="197541.77275011" calcext:value-type="float">
            <text:p>197541.77275011</text:p>
          </table:table-cell>
          <table:table-cell table:style-name="ce4" table:formula="of:=-[$'Mass budget'.$B$48]-[.F68]" office:value-type="float" office:value="382.2272529" calcext:value-type="float">
            <text:p>382</text:p>
          </table:table-cell>
          <table:table-cell table:number-columns-repeated="1017"/>
        </table:table-row>
        <table:table-row table:style-name="ro1">
          <table:table-cell table:style-name="ce5" office:value-type="float" office:value="117.214" calcext:value-type="float">
            <text:p>117.214</text:p>
          </table:table-cell>
          <table:table-cell table:style-name="ce6" office:value-type="float" office:value="84680" calcext:value-type="float">
            <text:p>8.47E+04</text:p>
          </table:table-cell>
          <table:table-cell table:style-name="ce2" table:formula="of:=[.B69]*[.$K$3]" office:value-type="float" office:value="376675.4063582" calcext:value-type="float">
            <text:p>376,675</text:p>
          </table:table-cell>
          <table:table-cell table:style-name="ce2" table:formula="of:=[.D68]+([.A69]-[.A68])*([.C69]+[.C68])/2" office:value-type="float" office:value="495874751.561942" calcext:value-type="float">
            <text:p>495,874,752</text:p>
          </table:table-cell>
          <table:table-cell table:style-name="ce1" table:formula="of:=[.C69]/[$'Mass budget'.$B$56]" office:value-type="float" office:value="150.1705026" calcext:value-type="float">
            <text:p>150.1705026</text:p>
          </table:table-cell>
          <table:table-cell table:style-name="ce1" table:formula="of:=[.F68]+([.A69]-[.A68])*([.E69]+[.E68])/2" office:value-type="float" office:value="197692.122719586" calcext:value-type="float">
            <text:p>197692.122719586</text:p>
          </table:table-cell>
          <table:table-cell table:style-name="ce4" table:formula="of:=-[$'Mass budget'.$B$48]-[.F69]" office:value-type="float" office:value="231.8772835" calcext:value-type="float">
            <text:p>232</text:p>
          </table:table-cell>
          <table:table-cell table:number-columns-repeated="1017"/>
        </table:table-row>
        <table:table-row table:style-name="ro1">
          <table:table-cell table:style-name="ce5" office:value-type="float" office:value="117.944" calcext:value-type="float">
            <text:p>117.944</text:p>
          </table:table-cell>
          <table:table-cell table:style-name="ce6" office:value-type="float" office:value="50560" calcext:value-type="float">
            <text:p>5.06E+04</text:p>
          </table:table-cell>
          <table:table-cell table:style-name="ce2" table:formula="of:=[.B70]*[.$K$3]" office:value-type="float" office:value="224902.0848544" calcext:value-type="float">
            <text:p>224,902</text:p>
          </table:table-cell>
          <table:table-cell table:style-name="ce2" table:formula="of:=[.D69]+([.A70]-[.A69])*([.C70]+[.C69])/2" office:value-type="float" office:value="496094327.346234" calcext:value-type="float">
            <text:p>496,094,327</text:p>
          </table:table-cell>
          <table:table-cell table:style-name="ce1" table:formula="of:=[.C70]/[$'Mass budget'.$B$56]" office:value-type="float" office:value="89.6625013" calcext:value-type="float">
            <text:p>89.6625013</text:p>
          </table:table-cell>
          <table:table-cell table:style-name="ce1" table:formula="of:=[.F69]+([.A70]-[.A69])*([.E70]+[.E69])/2" office:value-type="float" office:value="197779.66176601" calcext:value-type="float">
            <text:p>197779.66176601</text:p>
          </table:table-cell>
          <table:table-cell table:style-name="ce4" table:formula="of:=-[$'Mass budget'.$B$48]-[.F70]" office:value-type="float" office:value="144.3382371" calcext:value-type="float">
            <text:p>144</text:p>
          </table:table-cell>
          <table:table-cell table:number-columns-repeated="1017"/>
        </table:table-row>
        <table:table-row table:style-name="ro1">
          <table:table-cell table:style-name="ce5" office:value-type="float" office:value="118.594" calcext:value-type="float">
            <text:p>118.594</text:p>
          </table:table-cell>
          <table:table-cell table:style-name="ce6" office:value-type="float" office:value="27260" calcext:value-type="float">
            <text:p>2.73E+04</text:p>
          </table:table-cell>
          <table:table-cell table:style-name="ce2" table:formula="of:=[.B71]*[.$K$3]" office:value-type="float" office:value="121258.5212249" calcext:value-type="float">
            <text:p>121,259</text:p>
          </table:table-cell>
          <table:table-cell table:style-name="ce2" table:formula="of:=[.D70]+([.A71]-[.A70])*([.C71]+[.C70])/2" office:value-type="float" office:value="496206829.54321" calcext:value-type="float">
            <text:p>496,206,830</text:p>
          </table:table-cell>
          <table:table-cell table:style-name="ce1" table:formula="of:=[.C71]/[$'Mass budget'.$B$56]" office:value-type="float" office:value="48.34255905" calcext:value-type="float">
            <text:p>48.34255905</text:p>
          </table:table-cell>
          <table:table-cell table:style-name="ce1" table:formula="of:=[.F70]+([.A71]-[.A70])*([.E71]+[.E70])/2" office:value-type="float" office:value="197824.513410623" calcext:value-type="float">
            <text:p>197824.513410623</text:p>
          </table:table-cell>
          <table:table-cell table:style-name="ce4" table:formula="of:=-[$'Mass budget'.$B$48]-[.F71]" office:value-type="float" office:value="99.48659245" calcext:value-type="float">
            <text:p>99</text:p>
          </table:table-cell>
          <table:table-cell table:number-columns-repeated="1017"/>
        </table:table-row>
        <table:table-row table:style-name="ro1">
          <table:table-cell table:style-name="ce5" office:value-type="float" office:value="119.218" calcext:value-type="float">
            <text:p>119.218</text:p>
          </table:table-cell>
          <table:table-cell table:style-name="ce6" office:value-type="float" office:value="20750" calcext:value-type="float">
            <text:p>2.08E+04</text:p>
          </table:table-cell>
          <table:table-cell table:style-name="ce2" table:formula="of:=[.B72]*[.$K$3]" office:value-type="float" office:value="92300.59851125" calcext:value-type="float">
            <text:p>92,301</text:p>
          </table:table-cell>
          <table:table-cell table:style-name="ce2" table:formula="of:=[.D71]+([.A72]-[.A71])*([.C72]+[.C71])/2" office:value-type="float" office:value="496273459.988568" calcext:value-type="float">
            <text:p>496,273,460</text:p>
          </table:table-cell>
          <table:table-cell table:style-name="ce1" table:formula="of:=[.C72]/[$'Mass budget'.$B$56]" office:value-type="float" office:value="36.79780265" calcext:value-type="float">
            <text:p>36.79780265</text:p>
          </table:table-cell>
          <table:table-cell table:style-name="ce1" table:formula="of:=[.F71]+([.A72]-[.A71])*([.E72]+[.E71])/2" office:value-type="float" office:value="197851.077203474" calcext:value-type="float">
            <text:p>197851.077203474</text:p>
          </table:table-cell>
          <table:table-cell table:style-name="ce4" table:formula="of:=-[$'Mass budget'.$B$48]-[.F72]" office:value-type="float" office:value="72.9227996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5" office:value-type="float" office:value="119.952" calcext:value-type="float">
            <text:p>119.952</text:p>
          </table:table-cell>
          <table:table-cell table:style-name="ce6" office:value-type="float" office:value="21280" calcext:value-type="float">
            <text:p>2.13E+04</text:p>
          </table:table-cell>
          <table:table-cell table:style-name="ce2" table:formula="of:=[.B73]*[.$K$3]" office:value-type="float" office:value="94658.1559672" calcext:value-type="float">
            <text:p>94,658</text:p>
          </table:table-cell>
          <table:table-cell table:style-name="ce2" table:formula="of:=[.D72]+([.A73]-[.A72])*([.C73]+[.C72])/2" office:value-type="float" office:value="496342073.851461" calcext:value-type="float">
            <text:p>496,342,074</text:p>
          </table:table-cell>
          <table:table-cell table:style-name="ce1" table:formula="of:=[.C73]/[$'Mass budget'.$B$56]" office:value-type="float" office:value="37.73769833" calcext:value-type="float">
            <text:p>37.73769833</text:p>
          </table:table-cell>
          <table:table-cell table:style-name="ce1" table:formula="of:=[.F72]+([.A73]-[.A72])*([.E73]+[.E72])/2" office:value-type="float" office:value="197878.431732333" calcext:value-type="float">
            <text:p>197878.431732333</text:p>
          </table:table-cell>
          <table:table-cell table:style-name="ce4" table:formula="of:=-[$'Mass budget'.$B$48]-[.F73]" office:value-type="float" office:value="45.56827074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5" office:value-type="float" office:value="122.367" calcext:value-type="float">
            <text:p>122.367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formula="of:=[.B74]*[.$K$3]" office:value-type="float" office:value="0" calcext:value-type="float">
            <text:p>0</text:p>
          </table:table-cell>
          <table:table-cell table:style-name="ce2" table:formula="of:=[.D73]+([.A74]-[.A73])*([.C74]+[.C73])/2" office:value-type="float" office:value="496456373.574792" calcext:value-type="float">
            <text:p>496,456,374</text:p>
          </table:table-cell>
          <table:table-cell table:style-name="ce1" table:formula="of:=[.C74]/[$'Mass budget'.$B$56]" office:value-type="float" office:value="0" calcext:value-type="float">
            <text:p>0</text:p>
          </table:table-cell>
          <table:table-cell table:style-name="ce1" table:formula="of:=[.F73]+([.A74]-[.A73])*([.E74]+[.E73])/2" office:value-type="float" office:value="197924.000003067" calcext:value-type="float">
            <text:p>197924.000003067</text:p>
          </table:table-cell>
          <table:table-cell table:style-name="ce4" table:formula="of:=-[$'Mass budget'.$B$48]-[.F74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926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Ubuntu Mono&quot;" svg:font-family="'&quot;Ubuntu Mono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Mass_20_budget" style:display-name="PageStyle_Mass budg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cuum_20_Thrust_20_curve" style:display-name="PageStyle_Vacuum Thrust curv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table-count="2" meta:cell-count="6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705cm" svg:y="4.36cm" style:legend-expansion="high" chart:style-name="ch2"/>
        <chart:plot-area chart:style-name="ch3" table:cell-range-address="'Vacuum Thrust curve'.A2:'Vacuum Thrust curve'.A74 'Vacuum Thrust curve'.C1:'Vacuum Thrust curve'.D74" chart:data-source-has-labels="both" svg:x="0.317cm" svg:y="0.196cm" svg:width="12.071cm" svg:height="8.394cm">
          <chartooo:coordinate-region svg:x="1.714cm" svg:y="0.196cm" svg:width="8.905cm" svg:height="6.954cm"/>
          <chart:axis chart:dimension="x" chart:name="primary-x" chart:style-name="ch4" chartooo:axis-type="text">
            <chart:title svg:x="6.195cm" svg:y="8.787cm" chart:style-name="ch5">
              <text:p>x</text:p>
            </chart:title>
            <chart:categories table:cell-range-address="'Vacuum Thrust curve'.A2:'Vacuum Thrust curve'.A74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Vacuum Thrust curve'.C2:'Vacuum Thrust curve'.C74" chart:label-cell-address="'Vacuum Thrust curve'.C1:'Vacuum Thrust curve'.C1" chart:class="chart:line">
            <chart:data-point chart:repeated="73"/>
          </chart:series>
          <chart:series chart:attached-axis="secondary-y" chart:style-name="ch11" chart:values-cell-range-address="'Vacuum Thrust curve'.D2:'Vacuum Thrust curve'.D74" chart:label-cell-address="'Vacuum Thrust curve'.D1:'Vacuum Thrust curve'.D1" chart:class="chart:line">
            <chart:data-point chart:repeated="7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 N</text:p>
                <draw:g>
                  <svg:desc>'Vacuum Thrust curve'.C1:'Vacuum Thrust curve'.C1</svg:desc>
                </draw:g>
              </table:table-cell>
              <table:table-cell office:value-type="string">
                <text:p>Impulse n*s</text:p>
                <draw:g>
                  <svg:desc>'Vacuum Thrust curve'.D1:'Vacuum Thrust curve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Vacuum Thrust curve'.A2:'Vacuum Thrust curve'.A74</svg:desc>
                </draw:g>
              </table:table-cell>
              <table:table-cell office:value-type="float" office:value="0">
                <text:p>0</text:p>
                <draw:g>
                  <svg:desc>'Vacuum Thrust curve'.C2:'Vacuum Thrust curve'.C74</svg:desc>
                </draw:g>
              </table:table-cell>
              <table:table-cell office:value-type="float" office:value="0">
                <text:p>0</text:p>
                <draw:g>
                  <svg:desc>'Vacuum Thrust curve'.D2:'Vacuum Thrust curve'.D74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5722592.62548135">
                <text:p>5722592.62548135</text:p>
              </table:table-cell>
              <table:table-cell office:value-type="float" office:value="715324.078185169">
                <text:p>715324.078185169</text:p>
              </table:table-cell>
            </table:table-row>
            <table:table-row>
              <table:table-cell office:value-type="float" office:value="0.626">
                <text:p>0.626</text:p>
              </table:table-cell>
              <table:table-cell office:value-type="float" office:value="5751461.5837627">
                <text:p>5751461.5837627</text:p>
              </table:table-cell>
              <table:table-cell office:value-type="float" office:value="2872446.26952305">
                <text:p>2872446.26952305</text:p>
              </table:table-cell>
            </table:table-row>
            <table:table-row>
              <table:table-cell office:value-type="float" office:value="0.789">
                <text:p>0.789</text:p>
              </table:table-cell>
              <table:table-cell office:value-type="float" office:value="5753863.6234348">
                <text:p>5753863.6234348</text:p>
              </table:table-cell>
              <table:table-cell office:value-type="float" office:value="3810130.27390965">
                <text:p>3810130.27390965</text:p>
              </table:table-cell>
            </table:table-row>
            <table:table-row>
              <table:table-cell office:value-type="float" office:value="1.141">
                <text:p>1.141</text:p>
              </table:table-cell>
              <table:table-cell office:value-type="float" office:value="5696036.7424398">
                <text:p>5696036.7424398</text:p>
              </table:table-cell>
              <table:table-cell office:value-type="float" office:value="5825312.73830358">
                <text:p>5825312.73830358</text:p>
              </table:table-cell>
            </table:table-row>
            <table:table-row>
              <table:table-cell office:value-type="float" office:value="1.357">
                <text:p>1.357</text:p>
              </table:table-cell>
              <table:table-cell office:value-type="float" office:value="5659917.182926">
                <text:p>5659917.182926</text:p>
              </table:table-cell>
              <table:table-cell office:value-type="float" office:value="7051755.76224308">
                <text:p>7051755.76224308</text:p>
              </table:table-cell>
            </table:table-row>
            <table:table-row>
              <table:table-cell office:value-type="float" office:value="1.792">
                <text:p>1.792</text:p>
              </table:table-cell>
              <table:table-cell office:value-type="float" office:value="5640611.9011169">
                <text:p>5640611.9011169</text:p>
              </table:table-cell>
              <table:table-cell office:value-type="float" office:value="9509620.83802241">
                <text:p>9509620.83802241</text:p>
              </table:table-cell>
            </table:table-row>
            <table:table-row>
              <table:table-cell office:value-type="float" office:value="2.389">
                <text:p>2.389</text:p>
              </table:table-cell>
              <table:table-cell office:value-type="float" office:value="5635763.33955655">
                <text:p>5635763.33955655</text:p>
              </table:table-cell>
              <table:table-cell office:value-type="float" office:value="12875618.8473634">
                <text:p>12875618.8473634</text:p>
              </table:table-cell>
            </table:table-row>
            <table:table-row>
              <table:table-cell office:value-type="float" office:value="3.639">
                <text:p>3.639</text:p>
              </table:table-cell>
              <table:table-cell office:value-type="float" office:value="5647684.57348475">
                <text:p>5647684.57348475</text:p>
              </table:table-cell>
              <table:table-cell office:value-type="float" office:value="19927773.7930143">
                <text:p>19927773.7930143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5652355.2061805">
                <text:p>5652355.2061805</text:p>
              </table:table-cell>
              <table:table-cell office:value-type="float" office:value="30668461.6035861">
                <text:p>30668461.6035861</text:p>
              </table:table-cell>
            </table:table-row>
            <table:table-row>
              <table:table-cell office:value-type="float" office:value="7.578">
                <text:p>7.578</text:p>
              </table:table-cell>
              <table:table-cell office:value-type="float" office:value="5649819.71985995">
                <text:p>5649819.71985995</text:p>
              </table:table-cell>
              <table:table-cell office:value-type="float" office:value="42185377.8532213">
                <text:p>42185377.8532213</text:p>
              </table:table-cell>
            </table:table-row>
            <table:table-row>
              <table:table-cell office:value-type="float" office:value="9.18">
                <text:p>9.18</text:p>
              </table:table-cell>
              <table:table-cell office:value-type="float" office:value="5640078.1145231">
                <text:p>5640078.1145231</text:p>
              </table:table-cell>
              <table:table-cell office:value-type="float" office:value="51228586.0185621">
                <text:p>51228586.0185621</text:p>
              </table:table-cell>
            </table:table-row>
            <table:table-row>
              <table:table-cell office:value-type="float" office:value="10.103">
                <text:p>10.103</text:p>
              </table:table-cell>
              <table:table-cell office:value-type="float" office:value="5627934.46951415">
                <text:p>5627934.46951415</text:p>
              </table:table-cell>
              <table:table-cell office:value-type="float" office:value="56428773.8260953">
                <text:p>56428773.8260953</text:p>
              </table:table-cell>
            </table:table-row>
            <table:table-row>
              <table:table-cell office:value-type="float" office:value="12.493">
                <text:p>12.493</text:p>
              </table:table-cell>
              <table:table-cell office:value-type="float" office:value="5589234.94146365">
                <text:p>5589234.94146365</text:p>
              </table:table-cell>
              <table:table-cell office:value-type="float" office:value="69833291.2722138">
                <text:p>69833291.2722138</text:p>
              </table:table-cell>
            </table:table-row>
            <table:table-row>
              <table:table-cell office:value-type="float" office:value="15.262">
                <text:p>15.262</text:p>
              </table:table-cell>
              <table:table-cell office:value-type="float" office:value="5540838.29029245">
                <text:p>5540838.29029245</text:p>
              </table:table-cell>
              <table:table-cell office:value-type="float" office:value="85242877.6615801">
                <text:p>85242877.6615801</text:p>
              </table:table-cell>
            </table:table-row>
            <table:table-row>
              <table:table-cell office:value-type="float" office:value="17.272">
                <text:p>17.272</text:p>
              </table:table-cell>
              <table:table-cell office:value-type="float" office:value="5497334.68289775">
                <text:p>5497334.68289775</text:p>
              </table:table-cell>
              <table:table-cell office:value-type="float" office:value="96336241.4996362">
                <text:p>96336241.4996362</text:p>
              </table:table-cell>
            </table:table-row>
            <table:table-row>
              <table:table-cell office:value-type="float" office:value="18.901">
                <text:p>18.901</text:p>
              </table:table-cell>
              <table:table-cell office:value-type="float" office:value="5451473.5180471">
                <text:p>5451473.5180471</text:p>
              </table:table-cell>
              <table:table-cell office:value-type="float" office:value="105254045.779306">
                <text:p>105254045.779306</text:p>
              </table:table-cell>
            </table:table-row>
            <table:table-row>
              <table:table-cell office:value-type="float" office:value="20.014">
                <text:p>20.014</text:p>
              </table:table-cell>
              <table:table-cell office:value-type="float" office:value="5422471.1131173">
                <text:p>5422471.1131173</text:p>
              </table:table-cell>
              <table:table-cell office:value-type="float" office:value="111305395.966549">
                <text:p>111305395.966549</text:p>
              </table:table-cell>
            </table:table-row>
            <table:table-row>
              <table:table-cell office:value-type="float" office:value="22.294">
                <text:p>22.294</text:p>
              </table:table-cell>
              <table:table-cell office:value-type="float" office:value="5342847.9462088">
                <text:p>5342847.9462088</text:p>
              </table:table-cell>
              <table:table-cell office:value-type="float" office:value="123577859.694181">
                <text:p>123577859.694181</text:p>
              </table:table-cell>
            </table:table-row>
            <table:table-row>
              <table:table-cell office:value-type="float" office:value="25.062">
                <text:p>25.062</text:p>
              </table:table-cell>
              <table:table-cell office:value-type="float" office:value="5243875.01527505">
                <text:p>5243875.01527505</text:p>
              </table:table-cell>
              <table:table-cell office:value-type="float" office:value="138229884.272874">
                <text:p>138229884.272874</text:p>
              </table:table-cell>
            </table:table-row>
            <table:table-row>
              <table:table-cell office:value-type="float" office:value="27.587">
                <text:p>27.587</text:p>
              </table:table-cell>
              <table:table-cell office:value-type="float" office:value="5144946.56655745">
                <text:p>5144946.56655745</text:p>
              </table:table-cell>
              <table:table-cell office:value-type="float" office:value="151345771.519938">
                <text:p>151345771.519938</text:p>
              </table:table-cell>
            </table:table-row>
            <table:table-row>
              <table:table-cell office:value-type="float" office:value="30.029">
                <text:p>30.029</text:p>
              </table:table-cell>
              <table:table-cell office:value-type="float" office:value="5038811.99882355">
                <text:p>5038811.99882355</text:p>
              </table:table-cell>
              <table:table-cell office:value-type="float" office:value="163780140.728268">
                <text:p>163780140.728268</text:p>
              </table:table-cell>
            </table:table-row>
            <table:table-row>
              <table:table-cell office:value-type="float" office:value="32.96">
                <text:p>32.96</text:p>
              </table:table-cell>
              <table:table-cell office:value-type="float" office:value="4913327.6670644">
                <text:p>4913327.6670644</text:p>
              </table:table-cell>
              <table:table-cell office:value-type="float" office:value="178365001.408627">
                <text:p>178365001.408627</text:p>
              </table:table-cell>
            </table:table-row>
            <table:table-row>
              <table:table-cell office:value-type="float" office:value="36.136">
                <text:p>36.136</text:p>
              </table:table-cell>
              <table:table-cell office:value-type="float" office:value="4783039.25596105">
                <text:p>4783039.25596105</text:p>
              </table:table-cell>
              <table:table-cell office:value-type="float" office:value="193762832.082391">
                <text:p>193762832.082391</text:p>
              </table:table-cell>
            </table:table-row>
            <table:table-row>
              <table:table-cell office:value-type="float" office:value="39.963">
                <text:p>39.963</text:p>
              </table:table-cell>
              <table:table-cell office:value-type="float" office:value="4643053.721737">
                <text:p>4643053.721737</text:p>
              </table:table-cell>
              <table:table-cell office:value-type="float" office:value="211799660.995216">
                <text:p>211799660.995216</text:p>
              </table:table-cell>
            </table:table-row>
            <table:table-row>
              <table:table-cell office:value-type="float" office:value="42.542">
                <text:p>42.542</text:p>
              </table:table-cell>
              <table:table-cell office:value-type="float" office:value="4556179.95359605">
                <text:p>4556179.95359605</text:p>
              </table:table-cell>
              <table:table-cell office:value-type="float" office:value="223662072.819558">
                <text:p>223662072.819558</text:p>
              </table:table-cell>
            </table:table-row>
            <table:table-row>
              <table:table-cell office:value-type="float" office:value="45.881">
                <text:p>45.881</text:p>
              </table:table-cell>
              <table:table-cell office:value-type="float" office:value="4457162.54044615">
                <text:p>4457162.54044615</text:p>
              </table:table-cell>
              <table:table-cell office:value-type="float" office:value="238709848.113362">
                <text:p>238709848.113362</text:p>
              </table:table-cell>
            </table:table-row>
            <table:table-row>
              <table:table-cell office:value-type="float" office:value="50.008">
                <text:p>50.008</text:p>
              </table:table-cell>
              <table:table-cell office:value-type="float" office:value="4360502.6847522">
                <text:p>4360502.6847522</text:p>
              </table:table-cell>
              <table:table-cell office:value-type="float" office:value="256905100.305559">
                <text:p>256905100.305559</text:p>
              </table:table-cell>
            </table:table-row>
            <table:table-row>
              <table:table-cell office:value-type="float" office:value="53.348">
                <text:p>53.348</text:p>
              </table:table-cell>
              <table:table-cell office:value-type="float" office:value="4283192.5930835">
                <text:p>4283192.5930835</text:p>
              </table:table-cell>
              <table:table-cell office:value-type="float" office:value="271340071.419544">
                <text:p>271340071.419544</text:p>
              </table:table-cell>
            </table:table-row>
            <table:table-row>
              <table:table-cell office:value-type="float" office:value="57.013">
                <text:p>57.013</text:p>
              </table:table-cell>
              <table:table-cell office:value-type="float" office:value="4215490.6601032">
                <text:p>4215490.6601032</text:p>
              </table:table-cell>
              <table:table-cell office:value-type="float" office:value="286913908.481009">
                <text:p>286913908.481009</text:p>
              </table:table-cell>
            </table:table-row>
            <table:table-row>
              <table:table-cell office:value-type="float" office:value="59.973">
                <text:p>59.973</text:p>
              </table:table-cell>
              <table:table-cell office:value-type="float" office:value="4174344.61016445">
                <text:p>4174344.61016445</text:p>
              </table:table-cell>
              <table:table-cell office:value-type="float" office:value="299330864.681005">
                <text:p>299330864.681005</text:p>
              </table:table-cell>
            </table:table-row>
            <table:table-row>
              <table:table-cell office:value-type="float" office:value="64.699">
                <text:p>64.699</text:p>
              </table:table-cell>
              <table:table-cell office:value-type="float" office:value="4145075.31193775">
                <text:p>4145075.31193775</text:p>
              </table:table-cell>
              <table:table-cell office:value-type="float" office:value="318989653.956932">
                <text:p>318989653.956932</text:p>
              </table:table-cell>
            </table:table-row>
            <table:table-row>
              <table:table-cell office:value-type="float" office:value="67.768">
                <text:p>67.768</text:p>
              </table:table-cell>
              <table:table-cell office:value-type="float" office:value="4127994.14093615">
                <text:p>4127994.14093615</text:p>
              </table:table-cell>
              <table:table-cell office:value-type="float" office:value="331684679.032367">
                <text:p>331684679.032367</text:p>
              </table:table-cell>
            </table:table-row>
            <table:table-row>
              <table:table-cell office:value-type="float" office:value="69.859">
                <text:p>69.859</text:p>
              </table:table-cell>
              <table:table-cell office:value-type="float" office:value="4103751.3331344">
                <text:p>4103751.3331344</text:p>
              </table:table-cell>
              <table:table-cell office:value-type="float" office:value="340290968.925508">
                <text:p>340290968.925508</text:p>
              </table:table-cell>
            </table:table-row>
            <table:table-row>
              <table:table-cell office:value-type="float" office:value="73.416">
                <text:p>73.416</text:p>
              </table:table-cell>
              <table:table-cell office:value-type="float" office:value="4055310.19974705">
                <text:p>4055310.19974705</text:p>
              </table:table-cell>
              <table:table-cell office:value-type="float" office:value="354801859.861738">
                <text:p>354801859.861738</text:p>
              </table:table-cell>
            </table:table-row>
            <table:table-row>
              <table:table-cell office:value-type="float" office:value="75.045">
                <text:p>75.045</text:p>
              </table:table-cell>
              <table:table-cell office:value-type="float" office:value="4016655.1539127">
                <text:p>4016655.1539127</text:p>
              </table:table-cell>
              <table:table-cell office:value-type="float" office:value="361376475.642294">
                <text:p>361376475.642294</text:p>
              </table:table-cell>
            </table:table-row>
            <table:table-row>
              <table:table-cell office:value-type="float" office:value="77.625">
                <text:p>77.625</text:p>
              </table:table-cell>
              <table:table-cell office:value-type="float" office:value="3977911.14364605">
                <text:p>3977911.14364605</text:p>
              </table:table-cell>
              <table:table-cell office:value-type="float" office:value="371689466.166144">
                <text:p>371689466.166144</text:p>
              </table:table-cell>
            </table:table-row>
            <table:table-row>
              <table:table-cell office:value-type="float" office:value="79.906">
                <text:p>79.906</text:p>
              </table:table-cell>
              <table:table-cell office:value-type="float" office:value="3941613.65526765">
                <text:p>3941613.65526765</text:p>
              </table:table-cell>
              <table:table-cell office:value-type="float" office:value="380721684.199306">
                <text:p>380721684.199306</text:p>
              </table:table-cell>
            </table:table-row>
            <table:table-row>
              <table:table-cell office:value-type="float" office:value="83.029">
                <text:p>83.029</text:p>
              </table:table-cell>
              <table:table-cell office:value-type="float" office:value="3900467.6053289">
                <text:p>3900467.6053289</text:p>
              </table:table-cell>
              <table:table-cell office:value-type="float" office:value="392967094.087727">
                <text:p>392967094.087727</text:p>
              </table:table-cell>
            </table:table-row>
            <table:table-row>
              <table:table-cell office:value-type="float" office:value="84.713">
                <text:p>84.713</text:p>
              </table:table-cell>
              <table:table-cell office:value-type="float" office:value="3883475.3987596">
                <text:p>3883475.3987596</text:p>
              </table:table-cell>
              <table:table-cell office:value-type="float" office:value="399521174.09717">
                <text:p>399521174.09717</text:p>
              </table:table-cell>
            </table:table-row>
            <table:table-row>
              <table:table-cell office:value-type="float" office:value="87.727">
                <text:p>87.727</text:p>
              </table:table-cell>
              <table:table-cell office:value-type="float" office:value="3851937.50750925">
                <text:p>3851937.50750925</text:p>
              </table:table-cell>
              <table:table-cell office:value-type="float" office:value="411178441.346917">
                <text:p>411178441.346917</text:p>
              </table:table-cell>
            </table:table-row>
            <table:table-row>
              <table:table-cell office:value-type="float" office:value="89.9">
                <text:p>89.9</text:p>
              </table:table-cell>
              <table:table-cell office:value-type="float" office:value="3830096.7393796">
                <text:p>3830096.7393796</text:p>
              </table:table-cell>
              <table:table-cell office:value-type="float" office:value="419524971.556162">
                <text:p>419524971.556162</text:p>
              </table:table-cell>
            </table:table-row>
            <table:table-row>
              <table:table-cell office:value-type="float" office:value="93.213">
                <text:p>93.213</text:p>
              </table:table-cell>
              <table:table-cell office:value-type="float" office:value="3803362.92747345">
                <text:p>3803362.92747345</text:p>
              </table:table-cell>
              <table:table-cell office:value-type="float" office:value="432169797.494304">
                <text:p>432169797.494304</text:p>
              </table:table-cell>
            </table:table-row>
            <table:table-row>
              <table:table-cell office:value-type="float" office:value="95.983">
                <text:p>95.983</text:p>
              </table:table-cell>
              <table:table-cell office:value-type="float" office:value="3776673.59778345">
                <text:p>3776673.59778345</text:p>
              </table:table-cell>
              <table:table-cell office:value-type="float" office:value="442668148.081784">
                <text:p>442668148.081784</text:p>
              </table:table-cell>
            </table:table-row>
            <table:table-row>
              <table:table-cell office:value-type="float" office:value="99.812">
                <text:p>99.812</text:p>
              </table:table-cell>
              <table:table-cell office:value-type="float" office:value="3742644.7024287">
                <text:p>3742644.7024287</text:p>
              </table:table-cell>
              <table:table-cell office:value-type="float" office:value="457063882.96754">
                <text:p>457063882.96754</text:p>
              </table:table-cell>
            </table:table-row>
            <table:table-row>
              <table:table-cell office:value-type="float" office:value="101.795">
                <text:p>101.795</text:p>
              </table:table-cell>
              <table:table-cell office:value-type="float" office:value="3725652.4958594">
                <text:p>3725652.4958594</text:p>
              </table:table-cell>
              <table:table-cell office:value-type="float" office:value="464468699.639643">
                <text:p>464468699.639643</text:p>
              </table:table-cell>
            </table:table-row>
            <table:table-row>
              <table:table-cell office:value-type="float" office:value="103.18">
                <text:p>103.18</text:p>
              </table:table-cell>
              <table:table-cell office:value-type="float" office:value="3703856.2099459">
                <text:p>3703856.2099459</text:p>
              </table:table-cell>
              <table:table-cell office:value-type="float" office:value="469613634.418413">
                <text:p>469613634.418413</text:p>
              </table:table-cell>
            </table:table-row>
            <table:table-row>
              <table:table-cell office:value-type="float" office:value="104.049">
                <text:p>104.049</text:p>
              </table:table-cell>
              <table:table-cell office:value-type="float" office:value="3682148.8884647">
                <text:p>3682148.8884647</text:p>
              </table:table-cell>
              <table:table-cell office:value-type="float" office:value="472822853.633673">
                <text:p>472822853.633673</text:p>
              </table:table-cell>
            </table:table-row>
            <table:table-row>
              <table:table-cell office:value-type="float" office:value="104.645">
                <text:p>104.645</text:p>
              </table:table-cell>
              <table:table-cell office:value-type="float" office:value="3645940.3645186">
                <text:p>3645940.3645186</text:p>
              </table:table-cell>
              <table:table-cell office:value-type="float" office:value="475006624.231062">
                <text:p>475006624.231062</text:p>
              </table:table-cell>
            </table:table-row>
            <table:table-row>
              <table:table-cell office:value-type="float" office:value="105.16">
                <text:p>105.16</text:p>
              </table:table-cell>
              <table:table-cell office:value-type="float" office:value="3580907.3645073">
                <text:p>3580907.3645073</text:p>
              </table:table-cell>
              <table:table-cell office:value-type="float" office:value="476867537.521286">
                <text:p>476867537.521286</text:p>
              </table:table-cell>
            </table:table-row>
            <table:table-row>
              <table:table-cell office:value-type="float" office:value="105.539">
                <text:p>105.539</text:p>
              </table:table-cell>
              <table:table-cell office:value-type="float" office:value="3491765.0033427">
                <text:p>3491765.0033427</text:p>
              </table:table-cell>
              <table:table-cell office:value-type="float" office:value="478207808.934994">
                <text:p>478207808.934994</text:p>
              </table:table-cell>
            </table:table-row>
            <table:table-row>
              <table:table-cell office:value-type="float" office:value="106.023">
                <text:p>106.023</text:p>
              </table:table-cell>
              <table:table-cell office:value-type="float" office:value="3221980.36239295">
                <text:p>3221980.36239295</text:p>
              </table:table-cell>
              <table:table-cell office:value-type="float" office:value="479832535.313502">
                <text:p>479832535.313502</text:p>
              </table:table-cell>
            </table:table-row>
            <table:table-row>
              <table:table-cell office:value-type="float" office:value="106.506">
                <text:p>106.506</text:p>
              </table:table-cell>
              <table:table-cell office:value-type="float" office:value="2940141.04086655">
                <text:p>2940141.04086655</text:p>
              </table:table-cell>
              <table:table-cell office:value-type="float" office:value="481320687.632389">
                <text:p>481320687.632389</text:p>
              </table:table-cell>
            </table:table-row>
            <table:table-row>
              <table:table-cell office:value-type="float" office:value="106.883">
                <text:p>106.883</text:p>
              </table:table-cell>
              <table:table-cell office:value-type="float" office:value="2749846.12017685">
                <text:p>2749846.12017685</text:p>
              </table:table-cell>
              <table:table-cell office:value-type="float" office:value="482393250.212246">
                <text:p>482393250.212246</text:p>
              </table:table-cell>
            </table:table-row>
            <table:table-row>
              <table:table-cell office:value-type="float" office:value="107.044">
                <text:p>107.044</text:p>
              </table:table-cell>
              <table:table-cell office:value-type="float" office:value="2660703.75901225">
                <text:p>2660703.75901225</text:p>
              </table:table-cell>
              <table:table-cell office:value-type="float" office:value="482828799.47752">
                <text:p>482828799.47752</text:p>
              </table:table-cell>
            </table:table-row>
            <table:table-row>
              <table:table-cell office:value-type="float" office:value="107.772">
                <text:p>107.772</text:p>
              </table:table-cell>
              <table:table-cell office:value-type="float" office:value="2371613.8362534">
                <text:p>2371613.8362534</text:p>
              </table:table-cell>
              <table:table-cell office:value-type="float" office:value="484660563.082197">
                <text:p>484660563.082197</text:p>
              </table:table-cell>
            </table:table-row>
            <table:table-row>
              <table:table-cell office:value-type="float" office:value="108.501">
                <text:p>108.501</text:p>
              </table:table-cell>
              <table:table-cell office:value-type="float" office:value="2137948.75481745">
                <text:p>2137948.75481745</text:p>
              </table:table-cell>
              <table:table-cell office:value-type="float" office:value="486304298.646642">
                <text:p>486304298.646642</text:p>
              </table:table-cell>
            </table:table-row>
            <table:table-row>
              <table:table-cell office:value-type="float" office:value="109.203">
                <text:p>109.203</text:p>
              </table:table-cell>
              <table:table-cell office:value-type="float" office:value="1940403.2328953">
                <text:p>1940403.2328953</text:p>
              </table:table-cell>
              <table:table-cell office:value-type="float" office:value="487735800.194329">
                <text:p>487735800.194329</text:p>
              </table:table-cell>
            </table:table-row>
            <table:table-row>
              <table:table-cell office:value-type="float" office:value="109.689">
                <text:p>109.689</text:p>
              </table:table-cell>
              <table:table-cell office:value-type="float" office:value="1788629.9113915">
                <text:p>1788629.9113915</text:p>
              </table:table-cell>
              <table:table-cell office:value-type="float" office:value="488641955.248391">
                <text:p>488641955.248391</text:p>
              </table:table-cell>
            </table:table-row>
            <table:table-row>
              <table:table-cell office:value-type="float" office:value="109.987">
                <text:p>109.987</text:p>
              </table:table-cell>
              <table:table-cell office:value-type="float" office:value="1701889.589899">
                <text:p>1701889.589899</text:p>
              </table:table-cell>
              <table:table-cell office:value-type="float" office:value="489162042.654083">
                <text:p>489162042.654083</text:p>
              </table:table-cell>
            </table:table-row>
            <table:table-row>
              <table:table-cell office:value-type="float" office:value="110.932">
                <text:p>110.932</text:p>
              </table:table-cell>
              <table:table-cell office:value-type="float" office:value="1441713.10763765">
                <text:p>1441713.10763765</text:p>
              </table:table-cell>
              <table:table-cell office:value-type="float" office:value="490647394.928669">
                <text:p>490647394.928669</text:p>
              </table:table-cell>
            </table:table-row>
            <table:table-row>
              <table:table-cell office:value-type="float" office:value="111.608">
                <text:p>111.608</text:p>
              </table:table-cell>
              <table:table-cell office:value-type="float" office:value="1253775.7444039">
                <text:p>1253775.7444039</text:p>
              </table:table-cell>
              <table:table-cell office:value-type="float" office:value="491558470.160659">
                <text:p>491558470.160659</text:p>
              </table:table-cell>
            </table:table-row>
            <table:table-row>
              <table:table-cell office:value-type="float" office:value="112.635">
                <text:p>112.635</text:p>
              </table:table-cell>
              <table:table-cell office:value-type="float" office:value="1005653.9427192">
                <text:p>1005653.9427192</text:p>
              </table:table-cell>
              <table:table-cell office:value-type="float" office:value="492718687.304997">
                <text:p>492718687.304997</text:p>
              </table:table-cell>
            </table:table-row>
            <table:table-row>
              <table:table-cell office:value-type="float" office:value="113.068">
                <text:p>113.068</text:p>
              </table:table-cell>
              <table:table-cell office:value-type="float" office:value="899608.3394176">
                <text:p>899608.3394176</text:p>
              </table:table-cell>
              <table:table-cell office:value-type="float" office:value="493131176.58908">
                <text:p>493131176.58908</text:p>
              </table:table-cell>
            </table:table-row>
            <table:table-row>
              <table:table-cell office:value-type="float" office:value="114.315">
                <text:p>114.315</text:p>
              </table:table-cell>
              <table:table-cell office:value-type="float" office:value="767051.3352906">
                <text:p>767051.3352906</text:p>
              </table:table-cell>
              <table:table-cell office:value-type="float" office:value="494170338.89626">
                <text:p>494170338.89626</text:p>
              </table:table-cell>
            </table:table-row>
            <table:table-row>
              <table:table-cell office:value-type="float" office:value="115.534">
                <text:p>115.534</text:p>
              </table:table-cell>
              <table:table-cell office:value-type="float" office:value="622484.1328031">
                <text:p>622484.1328031</text:p>
              </table:table-cell>
              <table:table-cell office:value-type="float" office:value="495017260.764063">
                <text:p>495017260.764063</text:p>
              </table:table-cell>
            </table:table-row>
            <table:table-row>
              <table:table-cell office:value-type="float" office:value="116.374">
                <text:p>116.374</text:p>
              </table:table-cell>
              <table:table-cell office:value-type="float" office:value="521242.6088457">
                <text:p>521242.6088457</text:p>
              </table:table-cell>
              <table:table-cell office:value-type="float" office:value="495497625.995556">
                <text:p>495497625.995556</text:p>
              </table:table-cell>
            </table:table-row>
            <table:table-row>
              <table:table-cell office:value-type="float" office:value="117.214">
                <text:p>117.214</text:p>
              </table:table-cell>
              <table:table-cell office:value-type="float" office:value="376675.4063582">
                <text:p>376675.4063582</text:p>
              </table:table-cell>
              <table:table-cell office:value-type="float" office:value="495874751.561942">
                <text:p>495874751.561942</text:p>
              </table:table-cell>
            </table:table-row>
            <table:table-row>
              <table:table-cell office:value-type="float" office:value="117.944">
                <text:p>117.944</text:p>
              </table:table-cell>
              <table:table-cell office:value-type="float" office:value="224902.0848544">
                <text:p>224902.0848544</text:p>
              </table:table-cell>
              <table:table-cell office:value-type="float" office:value="496094327.346234">
                <text:p>496094327.346234</text:p>
              </table:table-cell>
            </table:table-row>
            <table:table-row>
              <table:table-cell office:value-type="float" office:value="118.594">
                <text:p>118.594</text:p>
              </table:table-cell>
              <table:table-cell office:value-type="float" office:value="121258.5212249">
                <text:p>121258.5212249</text:p>
              </table:table-cell>
              <table:table-cell office:value-type="float" office:value="496206829.54321">
                <text:p>496206829.54321</text:p>
              </table:table-cell>
            </table:table-row>
            <table:table-row>
              <table:table-cell office:value-type="float" office:value="119.218">
                <text:p>119.218</text:p>
              </table:table-cell>
              <table:table-cell office:value-type="float" office:value="92300.59851125">
                <text:p>92300.59851125</text:p>
              </table:table-cell>
              <table:table-cell office:value-type="float" office:value="496273459.988568">
                <text:p>496273459.988568</text:p>
              </table:table-cell>
            </table:table-row>
            <table:table-row>
              <table:table-cell office:value-type="float" office:value="119.952">
                <text:p>119.952</text:p>
              </table:table-cell>
              <table:table-cell office:value-type="float" office:value="94658.1559672">
                <text:p>94658.1559672</text:p>
              </table:table-cell>
              <table:table-cell office:value-type="float" office:value="496342073.851461">
                <text:p>496342073.851461</text:p>
              </table:table-cell>
            </table:table-row>
            <table:table-row>
              <table:table-cell office:value-type="float" office:value="122.367">
                <text:p>122.367</text:p>
              </table:table-cell>
              <table:table-cell office:value-type="float" office:value="0">
                <text:p>0</text:p>
              </table:table-cell>
              <table:table-cell office:value-type="float" office:value="496456373.574792">
                <text:p>496456373.574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547cm" svg:y="4.36cm" style:legend-expansion="high" chart:style-name="ch2"/>
        <chart:plot-area chart:style-name="ch3" table:cell-range-address="'Vacuum Thrust curve'.A2:'Vacuum Thrust curve'.A1000 'Vacuum Thrust curve'.F1:'Vacuum Thrust curve'.G1000" chart:data-source-has-labels="both" svg:x="0.317cm" svg:y="0.196cm" svg:width="11.913cm" svg:height="9.424cm">
          <chartooo:coordinate-region svg:x="1.529cm" svg:y="0.196cm" svg:width="10.701cm" svg:height="7.984cm"/>
          <chart:axis chart:dimension="x" chart:name="primary-x" chart:style-name="ch4" chartooo:axis-type="text">
            <chart:categories table:cell-range-address="'Vacuum Thrust curve'.A2:'Vacuum Thrust curve'.A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acuum Thrust curve'.F2:'Vacuum Thrust curve'.F1000" chart:label-cell-address="'Vacuum Thrust curve'.F1:'Vacuum Thrust curve'.F1" chart:class="chart:line">
            <chart:data-point chart:repeated="999"/>
          </chart:series>
          <chart:series chart:style-name="ch8" chart:values-cell-range-address="'Vacuum Thrust curve'.G2:'Vacuum Thrust curve'.G1000" chart:label-cell-address="'Vacuum Thrust curve'.G1:'Vacuum Thrust curve'.G1" chart:class="chart:line"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p used kg</text:p>
                <draw:g>
                  <svg:desc>'Vacuum Thrust curve'.F1:'Vacuum Thrust curve'.F1</svg:desc>
                </draw:g>
              </table:table-cell>
              <table:table-cell office:value-type="string">
                <text:p>Prop left kg</text:p>
                <draw:g>
                  <svg:desc>'Vacuum Thrust curve'.G1:'Vacuum Thrust curve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Vacuum Thrust curve'.A2:'Vacuum Thrust curve'.A1000</svg:desc>
                </draw:g>
              </table:table-cell>
              <table:table-cell office:value-type="float" office:value="0">
                <text:p>0</text:p>
                <draw:g>
                  <svg:desc>'Vacuum Thrust curve'.F2:'Vacuum Thrust curve'.F1000</svg:desc>
                </draw:g>
              </table:table-cell>
              <table:table-cell office:value-type="float" office:value="197924">
                <text:p>197924</text:p>
                <draw:g>
                  <svg:desc>'Vacuum Thrust curve'.G2:'Vacuum Thrust curve'.G1000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85.18075375">
                <text:p>285.18075375</text:p>
              </table:table-cell>
              <table:table-cell office:value-type="float" office:value="197638.8192">
                <text:p>197638.8192</text:p>
              </table:table-cell>
            </table:table-row>
            <table:table-row>
              <table:table-cell office:value-type="float" office:value="0.626">
                <text:p>0.626</text:p>
              </table:table-cell>
              <table:table-cell office:value-type="float" office:value="1145.168207362">
                <text:p>1145.168207362</text:p>
              </table:table-cell>
              <table:table-cell office:value-type="float" office:value="196778.8318">
                <text:p>196778.8318</text:p>
              </table:table-cell>
            </table:table-row>
            <table:table-row>
              <table:table-cell office:value-type="float" office:value="0.789">
                <text:p>0.789</text:p>
              </table:table-cell>
              <table:table-cell office:value-type="float" office:value="1518.997971204">
                <text:p>1518.997971204</text:p>
              </table:table-cell>
              <table:table-cell office:value-type="float" office:value="196405.002">
                <text:p>196405.002</text:p>
              </table:table-cell>
            </table:table-row>
            <table:table-row>
              <table:table-cell office:value-type="float" office:value="1.141">
                <text:p>1.141</text:p>
              </table:table-cell>
              <table:table-cell office:value-type="float" office:value="2322.397817332">
                <text:p>2322.397817332</text:p>
              </table:table-cell>
              <table:table-cell office:value-type="float" office:value="195601.6022">
                <text:p>195601.6022</text:p>
              </table:table-cell>
            </table:table-row>
            <table:table-row>
              <table:table-cell office:value-type="float" office:value="1.357">
                <text:p>1.357</text:p>
              </table:table-cell>
              <table:table-cell office:value-type="float" office:value="2811.3481501">
                <text:p>2811.3481501</text:p>
              </table:table-cell>
              <table:table-cell office:value-type="float" office:value="195112.6518">
                <text:p>195112.6518</text:p>
              </table:table-cell>
            </table:table-row>
            <table:table-row>
              <table:table-cell office:value-type="float" office:value="1.792">
                <text:p>1.792</text:p>
              </table:table-cell>
              <table:table-cell office:value-type="float" office:value="3791.233822">
                <text:p>3791.233822</text:p>
              </table:table-cell>
              <table:table-cell office:value-type="float" office:value="194132.7662">
                <text:p>194132.7662</text:p>
              </table:table-cell>
            </table:table-row>
            <table:table-row>
              <table:table-cell office:value-type="float" office:value="2.389">
                <text:p>2.389</text:p>
              </table:table-cell>
              <table:table-cell office:value-type="float" office:value="5133.1680289255">
                <text:p>5133.1680289255</text:p>
              </table:table-cell>
              <table:table-cell office:value-type="float" office:value="192790.832">
                <text:p>192790.832</text:p>
              </table:table-cell>
            </table:table-row>
            <table:table-row>
              <table:table-cell office:value-type="float" office:value="3.639">
                <text:p>3.639</text:p>
              </table:table-cell>
              <table:table-cell office:value-type="float" office:value="7944.6753226755">
                <text:p>7944.6753226755</text:p>
              </table:table-cell>
              <table:table-cell office:value-type="float" office:value="189979.3247">
                <text:p>189979.3247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12226.7029234795">
                <text:p>12226.7029234795</text:p>
              </table:table-cell>
              <table:table-cell office:value-type="float" office:value="185697.2971">
                <text:p>185697.2971</text:p>
              </table:table-cell>
            </table:table-row>
            <table:table-row>
              <table:table-cell office:value-type="float" office:value="7.578">
                <text:p>7.578</text:p>
              </table:table-cell>
              <table:table-cell office:value-type="float" office:value="16818.1922335445">
                <text:p>16818.1922335445</text:p>
              </table:table-cell>
              <table:table-cell office:value-type="float" office:value="181105.8078">
                <text:p>181105.8078</text:p>
              </table:table-cell>
            </table:table-row>
            <table:table-row>
              <table:table-cell office:value-type="float" office:value="9.18">
                <text:p>9.18</text:p>
              </table:table-cell>
              <table:table-cell office:value-type="float" office:value="20423.4796838285">
                <text:p>20423.4796838285</text:p>
              </table:table-cell>
              <table:table-cell office:value-type="float" office:value="177500.5203">
                <text:p>177500.5203</text:p>
              </table:table-cell>
            </table:table-row>
            <table:table-row>
              <table:table-cell office:value-type="float" office:value="10.103">
                <text:p>10.103</text:p>
              </table:table-cell>
              <table:table-cell office:value-type="float" office:value="22496.6567572895">
                <text:p>22496.6567572895</text:p>
              </table:table-cell>
              <table:table-cell office:value-type="float" office:value="175427.3432">
                <text:p>175427.3432</text:p>
              </table:table-cell>
            </table:table-row>
            <table:table-row>
              <table:table-cell office:value-type="float" office:value="12.493">
                <text:p>12.493</text:p>
              </table:table-cell>
              <table:table-cell office:value-type="float" office:value="27840.6826419495">
                <text:p>27840.6826419495</text:p>
              </table:table-cell>
              <table:table-cell office:value-type="float" office:value="170083.3174">
                <text:p>170083.3174</text:p>
              </table:table-cell>
            </table:table-row>
            <table:table-row>
              <table:table-cell office:value-type="float" office:value="15.262">
                <text:p>15.262</text:p>
              </table:table-cell>
              <table:table-cell office:value-type="float" office:value="33984.0763805745">
                <text:p>33984.0763805745</text:p>
              </table:table-cell>
              <table:table-cell office:value-type="float" office:value="163939.9236">
                <text:p>163939.9236</text:p>
              </table:table-cell>
            </table:table-row>
            <table:table-row>
              <table:table-cell office:value-type="float" office:value="17.272">
                <text:p>17.272</text:p>
              </table:table-cell>
              <table:table-cell office:value-type="float" office:value="38406.7065678345">
                <text:p>38406.7065678345</text:p>
              </table:table-cell>
              <table:table-cell office:value-type="float" office:value="159517.2934">
                <text:p>159517.2934</text:p>
              </table:table-cell>
            </table:table-row>
            <table:table-row>
              <table:table-cell office:value-type="float" office:value="18.901">
                <text:p>18.901</text:p>
              </table:table-cell>
              <table:table-cell office:value-type="float" office:value="41961.998811267">
                <text:p>41961.998811267</text:p>
              </table:table-cell>
              <table:table-cell office:value-type="float" office:value="155962.0012">
                <text:p>155962.0012</text:p>
              </table:table-cell>
            </table:table-row>
            <table:table-row>
              <table:table-cell office:value-type="float" office:value="20.014">
                <text:p>20.014</text:p>
              </table:table-cell>
              <table:table-cell office:value-type="float" office:value="44374.511769633">
                <text:p>44374.511769633</text:p>
              </table:table-cell>
              <table:table-cell office:value-type="float" office:value="153549.4882">
                <text:p>153549.4882</text:p>
              </table:table-cell>
            </table:table-row>
            <table:table-row>
              <table:table-cell office:value-type="float" office:value="22.294">
                <text:p>22.294</text:p>
              </table:table-cell>
              <table:table-cell office:value-type="float" office:value="49267.217836413">
                <text:p>49267.217836413</text:p>
              </table:table-cell>
              <table:table-cell office:value-type="float" office:value="148656.7822">
                <text:p>148656.7822</text:p>
              </table:table-cell>
            </table:table-row>
            <table:table-row>
              <table:table-cell office:value-type="float" office:value="25.062">
                <text:p>25.062</text:p>
              </table:table-cell>
              <table:table-cell office:value-type="float" office:value="55108.591755093">
                <text:p>55108.591755093</text:p>
              </table:table-cell>
              <table:table-cell office:value-type="float" office:value="142815.4082">
                <text:p>142815.4082</text:p>
              </table:table-cell>
            </table:table-row>
            <table:table-row>
              <table:table-cell office:value-type="float" office:value="27.587">
                <text:p>27.587</text:p>
              </table:table-cell>
              <table:table-cell office:value-type="float" office:value="60337.5484270805">
                <text:p>60337.5484270805</text:p>
              </table:table-cell>
              <table:table-cell office:value-type="float" office:value="137586.4516">
                <text:p>137586.4516</text:p>
              </table:table-cell>
            </table:table-row>
            <table:table-row>
              <table:table-cell office:value-type="float" office:value="30.029">
                <text:p>30.029</text:p>
              </table:table-cell>
              <table:table-cell office:value-type="float" office:value="65294.8019179295">
                <text:p>65294.8019179295</text:p>
              </table:table-cell>
              <table:table-cell office:value-type="float" office:value="132629.1981">
                <text:p>132629.1981</text:p>
              </table:table-cell>
            </table:table-row>
            <table:table-row>
              <table:table-cell office:value-type="float" office:value="32.96">
                <text:p>32.96</text:p>
              </table:table-cell>
              <table:table-cell office:value-type="float" office:value="71109.3993707855">
                <text:p>71109.3993707855</text:p>
              </table:table-cell>
              <table:table-cell office:value-type="float" office:value="126814.6006">
                <text:p>126814.6006</text:p>
              </table:table-cell>
            </table:table-row>
            <table:table-row>
              <table:table-cell office:value-type="float" office:value="36.136">
                <text:p>36.136</text:p>
              </table:table-cell>
              <table:table-cell office:value-type="float" office:value="77248.1064155415">
                <text:p>77248.1064155415</text:p>
              </table:table-cell>
              <table:table-cell office:value-type="float" office:value="120675.8936">
                <text:p>120675.8936</text:p>
              </table:table-cell>
            </table:table-row>
            <table:table-row>
              <table:table-cell office:value-type="float" office:value="39.963">
                <text:p>39.963</text:p>
              </table:table-cell>
              <table:table-cell office:value-type="float" office:value="84438.912123781">
                <text:p>84438.912123781</text:p>
              </table:table-cell>
              <table:table-cell office:value-type="float" office:value="113485.0879">
                <text:p>113485.0879</text:p>
              </table:table-cell>
            </table:table-row>
            <table:table-row>
              <table:table-cell office:value-type="float" office:value="42.542">
                <text:p>42.542</text:p>
              </table:table-cell>
              <table:table-cell office:value-type="float" office:value="89168.1413620885">
                <text:p>89168.1413620885</text:p>
              </table:table-cell>
              <table:table-cell office:value-type="float" office:value="108755.8586">
                <text:p>108755.8586</text:p>
              </table:table-cell>
            </table:table-row>
            <table:table-row>
              <table:table-cell office:value-type="float" office:value="45.881">
                <text:p>45.881</text:p>
              </table:table-cell>
              <table:table-cell office:value-type="float" office:value="95167.2906043495">
                <text:p>95167.2906043495</text:p>
              </table:table-cell>
              <table:table-cell office:value-type="float" office:value="102756.7094">
                <text:p>102756.7094</text:p>
              </table:table-cell>
            </table:table-row>
            <table:table-row>
              <table:table-cell office:value-type="float" office:value="50.008">
                <text:p>50.008</text:p>
              </table:table-cell>
              <table:table-cell office:value-type="float" office:value="102421.255478869">
                <text:p>102421.255478869</text:p>
              </table:table-cell>
              <table:table-cell office:value-type="float" office:value="95502.74452">
                <text:p>95502.74452</text:p>
              </table:table-cell>
            </table:table-row>
            <table:table-row>
              <table:table-cell office:value-type="float" office:value="53.348">
                <text:p>53.348</text:p>
              </table:table-cell>
              <table:table-cell office:value-type="float" office:value="108176.095934699">
                <text:p>108176.095934699</text:p>
              </table:table-cell>
              <table:table-cell office:value-type="float" office:value="89747.90406">
                <text:p>89747.90406</text:p>
              </table:table-cell>
            </table:table-row>
            <table:table-row>
              <table:table-cell office:value-type="float" office:value="57.013">
                <text:p>57.013</text:p>
              </table:table-cell>
              <table:table-cell office:value-type="float" office:value="114384.972062701">
                <text:p>114384.972062701</text:p>
              </table:table-cell>
              <table:table-cell office:value-type="float" office:value="83539.02794">
                <text:p>83539.02794</text:p>
              </table:table-cell>
            </table:table-row>
            <table:table-row>
              <table:table-cell office:value-type="float" office:value="59.973">
                <text:p>59.973</text:p>
              </table:table-cell>
              <table:table-cell office:value-type="float" office:value="119335.283449381">
                <text:p>119335.283449381</text:p>
              </table:table-cell>
              <table:table-cell office:value-type="float" office:value="78588.71655">
                <text:p>78588.71655</text:p>
              </table:table-cell>
            </table:table-row>
            <table:table-row>
              <table:table-cell office:value-type="float" office:value="64.699">
                <text:p>64.699</text:p>
              </table:table-cell>
              <table:table-cell office:value-type="float" office:value="127172.721775035">
                <text:p>127172.721775035</text:p>
              </table:table-cell>
              <table:table-cell office:value-type="float" office:value="70751.27823">
                <text:p>70751.27823</text:p>
              </table:table-cell>
            </table:table-row>
            <table:table-row>
              <table:table-cell office:value-type="float" office:value="67.768">
                <text:p>67.768</text:p>
              </table:table-cell>
              <table:table-cell office:value-type="float" office:value="132233.891853648">
                <text:p>132233.891853648</text:p>
              </table:table-cell>
              <table:table-cell office:value-type="float" office:value="65690.10815">
                <text:p>65690.10815</text:p>
              </table:table-cell>
            </table:table-row>
            <table:table-row>
              <table:table-cell office:value-type="float" office:value="69.859">
                <text:p>69.859</text:p>
              </table:table-cell>
              <table:table-cell office:value-type="float" office:value="135664.991567093">
                <text:p>135664.991567093</text:p>
              </table:table-cell>
              <table:table-cell office:value-type="float" office:value="62259.00843">
                <text:p>62259.00843</text:p>
              </table:table-cell>
            </table:table-row>
            <table:table-row>
              <table:table-cell office:value-type="float" office:value="73.416">
                <text:p>73.416</text:p>
              </table:table-cell>
              <table:table-cell office:value-type="float" office:value="141450.099244706">
                <text:p>141450.099244706</text:p>
              </table:table-cell>
              <table:table-cell office:value-type="float" office:value="56473.90076">
                <text:p>56473.90076</text:p>
              </table:table-cell>
            </table:table-row>
            <table:table-row>
              <table:table-cell office:value-type="float" office:value="75.045">
                <text:p>75.045</text:p>
              </table:table-cell>
              <table:table-cell office:value-type="float" office:value="144071.224328751">
                <text:p>144071.224328751</text:p>
              </table:table-cell>
              <table:table-cell office:value-type="float" office:value="53852.77567">
                <text:p>53852.77567</text:p>
              </table:table-cell>
            </table:table-row>
            <table:table-row>
              <table:table-cell office:value-type="float" office:value="77.625">
                <text:p>77.625</text:p>
              </table:table-cell>
              <table:table-cell office:value-type="float" office:value="148182.740355291">
                <text:p>148182.740355291</text:p>
              </table:table-cell>
              <table:table-cell office:value-type="float" office:value="49741.25965">
                <text:p>49741.25965</text:p>
              </table:table-cell>
            </table:table-row>
            <table:table-row>
              <table:table-cell office:value-type="float" office:value="79.906">
                <text:p>79.906</text:p>
              </table:table-cell>
              <table:table-cell office:value-type="float" office:value="151783.646330286">
                <text:p>151783.646330286</text:p>
              </table:table-cell>
              <table:table-cell office:value-type="float" office:value="46140.35367">
                <text:p>46140.35367</text:p>
              </table:table-cell>
            </table:table-row>
            <table:table-row>
              <table:table-cell office:value-type="float" office:value="83.029">
                <text:p>83.029</text:p>
              </table:table-cell>
              <table:table-cell office:value-type="float" office:value="156665.566747179">
                <text:p>156665.566747179</text:p>
              </table:table-cell>
              <table:table-cell office:value-type="float" office:value="41258.43326">
                <text:p>41258.43326</text:p>
              </table:table-cell>
            </table:table-row>
            <table:table-row>
              <table:table-cell office:value-type="float" office:value="84.713">
                <text:p>84.713</text:p>
              </table:table-cell>
              <table:table-cell office:value-type="float" office:value="159278.504762779">
                <text:p>159278.504762779</text:p>
              </table:table-cell>
              <table:table-cell office:value-type="float" office:value="38645.49524">
                <text:p>38645.49524</text:p>
              </table:table-cell>
            </table:table-row>
            <table:table-row>
              <table:table-cell office:value-type="float" office:value="87.727">
                <text:p>87.727</text:p>
              </table:table-cell>
              <table:table-cell office:value-type="float" office:value="163925.948297238">
                <text:p>163925.948297238</text:p>
              </table:table-cell>
              <table:table-cell office:value-type="float" office:value="33998.05171">
                <text:p>33998.05171</text:p>
              </table:table-cell>
            </table:table-row>
            <table:table-row>
              <table:table-cell office:value-type="float" office:value="89.9">
                <text:p>89.9</text:p>
              </table:table-cell>
              <table:table-cell office:value-type="float" office:value="167253.488708258">
                <text:p>167253.488708258</text:p>
              </table:table-cell>
              <table:table-cell office:value-type="float" office:value="30670.51129">
                <text:p>30670.51129</text:p>
              </table:table-cell>
            </table:table-row>
            <table:table-row>
              <table:table-cell office:value-type="float" office:value="93.213">
                <text:p>93.213</text:p>
              </table:table-cell>
              <table:table-cell office:value-type="float" office:value="172294.645721091">
                <text:p>172294.645721091</text:p>
              </table:table-cell>
              <table:table-cell office:value-type="float" office:value="25629.35428">
                <text:p>25629.35428</text:p>
              </table:table-cell>
            </table:table-row>
            <table:table-row>
              <table:table-cell office:value-type="float" office:value="95.983">
                <text:p>95.983</text:p>
              </table:table-cell>
              <table:table-cell office:value-type="float" office:value="176480.059893126">
                <text:p>176480.059893126</text:p>
              </table:table-cell>
              <table:table-cell office:value-type="float" office:value="21443.94011">
                <text:p>21443.94011</text:p>
              </table:table-cell>
            </table:table-row>
            <table:table-row>
              <table:table-cell office:value-type="float" office:value="99.812">
                <text:p>99.812</text:p>
              </table:table-cell>
              <table:table-cell office:value-type="float" office:value="182219.257902499">
                <text:p>182219.257902499</text:p>
              </table:table-cell>
              <table:table-cell office:value-type="float" office:value="15704.7421">
                <text:p>15704.7421</text:p>
              </table:table-cell>
            </table:table-row>
            <table:table-row>
              <table:table-cell office:value-type="float" office:value="101.795">
                <text:p>101.795</text:p>
              </table:table-cell>
              <table:table-cell office:value-type="float" office:value="185171.362080952">
                <text:p>185171.362080952</text:p>
              </table:table-cell>
              <table:table-cell office:value-type="float" office:value="12752.63792">
                <text:p>12752.63792</text:p>
              </table:table-cell>
            </table:table-row>
            <table:table-row>
              <table:table-cell office:value-type="float" office:value="103.18">
                <text:p>103.18</text:p>
              </table:table-cell>
              <table:table-cell office:value-type="float" office:value="187222.511235767">
                <text:p>187222.511235767</text:p>
              </table:table-cell>
              <table:table-cell office:value-type="float" office:value="10701.48877">
                <text:p>10701.48877</text:p>
              </table:table-cell>
            </table:table-row>
            <table:table-row>
              <table:table-cell office:value-type="float" office:value="104.049">
                <text:p>104.049</text:p>
              </table:table-cell>
              <table:table-cell office:value-type="float" office:value="188501.941892321">
                <text:p>188501.941892321</text:p>
              </table:table-cell>
              <table:table-cell office:value-type="float" office:value="9422.05811">
                <text:p>9422.05811</text:p>
              </table:table-cell>
            </table:table-row>
            <table:table-row>
              <table:table-cell office:value-type="float" office:value="104.645">
                <text:p>104.645</text:p>
              </table:table-cell>
              <table:table-cell office:value-type="float" office:value="189372.553359639">
                <text:p>189372.553359639</text:p>
              </table:table-cell>
              <table:table-cell office:value-type="float" office:value="8551.446643">
                <text:p>8551.446643</text:p>
              </table:table-cell>
            </table:table-row>
            <table:table-row>
              <table:table-cell office:value-type="float" office:value="105.16">
                <text:p>105.16</text:p>
              </table:table-cell>
              <table:table-cell office:value-type="float" office:value="190114.450174224">
                <text:p>190114.450174224</text:p>
              </table:table-cell>
              <table:table-cell office:value-type="float" office:value="7809.549828">
                <text:p>7809.549828</text:p>
              </table:table-cell>
            </table:table-row>
            <table:table-row>
              <table:table-cell office:value-type="float" office:value="105.539">
                <text:p>105.539</text:p>
              </table:table-cell>
              <table:table-cell office:value-type="float" office:value="190648.78086963">
                <text:p>190648.78086963</text:p>
              </table:table-cell>
              <table:table-cell office:value-type="float" office:value="7275.219133">
                <text:p>7275.219133</text:p>
              </table:table-cell>
            </table:table-row>
            <table:table-row>
              <table:table-cell office:value-type="float" office:value="106.023">
                <text:p>106.023</text:p>
              </table:table-cell>
              <table:table-cell office:value-type="float" office:value="191296.516221476">
                <text:p>191296.516221476</text:p>
              </table:table-cell>
              <table:table-cell office:value-type="float" office:value="6627.483781">
                <text:p>6627.483781</text:p>
              </table:table-cell>
            </table:table-row>
            <table:table-row>
              <table:table-cell office:value-type="float" office:value="106.506">
                <text:p>106.506</text:p>
              </table:table-cell>
              <table:table-cell office:value-type="float" office:value="191889.803114917">
                <text:p>191889.803114917</text:p>
              </table:table-cell>
              <table:table-cell office:value-type="float" office:value="6034.196888">
                <text:p>6034.196888</text:p>
              </table:table-cell>
            </table:table-row>
            <table:table-row>
              <table:table-cell office:value-type="float" office:value="106.883">
                <text:p>106.883</text:p>
              </table:table-cell>
              <table:table-cell office:value-type="float" office:value="192317.405392513">
                <text:p>192317.405392513</text:p>
              </table:table-cell>
              <table:table-cell office:value-type="float" office:value="5606.59461">
                <text:p>5606.59461</text:p>
              </table:table-cell>
            </table:table-row>
            <table:table-row>
              <table:table-cell office:value-type="float" office:value="107.044">
                <text:p>107.044</text:p>
              </table:table-cell>
              <table:table-cell office:value-type="float" office:value="192491.047342501">
                <text:p>192491.047342501</text:p>
              </table:table-cell>
              <table:table-cell office:value-type="float" office:value="5432.95266">
                <text:p>5432.95266</text:p>
              </table:table-cell>
            </table:table-row>
            <table:table-row>
              <table:table-cell office:value-type="float" office:value="107.772">
                <text:p>107.772</text:p>
              </table:table-cell>
              <table:table-cell office:value-type="float" office:value="193221.322949835">
                <text:p>193221.322949835</text:p>
              </table:table-cell>
              <table:table-cell office:value-type="float" office:value="4702.677053">
                <text:p>4702.677053</text:p>
              </table:table-cell>
            </table:table-row>
            <table:table-row>
              <table:table-cell office:value-type="float" office:value="108.501">
                <text:p>108.501</text:p>
              </table:table-cell>
              <table:table-cell office:value-type="float" office:value="193876.636760223">
                <text:p>193876.636760223</text:p>
              </table:table-cell>
              <table:table-cell office:value-type="float" office:value="4047.363243">
                <text:p>4047.363243</text:p>
              </table:table-cell>
            </table:table-row>
            <table:table-row>
              <table:table-cell office:value-type="float" office:value="109.203">
                <text:p>109.203</text:p>
              </table:table-cell>
              <table:table-cell office:value-type="float" office:value="194447.338492364">
                <text:p>194447.338492364</text:p>
              </table:table-cell>
              <table:table-cell office:value-type="float" office:value="3476.661511">
                <text:p>3476.661511</text:p>
              </table:table-cell>
            </table:table-row>
            <table:table-row>
              <table:table-cell office:value-type="float" office:value="109.689">
                <text:p>109.689</text:p>
              </table:table-cell>
              <table:table-cell office:value-type="float" office:value="194808.598499224">
                <text:p>194808.598499224</text:p>
              </table:table-cell>
              <table:table-cell office:value-type="float" office:value="3115.401504">
                <text:p>3115.401504</text:p>
              </table:table-cell>
            </table:table-row>
            <table:table-row>
              <table:table-cell office:value-type="float" office:value="109.987">
                <text:p>109.987</text:p>
              </table:table-cell>
              <table:table-cell office:value-type="float" office:value="195015.943565498">
                <text:p>195015.943565498</text:p>
              </table:table-cell>
              <table:table-cell office:value-type="float" office:value="2908.056438">
                <text:p>2908.056438</text:p>
              </table:table-cell>
            </table:table-row>
            <table:table-row>
              <table:table-cell office:value-type="float" office:value="110.932">
                <text:p>110.932</text:p>
              </table:table-cell>
              <table:table-cell office:value-type="float" office:value="195608.114155382">
                <text:p>195608.114155382</text:p>
              </table:table-cell>
              <table:table-cell office:value-type="float" office:value="2315.885848">
                <text:p>2315.885848</text:p>
              </table:table-cell>
            </table:table-row>
            <table:table-row>
              <table:table-cell office:value-type="float" office:value="111.608">
                <text:p>111.608</text:p>
              </table:table-cell>
              <table:table-cell office:value-type="float" office:value="195971.335706796">
                <text:p>195971.335706796</text:p>
              </table:table-cell>
              <table:table-cell office:value-type="float" office:value="1952.664296">
                <text:p>1952.664296</text:p>
              </table:table-cell>
            </table:table-row>
            <table:table-row>
              <table:table-cell office:value-type="float" office:value="112.635">
                <text:p>112.635</text:p>
              </table:table-cell>
              <table:table-cell office:value-type="float" office:value="196433.883536351">
                <text:p>196433.883536351</text:p>
              </table:table-cell>
              <table:table-cell office:value-type="float" office:value="1490.116467">
                <text:p>1490.116467</text:p>
              </table:table-cell>
            </table:table-row>
            <table:table-row>
              <table:table-cell office:value-type="float" office:value="113.068">
                <text:p>113.068</text:p>
              </table:table-cell>
              <table:table-cell office:value-type="float" office:value="196598.332082898">
                <text:p>196598.332082898</text:p>
              </table:table-cell>
              <table:table-cell office:value-type="float" office:value="1325.66792">
                <text:p>1325.66792</text:p>
              </table:table-cell>
            </table:table-row>
            <table:table-row>
              <table:table-cell office:value-type="float" office:value="114.315">
                <text:p>114.315</text:p>
              </table:table-cell>
              <table:table-cell office:value-type="float" office:value="197012.618556829">
                <text:p>197012.618556829</text:p>
              </table:table-cell>
              <table:table-cell office:value-type="float" office:value="911.3814462">
                <text:p>911.3814462</text:p>
              </table:table-cell>
            </table:table-row>
            <table:table-row>
              <table:table-cell office:value-type="float" office:value="115.534">
                <text:p>115.534</text:p>
              </table:table-cell>
              <table:table-cell office:value-type="float" office:value="197350.263862008">
                <text:p>197350.263862008</text:p>
              </table:table-cell>
              <table:table-cell office:value-type="float" office:value="573.736141">
                <text:p>573.736141</text:p>
              </table:table-cell>
            </table:table-row>
            <table:table-row>
              <table:table-cell office:value-type="float" office:value="116.374">
                <text:p>116.374</text:p>
              </table:table-cell>
              <table:table-cell office:value-type="float" office:value="197541.77275011">
                <text:p>197541.77275011</text:p>
              </table:table-cell>
              <table:table-cell office:value-type="float" office:value="382.2272529">
                <text:p>382.2272529</text:p>
              </table:table-cell>
            </table:table-row>
            <table:table-row>
              <table:table-cell office:value-type="float" office:value="117.214">
                <text:p>117.214</text:p>
              </table:table-cell>
              <table:table-cell office:value-type="float" office:value="197692.122719586">
                <text:p>197692.122719586</text:p>
              </table:table-cell>
              <table:table-cell office:value-type="float" office:value="231.8772835">
                <text:p>231.8772835</text:p>
              </table:table-cell>
            </table:table-row>
            <table:table-row>
              <table:table-cell office:value-type="float" office:value="117.944">
                <text:p>117.944</text:p>
              </table:table-cell>
              <table:table-cell office:value-type="float" office:value="197779.66176601">
                <text:p>197779.66176601</text:p>
              </table:table-cell>
              <table:table-cell office:value-type="float" office:value="144.3382371">
                <text:p>144.3382371</text:p>
              </table:table-cell>
            </table:table-row>
            <table:table-row>
              <table:table-cell office:value-type="float" office:value="118.594">
                <text:p>118.594</text:p>
              </table:table-cell>
              <table:table-cell office:value-type="float" office:value="197824.513410623">
                <text:p>197824.513410623</text:p>
              </table:table-cell>
              <table:table-cell office:value-type="float" office:value="99.48659245">
                <text:p>99.48659245</text:p>
              </table:table-cell>
            </table:table-row>
            <table:table-row>
              <table:table-cell office:value-type="float" office:value="119.218">
                <text:p>119.218</text:p>
              </table:table-cell>
              <table:table-cell office:value-type="float" office:value="197851.077203474">
                <text:p>197851.077203474</text:p>
              </table:table-cell>
              <table:table-cell office:value-type="float" office:value="72.9227996">
                <text:p>72.9227996</text:p>
              </table:table-cell>
            </table:table-row>
            <table:table-row>
              <table:table-cell office:value-type="float" office:value="119.952">
                <text:p>119.952</text:p>
              </table:table-cell>
              <table:table-cell office:value-type="float" office:value="197878.431732333">
                <text:p>197878.431732333</text:p>
              </table:table-cell>
              <table:table-cell office:value-type="float" office:value="45.56827074">
                <text:p>45.56827074</text:p>
              </table:table-cell>
            </table:table-row>
            <table:table-row>
              <table:table-cell office:value-type="float" office:value="122.367">
                <text:p>122.367</text:p>
              </table:table-cell>
              <table:table-cell office:value-type="float" office:value="197924.000003067">
                <text:p>197924.000003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